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Basic/script-lc.xml" manifest:media-type="text/xml"/>
  <manifest:file-entry manifest:full-path="Basic/Standard/script-lb.xml" manifest:media-type="text/xml"/>
  <manifest:file-entry manifest:full-path="Basic/Standard/Macro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1.94pt"/>
    </style:style>
    <style:style style:name="co2" style:family="table-column">
      <style:table-column-properties fo:break-before="auto" style:column-width="44.19pt"/>
    </style:style>
    <style:style style:name="co3" style:family="table-column">
      <style:table-column-properties fo:break-before="auto" style:column-width="5.5pt"/>
    </style:style>
    <style:style style:name="co4" style:family="table-column">
      <style:table-column-properties fo:break-before="auto" style:column-width="45.21pt"/>
    </style:style>
    <style:style style:name="co5" style:family="table-column">
      <style:table-column-properties fo:break-before="auto" style:column-width="10.6pt"/>
    </style:style>
    <style:style style:name="co6" style:family="table-column">
      <style:table-column-properties fo:break-before="auto" style:column-width="13.75pt"/>
    </style:style>
    <style:style style:name="co7" style:family="table-column">
      <style:table-column-properties fo:break-before="auto" style:column-width="13.15pt"/>
    </style:style>
    <style:style style:name="co8" style:family="table-column">
      <style:table-column-properties fo:break-before="auto" style:column-width="13.66pt"/>
    </style:style>
    <style:style style:name="co9" style:family="table-column">
      <style:table-column-properties fo:break-before="auto" style:column-width="4.51pt"/>
    </style:style>
    <style:style style:name="co10" style:family="table-column">
      <style:table-column-properties fo:break-before="auto" style:column-width="13.49pt"/>
    </style:style>
    <style:style style:name="co11" style:family="table-column">
      <style:table-column-properties fo:break-before="auto" style:column-width="8.16pt"/>
    </style:style>
    <style:style style:name="co12" style:family="table-column">
      <style:table-column-properties fo:break-before="auto" style:column-width="8.79pt"/>
    </style:style>
    <style:style style:name="co13" style:family="table-column">
      <style:table-column-properties fo:break-before="auto" style:column-width="7.2pt"/>
    </style:style>
    <style:style style:name="co14" style:family="table-column">
      <style:table-column-properties fo:break-before="auto" style:column-width="8.25pt"/>
    </style:style>
    <style:style style:name="co15" style:family="table-column">
      <style:table-column-properties fo:break-before="auto" style:column-width="10.8pt"/>
    </style:style>
    <style:style style:name="co16" style:family="table-column">
      <style:table-column-properties fo:break-before="auto" style:column-width="10.09pt"/>
    </style:style>
    <style:style style:name="co17" style:family="table-column">
      <style:table-column-properties fo:break-before="auto" style:column-width="10.06pt"/>
    </style:style>
    <style:style style:name="co18" style:family="table-column">
      <style:table-column-properties fo:break-before="auto" style:column-width="7.71pt"/>
    </style:style>
    <style:style style:name="co19" style:family="table-column">
      <style:table-column-properties fo:break-before="auto" style:column-width="2.89pt"/>
    </style:style>
    <style:style style:name="co20" style:family="table-column">
      <style:table-column-properties fo:break-before="auto" style:column-width="25.46pt"/>
    </style:style>
    <style:style style:name="co21" style:family="table-column">
      <style:table-column-properties fo:break-before="auto" style:column-width="7.31pt"/>
    </style:style>
    <style:style style:name="co22" style:family="table-column">
      <style:table-column-properties fo:break-before="auto" style:column-width="28.66pt"/>
    </style:style>
    <style:style style:name="co23" style:family="table-column">
      <style:table-column-properties fo:break-before="auto" style:column-width="64.01pt"/>
    </style:style>
    <style:style style:name="ro1" style:family="table-row">
      <style:table-row-properties style:row-height="6.94pt" fo:break-before="auto" style:use-optimal-row-height="false"/>
    </style:style>
    <style:style style:name="ro2" style:family="table-row">
      <style:table-row-properties style:row-height="7.46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8pt" style:font-size-asian="8pt" style:font-size-complex="8pt"/>
    </style:style>
    <style:style style:name="ce2" style:family="table-cell" style:parent-style-name="Default">
      <style:table-cell-properties style:vertical-align="middle"/>
      <style:text-properties fo:font-size="7pt" style:font-size-asian="7pt" style:font-size-complex="7pt"/>
    </style:style>
    <style:style style:name="ce3" style:family="table-cell" style:parent-style-name="Default">
      <style:table-cell-properties fo:border-bottom="0.74pt solid #000000" fo:border-left="none" fo:border-right="none" fo:border-top="none" style:vertical-align="middle"/>
      <style:text-properties fo:font-size="7pt" style:font-size-asian="7pt" style:font-size-complex="7pt"/>
    </style:style>
    <style:style style:name="ce4" style:family="table-cell" style:parent-style-name="Default">
      <style:table-cell-properties fo:border-bottom="none" fo:border-left="none" fo:border-right="none" fo:border-top="0.74pt solid #000000"/>
    </style:style>
    <style:style style:name="ce5" style:family="table-cell" style:parent-style-name="Default">
      <style:text-properties style:text-underline-style="solid" style:text-underline-width="auto" style:text-underline-color="font-color"/>
    </style:style>
    <style:style style:name="ce6" style:family="table-cell" style:parent-style-name="Default">
      <style:table-cell-properties fo:wrap-option="wrap" style:rotation-angle="270" style:vertical-align="top"/>
      <style:text-properties fo:font-size="5pt" style:font-size-asian="5pt" style:font-size-complex="5pt"/>
    </style:style>
    <style:style style:name="ce7" style:family="table-cell" style:parent-style-name="Default">
      <style:table-cell-properties fo:border-bottom="none" fo:wrap-option="wrap" fo:border-left="0.74pt solid #000000" fo:border-right="none" style:rotation-angle="270" fo:border-top="none" style:vertical-align="top"/>
      <style:text-properties fo:font-size="5pt" style:font-size-asian="5pt" style:font-size-complex="5pt"/>
    </style:style>
    <style:style style:name="ce8" style:family="table-cell" style:parent-style-name="Default">
      <style:text-properties fo:font-size="6pt" style:font-size-asian="6pt" style:font-size-complex="6pt"/>
    </style:style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 style:rotation-angle="270" style:vertical-align="top"/>
      <style:text-properties fo:color="#ff0000" fo:font-size="5pt" fo:font-style="normal" fo:font-weight="normal" style:font-size-asian="5pt" style:font-style-asian="normal" style:font-weight-asian="normal" style:font-size-complex="5pt" style:font-style-complex="normal" style:font-weight-complex="normal"/>
    </style:style>
    <style:style style:name="ce11" style:family="table-cell" style:parent-style-name="Default">
      <style:table-cell-properties fo:wrap-option="wrap" style:rotation-angle="270" style:vertical-align="top"/>
      <style:text-properties style:font-name="Liberation Sans" fo:font-size="5pt" style:font-name-asian="Droid Sans Fallback" style:font-size-asian="5pt" style:font-name-complex="FreeSans" style:font-size-complex="5pt"/>
    </style:style>
    <style:style style:name="ce12" style:family="table-cell" style:parent-style-name="Default">
      <style:table-cell-properties style:rotation-angle="270" style:vertical-align="top"/>
      <style:text-properties fo:font-size="7pt" style:font-size-asian="7pt" style:font-size-complex="7pt"/>
    </style:style>
    <style:style style:name="ce13" style:family="table-cell" style:parent-style-name="Default">
      <style:table-cell-properties fo:wrap-option="wrap" style:rotation-angle="270" style:vertical-align="top"/>
      <style:text-properties fo:color="#3c3c3c" style:font-name="Liberation Sans" fo:font-size="6pt" fo:language="none" fo:country="none" style:font-name-asian="Ubuntu" style:font-size-asian="6pt" style:language-asian="none" style:country-asian="none" style:font-name-complex="Ubuntu" style:font-size-complex="6pt" style:language-complex="none" style:country-complex="none"/>
    </style:style>
    <style:style style:name="ce14" style:family="table-cell" style:parent-style-name="Default">
      <style:table-cell-properties fo:border="0.74pt solid #000000" style:rotation-angle="270" style:vertical-align="top"/>
      <style:text-properties fo:font-size="8pt" style:font-size-asian="8pt" style:font-size-complex="8pt"/>
    </style:style>
    <style:style style:name="ce15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16" style:family="table-cell" style:parent-style-name="Default">
      <style:table-cell-properties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17" style:family="table-cell" style:parent-style-name="Default">
      <style:table-cell-properties fo:border="0.74pt solid #000000" style:rotation-angle="270" style:vertical-align="top"/>
      <style:text-properties fo:font-size="6pt" style:font-size-asian="6pt" style:font-size-complex="6pt"/>
    </style:style>
    <style:style style:name="ce18" style:family="table-cell" style:parent-style-name="Default"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rotation-angle="270" style:rotation-align="none"/>
    </style:style>
    <style:style style:name="ce20" style:family="table-cell" style:parent-style-name="Default">
      <style:table-cell-properties fo:background-color="#66ffff" fo:border="0.74pt solid #000000" style:rotation-angle="270" style:vertical-align="top"/>
      <style:text-properties fo:font-size="8pt" style:font-size-asian="8pt" style:font-size-complex="8pt"/>
    </style:style>
    <style:style style:name="ce21" style:family="table-cell" style:parent-style-name="Default">
      <style:table-cell-properties fo:wrap-option="wrap" style:rotation-angle="270" style:vertical-align="top"/>
      <style:text-properties style:use-window-font-color="true" fo:font-size="5pt" style:font-size-asian="5pt" style:font-size-complex="5pt"/>
    </style:style>
    <style:style style:name="ce22" style:family="table-cell" style:parent-style-name="Default">
      <style:text-properties style:use-window-font-color="true"/>
    </style:style>
    <style:style style:name="ce23" style:family="table-cell" style:parent-style-name="Default">
      <style:table-cell-properties fo:background-color="#66ffff" fo:border="0.74pt solid #000000" style:rotation-angle="27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24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25" style:family="table-cell" style:parent-style-name="Default">
      <style:table-cell-properties fo:wrap-option="wrap" style:rotation-angle="270" style:vertical-align="top"/>
      <style:text-properties fo:color="#800000" fo:font-size="5pt" style:font-size-asian="5pt" style:font-size-complex="5pt"/>
    </style:style>
    <style:style style:name="ce26" style:family="table-cell" style:parent-style-name="Default">
      <style:table-cell-properties fo:background-color="#ffff99" fo:border="0.74pt solid #000000" style:rotation-angle="270" style:vertical-align="top"/>
      <style:text-properties fo:font-size="8pt" style:font-size-asian="8pt" style:font-size-complex="8pt"/>
    </style:style>
    <style:style style:name="ce27" style:family="table-cell" style:parent-style-name="Default">
      <style:table-cell-properties fo:border-bottom="none" fo:border-left="0.74pt solid #000000" fo:border-right="0.74pt solid #000000" style:rotation-angle="270" fo:border-top="0.74pt solid #000000" style:vertical-align="top"/>
      <style:text-properties fo:font-size="8pt" style:font-size-asian="8pt" style:font-size-complex="8pt"/>
    </style:style>
    <style:style style:name="ce28" style:family="table-cell" style:parent-style-name="Default">
      <style:table-cell-properties fo:wrap-option="wrap" fo:padding="0pt" style:rotation-angle="270" style:vertical-align="top"/>
      <style:text-properties fo:font-size="5pt" style:font-size-asian="5pt" style:font-size-complex="5pt"/>
    </style:style>
    <style:style style:name="ce29" style:family="table-cell" style:parent-style-name="Default">
      <style:table-cell-properties fo:padding="0pt"/>
    </style:style>
    <style:style style:name="ce30" style:family="table-cell" style:parent-style-name="Default">
      <style:table-cell-properties style:rotation-angle="270" style:vertical-align="top"/>
      <style:text-properties fo:font-size="5pt" style:font-size-asian="5pt" style:font-size-complex="5pt"/>
    </style:style>
    <style:style style:name="ce31" style:family="table-cell" style:parent-style-name="Default">
      <style:table-cell-properties fo:background-color="#ffffff" fo:border="0.74pt solid #000000" style:rotation-angle="270" style:vertical-align="top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74pt solid #000000" fo:background-color="#ffff99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33" style:family="table-cell" style:parent-style-name="Default">
      <style:table-cell-properties fo:border-bottom="0.74pt solid #000000" fo:background-color="#ffff99" fo:border-left="0.74pt solid #000000" fo:border-right="0.74pt solid #000000" style:rotation-angle="270" fo:border-top="none" style:vertical-align="top"/>
      <style:text-properties fo:font-size="4pt" style:font-size-asian="4pt" style:font-size-complex="4pt"/>
    </style:style>
    <style:style style:name="ce34" style:family="table-cell" style:parent-style-name="Default">
      <style:table-cell-properties fo:border-bottom="none" fo:border-left="0.74pt solid #808080" fo:border-right="0.74pt solid #808080" style:rotation-angle="270" fo:border-top="none" style:vertical-align="top"/>
      <style:text-properties fo:color="#808080" fo:font-size="8pt" style:font-size-asian="8pt" style:font-size-complex="8pt"/>
    </style:style>
    <style:style style:name="ce35" style:family="table-cell" style:parent-style-name="Default">
      <style:table-cell-properties fo:border-bottom="none" fo:border-left="0.74pt solid #000000" fo:border-right="none" style:rotation-angle="270" fo:border-top="none" style:vertical-align="top"/>
      <style:text-properties fo:font-size="8pt" style:font-size-asian="8pt" style:font-size-complex="8pt"/>
    </style:style>
    <style:style style:name="ce36" style:family="table-cell" style:parent-style-name="Default">
      <style:table-cell-properties fo:border="0.74pt solid #000000" style:rotation-angle="270" style:vertical-align="top"/>
      <style:text-properties fo:font-size="5pt" style:font-size-asian="5pt" style:font-size-complex="5pt"/>
    </style:style>
    <style:style style:name="ce37" style:family="table-cell" style:parent-style-name="Default">
      <style:table-cell-properties fo:border-bottom="0.74pt solid #000000" fo:border-left="0.74pt solid #000000" fo:border-right="0.74pt solid #000000" style:rotation-angle="270" fo:border-top="none" style:vertical-align="top"/>
      <style:text-properties fo:font-size="8pt" fo:font-weight="normal" style:font-size-asian="8pt" style:font-weight-asian="normal" style:font-size-complex="8pt" style:font-weight-complex="normal"/>
    </style:style>
    <style:style style:name="ce38" style:family="table-cell" style:parent-style-name="Default">
      <style:table-cell-properties fo:background-color="#ffff99" fo:border="0.74pt solid #000000" style:rotation-angle="270" style:vertical-align="top"/>
      <style:text-properties fo:font-size="6pt" style:font-size-asian="6pt" style:font-size-complex="6pt"/>
    </style:style>
    <style:style style:name="ce39" style:family="table-cell" style:parent-style-name="Default">
      <style:table-cell-properties fo:border-bottom="none" fo:border-left="0.74pt solid #000000" fo:border-right="0.74pt solid #000000" style:rotation-angle="270" fo:border-top="none" style:vertical-align="top"/>
      <style:text-properties fo:font-size="8pt" style:font-size-asian="8pt" style:font-size-complex="8pt"/>
    </style:style>
    <style:style style:name="ce40" style:family="table-cell" style:parent-style-name="Default">
      <style:table-cell-properties fo:border-bottom="none" fo:border-left="0.74pt solid #000000" fo:border-right="0.74pt solid #000000" fo:border-top="none"/>
    </style:style>
    <style:style style:name="ce41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2" style:family="table-cell" style:parent-style-name="Default">
      <style:table-cell-properties fo:background-color="#0000cc" fo:border="0.74pt solid #000000" style:rotation-angle="270" style:vertical-align="top"/>
      <style:text-properties fo:font-size="8pt" style:font-size-asian="8pt" style:font-size-complex="8pt"/>
    </style:style>
    <style:style style:name="ce43" style:family="table-cell" style:parent-style-name="Default">
      <style:table-cell-properties fo:background-color="#ffff99" fo:border="0.74pt solid #000000" style:rotation-angle="270" style:vertical-align="top"/>
      <style:text-properties style:use-window-font-color="true" fo:font-size="4pt" style:font-size-asian="4pt" style:font-size-complex="4pt"/>
    </style:style>
    <style:style style:name="ce44" style:family="table-cell" style:parent-style-name="Default">
      <style:table-cell-properties fo:background-color="#ffff99" fo:border="0.74pt solid #000000" style:rotation-angle="270" style:vertical-align="top"/>
      <style:text-properties style:use-window-font-color="true" fo:font-size="6pt" style:font-size-asian="6pt" style:font-size-complex="6pt"/>
    </style:style>
    <style:style style:name="ce45" style:family="table-cell" style:parent-style-name="Default">
      <style:table-cell-properties fo:border="none"/>
    </style:style>
    <style:style style:name="ce46" style:family="table-cell" style:parent-style-name="Default">
      <style:table-cell-properties fo:border-bottom="0.74pt solid #000000" fo:border-left="none" fo:border-right="none" fo:border-top="none"/>
    </style:style>
    <style:style style:name="ce47" style:family="table-cell" style:parent-style-name="Default">
      <style:table-cell-properties fo:border-bottom="0.74pt solid #999999" fo:border-left="none" fo:border-right="none" fo:border-top="none"/>
    </style:style>
    <style:style style:name="ce48" style:family="table-cell" style:parent-style-name="Default">
      <style:table-cell-properties fo:border-bottom="none" fo:border-left="none" fo:border-right="none" fo:border-top="0.74pt solid #999999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start"/>
      <style:text-properties fo:font-size="8pt" style:font-size-asian="8pt" style:font-size-complex="8pt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start"/>
      <style:text-properties fo:color="#808080" fo:font-size="8pt" style:font-size-asian="8pt" style:font-size-complex="8pt"/>
    </style:style>
    <style:style style:name="ce51" style:family="table-cell" style:parent-style-name="Default" style:data-style-name="N100">
      <style:table-cell-properties style:text-align-source="fix" style:repeat-content="false" style:vertical-align="middle"/>
      <style:paragraph-properties fo:text-align="start"/>
      <style:text-properties fo:color="#808080" fo:font-size="8pt" style:font-size-asian="8pt" style:font-size-complex="8pt"/>
    </style:style>
    <style:style style:name="ce52" style:family="table-cell" style:parent-style-name="Default">
      <style:table-cell-properties fo:background-color="transparent"/>
      <style:text-properties fo:color="#ff0000" fo:font-size="6pt" style:font-size-asian="6pt" style:font-size-complex="6pt"/>
    </style:style>
    <style:style style:name="ce53" style:family="table-cell" style:parent-style-name="Default">
      <style:text-properties fo:color="#800000" fo:font-size="6pt" style:font-size-asian="6pt" style:font-size-complex="6pt"/>
    </style:style>
    <style:style style:name="ce54" style:family="table-cell" style:parent-style-name="Default">
      <style:table-cell-properties style:text-align-source="fix" style:repeat-content="false"/>
      <style:paragraph-properties fo:text-align="justify" fo:margin-left="0pt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6.75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7.63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7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7pt" style:language-asian="zh" style:country-asian="CN" style:font-style-asian="normal" style:font-weight-asian="normal" style:font-name-complex="FreeSans" style:font-size-complex="7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6pt" style:language-asian="zh" style:country-asian="CN" style:font-style-asian="normal" style:font-weight-asian="normal" style:font-name-complex="FreeSans" style:font-size-complex="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5pt" style:font-size-asian="5pt" style:font-size-complex="5pt"/>
    </style:style>
    <style:style style:name="T5" style:family="text">
      <style:text-properties style:text-position="sup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4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5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6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7" table:default-cell-style-name="Default"/>
        <table:table-column table:style-name="co10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Adam-Flut</text:p>
          </table:table-cell>
          <table:table-cell table:number-columns-repeated="42"/>
          <table:table-cell table:style-name="ce49" office:value-type="float" office:value="-4243" calcext:value-type="float" table:number-columns-spanned="1" table:number-rows-spanned="2">
            <text:p>-4243</text:p>
          </table:table-cell>
          <table:table-cell/>
        </table:table-row>
        <table:table-row table:style-name="ro2">
          <table:covered-table-cell/>
          <table:table-cell table:number-columns-repeated="38"/>
          <table:table-cell table:style-name="ce46"/>
          <table:table-cell table:style-name="ce45"/>
          <table:table-cell table:style-name="ce49" office:value-type="float" office:value="0" calcext:value-type="float" table:number-columns-spanned="1" table:number-rows-spanned="2">
            <text:p>0</text:p>
          </table:table-cell>
          <table:table-cell table:style-name="ce49"/>
          <table:covered-table-cell/>
          <table:table-cell/>
        </table:table-row>
        <table:table-row-group>
          <table:table-row table:style-name="ro2">
            <table:table-cell table:number-columns-repeated="37"/>
            <table:table-cell table:style-name="ce14" office:value-type="string" calcext:value-type="string" table:number-columns-spanned="1" table:number-rows-spanned="28">
              <text:p>Adam (1. G)</text:p>
            </table:table-cell>
            <table:table-cell table:style-name="ce45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37"/>
            <table:covered-table-cell table:style-name="ce40"/>
            <table:table-cell table:style-name="ce45"/>
            <table:table-cell table:number-columns-repeated="6"/>
          </table:table-row>
          <table:table-row table:style-name="ro2">
            <table:table-cell table:number-columns-repeated="37"/>
            <table:covered-table-cell table:style-name="ce40"/>
            <table:table-cell table:style-name="ce45"/>
            <table:table-cell table:style-name="ce46"/>
            <table:table-cell table:style-name="ce45"/>
            <table:table-cell table:style-name="ce49" office:value-type="float" office:value="130" calcext:value-type="float" table:number-columns-spanned="1" table:number-rows-spanned="2">
              <text:p>130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37"/>
            <table:covered-table-cell table:style-name="ce40"/>
            <table:table-cell table:style-name="ce45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34"/>
            <table:table-cell table:style-name="ce14" office:value-type="string" calcext:value-type="string" table:number-columns-spanned="1" table:number-rows-spanned="30">
              <text:p>Seth (2. G)</text:p>
            </table:table-cell>
            <table:table-cell table:number-columns-repeated="2"/>
            <table:covered-table-cell table:style-name="ce40"/>
            <table:table-cell table:style-name="ce45"/>
            <table:table-cell/>
            <table:table-cell table:style-name="ce45"/>
            <table:table-cell table:number-columns-repeated="4"/>
          </table:table-row>
          <table:table-row table:style-name="ro2">
            <table:table-cell table:number-columns-repeated="34"/>
            <table:covered-table-cell/>
            <table:table-cell table:number-columns-repeated="2"/>
            <table:covered-table-cell table:style-name="ce40"/>
            <table:table-cell table:style-name="ce45"/>
            <table:table-cell table:style-name="ce46"/>
            <table:table-cell table:style-name="ce45"/>
            <table:table-cell table:style-name="ce49" office:value-type="float" office:value="235" calcext:value-type="float" table:number-columns-spanned="1" table:number-rows-spanned="2">
              <text:p>235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34"/>
            <table:covered-table-cell/>
            <table:table-cell table:number-columns-repeated="2"/>
            <table:covered-table-cell table:style-name="ce40"/>
            <table:table-cell table:style-name="ce45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7"/>
            <table:table-cell table:style-name="ce7" office:value-type="string" calcext:value-type="string" table:number-columns-spanned="1" table:number-rows-spanned="36">
              <text:p>Von Geburt Enosch bis zum Tod seines Sohnes Kenan: 1000 Jahre</text:p>
            </table:table-cell>
            <table:table-cell table:number-columns-repeated="23"/>
            <table:table-cell table:style-name="ce14" office:value-type="string" calcext:value-type="string" table:number-columns-spanned="1" table:number-rows-spanned="33">
              <text:p>Enosch (3. G)</text:p>
            </table:table-cell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5"/>
            <table:table-cell/>
            <table:table-cell table:style-name="ce45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23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5"/>
            <table:table-cell table:style-name="ce46"/>
            <table:table-cell table:style-name="ce45"/>
            <table:table-cell table:style-name="ce49" office:value-type="float" office:value="325" calcext:value-type="float" table:number-columns-spanned="1" table:number-rows-spanned="2">
              <text:p>325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23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5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20"/>
            <table:table-cell table:style-name="ce16" office:value-type="string" calcext:value-type="string" table:number-columns-spanned="1" table:number-rows-spanned="33">
              <text:p>Kenan (4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5"/>
            <table:table-cell/>
            <table:table-cell table:style-name="ce45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20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5"/>
            <table:table-cell table:style-name="ce46"/>
            <table:table-cell table:style-name="ce45"/>
            <table:table-cell table:style-name="ce49" office:value-type="float" office:value="395" calcext:value-type="float" table:number-columns-spanned="1" table:number-rows-spanned="2">
              <text:p>395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20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5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7"/>
            <table:table-cell table:style-name="ce16" office:value-type="string" calcext:value-type="string" table:number-columns-spanned="1" table:number-rows-spanned="33">
              <text:p>Mahalel (5. G)</text:p>
            </table:table-cell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5"/>
            <table:table-cell/>
            <table:table-cell table:style-name="ce45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7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5"/>
            <table:table-cell table:style-name="ce46"/>
            <table:table-cell table:style-name="ce45"/>
            <table:table-cell table:style-name="ce49" office:value-type="float" office:value="460" calcext:value-type="float" table:number-columns-spanned="1" table:number-rows-spanned="2">
              <text:p>460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17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5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4"/>
            <table:table-cell table:style-name="ce14" office:value-type="string" calcext:value-type="string" table:number-columns-spanned="1" table:number-rows-spanned="33">
              <text:p>Jered (6. G)</text:p>
            </table:table-cell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5"/>
            <table:table-cell/>
            <table:table-cell table:style-name="ce45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5"/>
            <table:table-cell table:style-name="ce46"/>
            <table:table-cell table:style-name="ce45"/>
            <table:table-cell table:style-name="ce49" office:value-type="float" office:value="622" calcext:value-type="float" table:number-columns-spanned="1" table:number-rows-spanned="2">
              <text:p>622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1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5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11"/>
            <table:table-cell table:style-name="ce16" office:value-type="string" calcext:value-type="string" table:number-columns-spanned="1" table:number-rows-spanned="12">
              <text:p>Henoch (7. G)</text:p>
            </table:table-cell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5"/>
            <table:table-cell/>
            <table:table-cell table:style-name="ce45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11"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5"/>
            <table:table-cell table:style-name="ce46"/>
            <table:table-cell table:style-name="ce45"/>
            <table:table-cell table:style-name="ce49" office:value-type="float" office:value="687" calcext:value-type="float" table:number-columns-spanned="1" table:number-rows-spanned="2">
              <text:p>687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11"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5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9"/>
            <table:table-cell table:style-name="ce16" office:value-type="string" calcext:value-type="string" table:number-columns-spanned="1" table:number-rows-spanned="43">
              <text:p>Methusala (8. G)</text:p>
            </table:table-cell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5"/>
            <table:table-cell/>
            <table:table-cell table:style-name="ce45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7"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5"/>
            <table:table-cell table:style-name="ce46"/>
            <table:table-cell table:style-name="ce45"/>
            <table:table-cell table:style-name="ce49" office:value-type="float" office:value="874" calcext:value-type="float" table:number-columns-spanned="1" table:number-rows-spanned="2">
              <text:p>874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7"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5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6"/>
            <table:table-cell table:style-name="ce14" office:value-type="string" calcext:value-type="string" table:number-columns-spanned="1" table:number-rows-spanned="37">
              <text:p>Lamech (9. G)</text:p>
            </table:table-cell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5"/>
            <table:table-cell table:number-columns-repeated="6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0"/>
            <table:table-cell table:style-name="ce45"/>
            <table:table-cell table:style-name="ce46"/>
            <table:table-cell table:style-name="ce45"/>
            <table:table-cell table:style-name="ce49" office:value-type="float" office:value="930" calcext:value-type="float" table:number-columns-spanned="1" table:number-rows-spanned="2">
              <text:p>930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 table:style-name="ce41"/>
            <table:table-cell table:style-name="ce45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6"/>
            <table:table-cell table:style-name="ce45"/>
            <table:table-cell table:style-name="ce49" office:value-type="float" office:value="987" calcext:value-type="float" table:number-columns-spanned="1" table:number-rows-spanned="2">
              <text:p>987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/>
            <table:covered-table-cell table:style-name="ce9"/>
            <table:table-cell table:number-columns-repeated="2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6"/>
            <table:table-cell table:style-name="ce45"/>
            <table:table-cell table:style-name="ce49" office:value-type="float" office:value="1042" calcext:value-type="float" table:number-columns-spanned="1" table:number-rows-spanned="2">
              <text:p>1042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10"/>
            <table:table-cell table:style-name="ce46"/>
            <table:table-cell table:style-name="ce49" office:value-type="float" office:value="-3178" calcext:value-type="float" table:number-columns-spanned="1" table:number-rows-spanned="2">
              <text:p>-3178</text:p>
            </table:table-cell>
            <table:table-cell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7"/>
            <table:table-cell table:style-name="ce46"/>
            <table:table-cell table:style-name="ce45"/>
            <table:table-cell table:style-name="ce49" office:value-type="float" office:value="1056" calcext:value-type="float" table:number-columns-spanned="1" table:number-rows-spanned="2">
              <text:p>1056</text:p>
            </table:table-cell>
            <table:table-cell table:style-name="ce49"/>
            <table:covered-table-cell/>
            <table:table-cell/>
          </table:table-row>
          <table:table-row table:style-name="ro2">
            <table:table-cell table:number-columns-repeated="7"/>
            <table:covered-table-cell/>
            <table:table-cell table:number-columns-repeated="6"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7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table-cell table:style-name="ce14" office:value-type="string" calcext:value-type="string" table:number-columns-spanned="1" table:number-rows-spanned="67">
              <text:p>Noah (10. G)</text:p>
            </table:table-cell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1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7"/>
            <table:table-cell table:style-name="ce46"/>
            <table:table-cell table:style-name="ce45"/>
            <table:table-cell table:style-name="ce49" office:value-type="float" office:value="1140" calcext:value-type="float" table:number-columns-spanned="1" table:number-rows-spanned="2">
              <text:p>1140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2"/>
            <table:covered-table-cell/>
            <table:table-cell table:number-columns-repeated="7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16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10"/>
            <table:table-cell table:style-name="ce46"/>
            <table:table-cell table:style-name="ce45"/>
            <table:table-cell table:style-name="ce49" office:value-type="float" office:value="1235" calcext:value-type="float" table:number-columns-spanned="1" table:number-rows-spanned="2">
              <text:p>1235</text:p>
            </table:table-cell>
            <table:table-cell table:style-name="ce49"/>
            <table:table-cell table:number-columns-repeated="2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5:14</text:p>
            </table:table-cell>
            <table:table-cell table:style-name="ce3"/>
            <table:table-cell table:number-columns-repeated="4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2"/>
            <table:covered-table-cell table:style-name="ce9"/>
            <table:table-cell table:number-columns-repeated="10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table-cell table:number-columns-repeated="9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19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13"/>
            <table:table-cell table:style-name="ce46"/>
            <table:table-cell table:style-name="ce45"/>
            <table:table-cell table:style-name="ce49" office:value-type="float" office:value="1290" calcext:value-type="float" table:number-columns-spanned="1" table:number-rows-spanned="2">
              <text:p>1290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"/>
            <table:covered-table-cell table:style-name="ce18"/>
            <table:table-cell table:number-columns-repeated="13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2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16"/>
            <table:table-cell table:style-name="ce46"/>
            <table:table-cell table:style-name="ce45"/>
            <table:table-cell table:style-name="ce49" office:value-type="float" office:value="1422" calcext:value-type="float" table:number-columns-spanned="1" table:number-rows-spanned="2">
              <text:p>1422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4"/>
            <table:covered-table-cell/>
            <table:table-cell table:number-columns-repeated="16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7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6:30</text:p>
            </table:table-cell>
            <table:table-cell table:style-name="ce3"/>
            <table:table-cell table:number-columns-repeated="9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1"/>
            <table:table-cell table:style-name="ce46"/>
            <table:table-cell table:style-name="ce45"/>
            <table:table-cell table:style-name="ce49" office:value-type="float" office:value="1536" calcext:value-type="float" table:number-columns-spanned="1" table:number-rows-spanned="2">
              <text:p>1536</text:p>
            </table:table-cell>
            <table:table-cell table:style-name="ce49"/>
            <table:table-cell table:number-columns-repeated="2"/>
          </table:table-row>
          <table:table-row table:style-name="ro2">
            <table:table-cell/>
            <table:covered-table-cell/>
            <table:table-cell table:style-name="ce4"/>
            <table:table-cell table:number-columns-repeated="4"/>
            <table:table-cell table:style-name="ce7" office:value-type="string" calcext:value-type="string" table:number-columns-spanned="1" table:number-rows-spanned="13">
              <text:p>Gptt gibt 120 Jahre bis zur Flut</text:p>
            </table:table-cell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2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2"/>
            <table:table-cell table:style-name="ce45"/>
            <table:table-cell table:number-columns-repeated="4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7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1"/>
            <table:table-cell table:style-name="ce46"/>
            <table:table-cell table:style-name="ce45"/>
            <table:table-cell table:style-name="ce49" office:value-type="float" office:value="1556" calcext:value-type="float" table:number-columns-spanned="1" table:number-rows-spanned="2">
              <text:p>1556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1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7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1"/>
            <table:table-cell table:style-name="ce46"/>
            <table:table-cell table:style-name="ce45"/>
            <table:table-cell table:style-name="ce49" office:value-type="float" office:value="1558" calcext:value-type="float" table:number-columns-spanned="1" table:number-rows-spanned="2">
              <text:p>1558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21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16"/>
            <table:table-cell table:style-name="ce14" office:value-type="string" calcext:value-type="string" table:number-columns-spanned="1" table:number-rows-spanned="106">
              <text:p>Sem (11. G)</text:p>
            </table:table-cell>
            <table:table-cell table:number-columns-repeated="10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16"/>
            <table:covered-table-cell/>
            <table:table-cell table:number-columns-repeated="4"/>
            <table:table-cell table:style-name="ce46"/>
            <table:table-cell table:style-name="ce45"/>
            <table:table-cell table:style-name="ce49" office:value-type="float" office:value="1651" calcext:value-type="float" table:number-columns-spanned="1" table:number-rows-spanned="2">
              <text:p>1651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/>
            <table:covered-table-cell/>
            <table:table-cell table:style-name="ce18" table:number-columns-repeated="2"/>
            <table:covered-table-cell/>
            <table:table-cell table:number-columns-repeated="16"/>
            <table:covered-table-cell/>
            <table:table-cell table:number-columns-repeated="4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 table:number-columns-repeated="2"/>
            <table:table-cell table:style-name="ce18" table:number-columns-repeated="2"/>
            <table:covered-table-cell/>
            <table:table-cell table:number-columns-repeated="16"/>
            <table:covered-table-cell/>
            <table:table-cell table:number-columns-repeated="7"/>
            <table:table-cell table:style-name="ce46"/>
            <table:table-cell table:style-name="ce49" office:value-type="float" office:value="-2578" calcext:value-type="float" table:number-columns-spanned="1" table:number-rows-spanned="2">
              <text:p>-2578</text:p>
            </table:table-cell>
            <table:table-cell table:style-name="ce8" office:value-type="string" calcext:value-type="string">
              <text:p>Gemäss Darren Thompson (4<text:span text:style-name="T5">th</text:span> Day) -2311</text:p>
            </table:table-cell>
          </table:table-row>
          <table:table-row table:style-name="ro2">
            <table:table-cell table:number-columns-repeated="7"/>
            <table:covered-table-cell/>
            <table:table-cell table:number-columns-repeated="4"/>
            <table:covered-table-cell/>
            <table:table-cell table:number-columns-repeated="2"/>
            <table:table-cell table:style-name="ce18" table:number-columns-repeated="2"/>
            <table:covered-table-cell/>
            <table:table-cell table:number-columns-repeated="16"/>
            <table:covered-table-cell/>
            <table:table-cell table:number-columns-repeated="4"/>
            <table:table-cell table:style-name="ce46"/>
            <table:table-cell table:style-name="ce45"/>
            <table:table-cell table:style-name="ce49" office:value-type="float" office:value="1656" calcext:value-type="float" table:number-columns-spanned="1" table:number-rows-spanned="2">
              <text:p>1656</text:p>
            </table:table-cell>
            <table:table-cell table:style-name="ce49"/>
            <table:covered-table-cell/>
            <table:table-cell/>
          </table:table-row>
          <table:table-row table:style-name="ro2">
            <table:table-cell table:number-columns-repeated="12"/>
            <table:covered-table-cell/>
            <table:table-cell table:number-columns-repeated="2"/>
            <table:table-cell table:style-name="ce18" table:number-columns-repeated="2"/>
            <table:covered-table-cell/>
            <table:table-cell table:number-columns-repeated="16"/>
            <table:covered-table-cell/>
            <table:table-cell table:number-columns-repeated="4"/>
            <table:table-cell table:style-name="ce4"/>
            <table:table-cell table:style-name="ce45"/>
            <table:covered-table-cell/>
            <table:table-cell table:number-columns-repeated="3"/>
          </table:table-row>
        </table:table-row-group>
        <table:table-row table:style-name="ro2">
          <table:table-cell table:style-name="ce1" office:value-type="string" calcext:value-type="string" table:number-columns-spanned="1" table:number-rows-spanned="2">
            <text:p>Noah-Abraham</text:p>
          </table:table-cell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table-cell table:style-name="ce42" office:value-type="string" calcext:value-type="string" table:number-columns-spanned="1" table:number-rows-spanned="3">
            <text:p>Flut</text:p>
          </table:table-cell>
          <table:table-cell table:number-columns-repeated="7"/>
        </table:table-row>
        <table:table-row table:style-name="ro2">
          <table:covered-table-cell/>
          <table:table-cell table:number-columns-repeated="11"/>
          <table:covered-table-cell/>
          <table:table-cell table:number-columns-repeated="21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1657" calcext:value-type="float" table:number-columns-spanned="1" table:number-rows-spanned="2">
            <text:p>1657</text:p>
          </table:table-cell>
          <table:table-cell table:number-columns-repeated="3"/>
        </table:table-row>
        <table:table-row-group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10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4"/>
            <table:table-cell table:style-name="ce46"/>
            <table:table-cell table:style-name="ce45"/>
            <table:table-cell table:style-name="ce49" office:value-type="float" office:value="1658" calcext:value-type="float" table:number-columns-spanned="1" table:number-rows-spanned="2">
              <text:p>1658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4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2"/>
            <table:table-cell table:style-name="ce14" office:value-type="string" calcext:value-type="string" table:number-columns-spanned="1" table:number-rows-spanned="66">
              <text:p>Arpaksad (12. G)</text:p>
            </table:table-cell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1693" calcext:value-type="float" table:number-columns-spanned="1" table:number-rows-spanned="2">
              <text:p>1693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2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18"/>
            <table:table-cell table:style-name="ce14" office:value-type="string" calcext:value-type="string" table:number-columns-spanned="1" table:number-rows-spanned="80">
              <text:p>Schelach (13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1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1723" calcext:value-type="float" table:number-columns-spanned="1" table:number-rows-spanned="2">
              <text:p>1723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1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15"/>
            <table:table-cell table:style-name="ce14" office:value-type="string" calcext:value-type="string" table:number-columns-spanned="1" table:number-rows-spanned="101">
              <text:p>Heber (14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1757" calcext:value-type="float" table:number-columns-spanned="1" table:number-rows-spanned="2">
              <text:p>1757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12"/>
            <table:table-cell table:style-name="ce14" office:value-type="string" calcext:value-type="string" table:number-columns-spanned="1" table:number-rows-spanned="18">
              <text:p>Peleg (15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1787" calcext:value-type="float" table:number-columns-spanned="1" table:number-rows-spanned="2">
              <text:p>1787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9"/>
            <table:table-cell table:style-name="ce14" office:value-type="string" calcext:value-type="string" table:number-columns-spanned="1" table:number-rows-spanned="31">
              <text:p>Reghu (16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1819" calcext:value-type="float" table:number-columns-spanned="1" table:number-rows-spanned="2">
              <text:p>1819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6"/>
            <table:table-cell table:style-name="ce14" office:value-type="string" calcext:value-type="string" table:number-columns-spanned="1" table:number-rows-spanned="32">
              <text:p>Serug (17. G)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1849" calcext:value-type="float" table:number-columns-spanned="1" table:number-rows-spanned="2">
              <text:p>1849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4"/>
            <table:table-cell table:style-name="ce14" office:value-type="string" calcext:value-type="string" table:number-columns-spanned="1" table:number-rows-spanned="12">
              <text:p>Nahor (18. G)</text:p>
            </table:table-cell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6"/>
            <table:table-cell table:style-name="ce49" office:value-type="float" office:value="-2356" calcext:value-type="float" table:number-columns-spanned="1" table:number-rows-spanned="2">
              <text:p>-2356</text:p>
            </table:table-cell>
            <table:table-cell/>
          </table:table-row>
          <table:table-row table:style-name="ro2">
            <table:table-cell table:number-columns-repeated="12"/>
            <table:covered-table-cell/>
            <table:table-cell table:number-columns-repeated="4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1878" calcext:value-type="float" table:number-columns-spanned="1" table:number-rows-spanned="2">
              <text:p>1878</text:p>
            </table:table-cell>
            <table:table-cell table:style-name="ce49"/>
            <table:covered-table-cell/>
            <table:table-cell/>
          </table:table-row>
          <table:table-row table:style-name="ro2">
            <table:table-cell table:number-columns-repeated="12"/>
            <table:covered-table-cell/>
            <table:table-cell table:number-columns-repeated="4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/>
            <table:table-cell table:style-name="ce14" office:value-type="string" calcext:value-type="string" table:number-columns-spanned="1" table:number-rows-spanned="27">
              <text:p>Tarah (19. G)</text:p>
            </table:table-cell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1948" calcext:value-type="float" table:number-columns-spanned="1" table:number-rows-spanned="2">
              <text:p>1948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1996" calcext:value-type="float" table:number-columns-spanned="1" table:number-rows-spanned="2">
              <text:p>1996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1997" calcext:value-type="float" table:number-columns-spanned="1" table:number-rows-spanned="2">
              <text:p>1997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2"/>
            <table:covered-table-cell/>
            <table:table-cell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2006" calcext:value-type="float" table:number-columns-spanned="1" table:number-rows-spanned="2">
              <text:p>2006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4"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6"/>
            <table:table-cell table:style-name="ce49" office:value-type="float" office:value="-2226" calcext:value-type="float" table:number-columns-spanned="1" table:number-rows-spanned="2">
              <text:p>-2226</text:p>
            </table:table-cell>
            <table:table-cell table:style-name="ce8" office:value-type="string" calcext:value-type="string">
              <text:p>Gemäss Darren Thompson (4<text:span text:style-name="T5">th</text:span> Day) -2019</text:p>
            </table:table-cell>
          </table:table-row>
          <table:table-row table:style-name="ro2">
            <table:table-cell table:number-columns-repeated="14"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2008" calcext:value-type="float" table:number-columns-spanned="1" table:number-rows-spanned="2">
              <text:p>2008</text:p>
            </table:table-cell>
            <table:table-cell table:style-name="ce49"/>
            <table:covered-table-cell/>
            <table:table-cell/>
          </table:table-row>
          <table:table-row table:style-name="ro2">
            <table:table-cell table:number-columns-repeated="14"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</table:table-row-group>
        <table:table-row table:style-name="ro2">
          <table:table-cell table:style-name="ce1" office:value-type="string" calcext:value-type="string" table:number-columns-spanned="1" table:number-rows-spanned="2">
            <text:p>Abraham-Mose</text:p>
          </table:table-cell>
          <table:table-cell table:number-columns-repeated="11"/>
          <table:table-cell table:style-name="ce14" office:value-type="string" calcext:value-type="string" table:number-columns-spanned="1" table:number-rows-spanned="68">
            <text:p>Abraham (20. G)</text:p>
          </table:table-cell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covered-table-cell/>
          <table:table-cell table:number-columns-repeated="11"/>
          <table:covered-table-cell/>
          <table:table-cell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2018" calcext:value-type="float" table:number-columns-spanned="1" table:number-rows-spanned="2">
            <text:p>2018</text:p>
          </table:table-cell>
          <table:table-cell table:style-name="ce49"/>
          <table:table-cell table:number-columns-repeated="2"/>
        </table:table-row>
        <table:table-row-group>
          <table:table-row table:style-name="ro2">
            <table:table-cell table:number-columns-repeated="12"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0"/>
            <table:table-cell table:style-name="ce14" office:value-type="string" calcext:value-type="string" table:number-columns-spanned="1" table:number-rows-spanned="47">
              <text:p>Sarah</text:p>
            </table:table-cell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5"/>
            <table:table-cell table:number-columns-repeated="4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2026" calcext:value-type="float" table:number-columns-spanned="1" table:number-rows-spanned="2">
              <text:p>2026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2049" calcext:value-type="float" table:number-columns-spanned="1" table:number-rows-spanned="2">
              <text:p>2049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4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2083" calcext:value-type="float" table:number-columns-spanned="1" table:number-rows-spanned="2">
              <text:p>2083</text:p>
            </table:table-cell>
            <table:table-cell table:style-name="ce49"/>
            <table:table-cell table:number-columns-repeated="2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12:4</text:p>
            </table:table-cell>
            <table:table-cell table:style-name="ce3"/>
            <table:table-cell table:style-name="ce2" office:value-type="string" calcext:value-type="string" table:number-columns-spanned="1" table:number-rows-spanned="2">
              <text:p>Apg 7:4</text:p>
            </table:table-cell>
            <table:table-cell table:style-name="ce3" table:number-columns-repeated="3"/>
            <table:table-cell table:number-columns-repeated="3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covered-table-cell/>
            <table:table-cell table:style-name="ce4" table:number-columns-repeated="3"/>
            <table:table-cell table:style-name="ce6" office:value-type="string" calcext:value-type="string" table:number-columns-spanned="2" table:number-rows-spanned="5">
              <text:p>Abrahm zieht aus Haran</text:p>
            </table:table-cell>
            <table:covered-table-cell/>
            <table:table-cell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5"/>
            <table:table-cell table:number-columns-repeated="4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2088" calcext:value-type="float" table:number-columns-spanned="1" table:number-rows-spanned="2">
              <text:p>2088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2092" calcext:value-type="float" table:number-columns-spanned="1" table:number-rows-spanned="2">
              <text:p>2092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2093" calcext:value-type="float" table:number-columns-spanned="1" table:number-rows-spanned="2">
              <text:p>2093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2094" calcext:value-type="float" table:number-columns-spanned="1" table:number-rows-spanned="2">
              <text:p>2094</text:p>
            </table:table-cell>
            <table:table-cell table:style-name="ce49"/>
            <table:table-cell table:number-columns-repeated="2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16:16</text:p>
            </table:table-cell>
            <table:table-cell table:style-name="ce3"/>
            <table:table-cell table:number-columns-repeated="7"/>
            <table:covered-table-cell/>
            <table:table-cell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table-cell table:number-columns-repeated="7"/>
            <table:covered-table-cell/>
            <table:table-cell/>
            <table:covered-table-cell/>
            <table:table-cell table:number-columns-repeated="12"/>
            <table:table-cell table:style-name="ce14" office:value-type="string" calcext:value-type="string" table:number-columns-spanned="1" table:number-rows-spanned="52">
              <text:p>Ismael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2096" calcext:value-type="float" table:number-columns-spanned="1" table:number-rows-spanned="2">
              <text:p>2096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6"/>
            <table:table-cell table:style-name="ce45"/>
            <table:table-cell table:style-name="ce49" office:value-type="float" office:value="2107" calcext:value-type="float" table:number-columns-spanned="1" table:number-rows-spanned="2">
              <text:p>2107</text:p>
            </table:table-cell>
            <table:table-cell table:style-name="ce49"/>
            <table:table-cell table:number-columns-repeated="2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17:24</text:p>
            </table:table-cell>
            <table:table-cell table:style-name="ce3"/>
            <table:table-cell table:number-columns-repeated="7"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table-cell table:number-columns-repeated="4"/>
            <table:table-cell table:style-name="ce6" office:value-type="string" calcext:value-type="string" table:number-columns-spanned="2" table:number-rows-spanned="10">
              <text:p>Bundeschliessung. Abraham 99, Ismael 13 jährig, </text:p>
            </table:table-cell>
            <table:covered-table-cell/>
            <table:table-cell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table-cell table:style-name="ce45"/>
            <table:table-cell table:number-columns-repeated="4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table-cell table:style-name="ce45"/>
            <table:table-cell table:number-columns-repeated="4"/>
          </table:table-row>
          <table:table-row table:style-name="ro2">
            <table:table-cell table:number-columns-repeated="7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17:24</text:p>
            </table:table-cell>
            <table:table-cell table:style-name="ce3"/>
            <table:table-cell table:number-columns-repeated="4"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/>
            <table:covered-table-cell/>
            <table:table-cell table:style-name="ce4"/>
            <table:table-cell table:number-columns-repeated="2"/>
            <table:table-cell table:style-name="ce6" office:value-type="string" calcext:value-type="string" table:number-columns-spanned="1" table:number-rows-spanned="10">
              <text:p>Sodom und Gomorra</text:p>
            </table:table-cell>
            <table:table-cell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1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6"/>
            <table:table-cell table:style-name="ce45"/>
            <table:table-cell table:style-name="ce49" office:value-type="float" office:value="2108" calcext:value-type="float" table:number-columns-spanned="1" table:number-rows-spanned="2">
              <text:p>2108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9"/>
            <table:table-cell table:style-name="ce14" office:value-type="string" calcext:value-type="string" table:number-columns-spanned="1" table:number-rows-spanned="80">
              <text:p>Isaak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/>
            <table:covered-table-cell table:number-columns-repeated="2"/>
            <table:table-cell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6"/>
            <table:table-cell table:style-name="ce45"/>
            <table:table-cell table:style-name="ce49" office:value-type="float" office:value="2121" calcext:value-type="float" table:number-columns-spanned="1" table:number-rows-spanned="2">
              <text:p>2121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6"/>
            <table:table-cell table:style-name="ce45"/>
            <table:table-cell table:style-name="ce49" office:value-type="float" office:value="2126" calcext:value-type="float" table:number-columns-spanned="1" table:number-rows-spanned="2">
              <text:p>2126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5"/>
            <table:covered-table-cell/>
            <table:table-cell table:number-columns-repeated="4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46"/>
            <table:table-cell table:style-name="ce45"/>
            <table:table-cell table:style-name="ce49" office:value-type="float" office:value="2145" calcext:value-type="float" table:number-columns-spanned="1" table:number-rows-spanned="2">
              <text:p>2145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46"/>
            <table:table-cell table:style-name="ce45"/>
            <table:table-cell table:style-name="ce49" office:value-type="float" office:value="2148" calcext:value-type="float" table:number-columns-spanned="1" table:number-rows-spanned="2">
              <text:p>2148</text:p>
            </table:table-cell>
            <table:table-cell table:style-name="ce49"/>
            <table:table-cell table:number-columns-repeated="2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25:20</text:p>
            </table:table-cell>
            <table:table-cell table:style-name="ce3"/>
            <table:table-cell table:number-columns-repeated="9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table-cell table:number-columns-repeated="4"/>
            <table:table-cell table:style-name="ce6" office:value-type="string" calcext:value-type="string" table:number-columns-spanned="2" table:number-rows-spanned="7">
              <text:p>Isaak 40 j, heiratet Rebekka</text:p>
            </table:table-cell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0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46"/>
            <table:table-cell table:style-name="ce45"/>
            <table:table-cell table:style-name="ce49" office:value-type="float" office:value="2158" calcext:value-type="float" table:number-columns-spanned="1" table:number-rows-spanned="2">
              <text:p>2158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4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3"/>
            <table:table-cell table:style-name="ce46"/>
            <table:table-cell table:style-name="ce49" office:value-type="float" office:value="-2066" calcext:value-type="float" table:number-columns-spanned="1" table:number-rows-spanned="2">
              <text:p>-2066</text:p>
            </table:table-cell>
            <table:table-cell table:style-name="ce8" office:value-type="string" calcext:value-type="string">
              <text:p>Gemäss Darren Thompson (4<text:span text:style-name="T5">th</text:span> Day) -1859</text:p>
            </table:table-cell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6"/>
            <table:table-cell table:style-name="ce45"/>
            <table:table-cell table:style-name="ce49" office:value-type="float" office:value="2168" calcext:value-type="float" table:number-columns-spanned="1" table:number-rows-spanned="2">
              <text:p>2168</text:p>
            </table:table-cell>
            <table:table-cell table:style-name="ce4"/>
            <table:covered-table-cell/>
            <table:table-cell/>
          </table:table-row>
          <table:table-row table:style-name="ro2">
            <table:table-cell table:number-columns-repeated="7"/>
            <table:covered-table-cell table:number-columns-repeated="2"/>
            <table:table-cell table:number-columns-repeated="3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6"/>
            <table:table-cell table:style-name="ce14" office:value-type="string" calcext:value-type="string" table:number-columns-spanned="1" table:number-rows-spanned="21">
              <text:p>Jakob</text:p>
            </table:table-cell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1"/>
            <table:table-cell table:style-name="ce45"/>
            <table:table-cell table:number-columns-repeated="4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6"/>
            <table:table-cell table:style-name="ce45"/>
            <table:table-cell table:style-name="ce49" office:value-type="float" office:value="2167" calcext:value-type="float" table:number-columns-spanned="1" table:number-rows-spanned="2">
              <text:p>2167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6"/>
            <table:table-cell table:style-name="ce45"/>
            <table:table-cell table:style-name="ce49" office:value-type="float" office:value="2183" calcext:value-type="float" table:number-columns-spanned="1" table:number-rows-spanned="2">
              <text:p>2183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6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6"/>
            <table:table-cell table:style-name="ce45"/>
            <table:table-cell table:style-name="ce49" office:value-type="float" office:value="2187" calcext:value-type="float" table:number-columns-spanned="1" table:number-rows-spanned="2">
              <text:p>2187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3"/>
            <table:table-cell table:style-name="ce46"/>
            <table:table-cell table:style-name="ce45"/>
            <table:table-cell table:style-name="ce49" office:value-type="float" office:value="2208" calcext:value-type="float" table:number-columns-spanned="1" table:number-rows-spanned="2">
              <text:p>2208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3"/>
            <table:table-cell table:style-name="ce46"/>
            <table:table-cell table:style-name="ce45"/>
            <table:table-cell table:style-name="ce49" office:value-type="float" office:value="2231" calcext:value-type="float" table:number-columns-spanned="1" table:number-rows-spanned="2">
              <text:p>2231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6"/>
            <table:table-cell table:style-name="ce45"/>
            <table:table-cell table:style-name="ce49" office:value-type="float" office:value="2245" calcext:value-type="float" table:number-columns-spanned="1" table:number-rows-spanned="2">
              <text:p>2245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9"/>
            <table:table-cell table:style-name="ce17" office:value-type="string" calcext:value-type="string" table:number-columns-spanned="1" table:number-rows-spanned="9">
              <text:p>7 Jahre bei Laban</text:p>
            </table:table-cell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6"/>
            <table:table-cell table:style-name="ce45"/>
            <table:table-cell table:style-name="ce49" office:value-type="float" office:value="2252" calcext:value-type="float" table:number-columns-spanned="1" table:number-rows-spanned="2">
              <text:p>2252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9"/>
            <table:table-cell table:style-name="ce17" office:value-type="string" calcext:value-type="string" table:number-columns-spanned="1" table:number-rows-spanned="18">
              <text:p>Weitere 13 Jahre bei Laban</text:p>
            </table:table-cell>
            <table:table-cell table:number-columns-repeated="2"/>
            <table:covered-table-cell/>
            <table:table-cell table:number-columns-repeated="17"/>
            <table:table-cell table:style-name="ce45"/>
            <table:table-cell table:number-columns-repeated="4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6"/>
            <table:table-cell table:style-name="ce45"/>
            <table:table-cell table:style-name="ce49" office:value-type="float" office:value="2253" calcext:value-type="float" table:number-columns-spanned="1" table:number-rows-spanned="2">
              <text:p>2253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6"/>
            <table:table-cell table:style-name="ce45"/>
            <table:table-cell table:style-name="ce49" office:value-type="float" office:value="2254" calcext:value-type="float" table:number-columns-spanned="1" table:number-rows-spanned="2">
              <text:p>2254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2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6"/>
            <table:table-cell table:style-name="ce45"/>
            <table:table-cell table:style-name="ce49" office:value-type="float" office:value="2255" calcext:value-type="float" table:number-columns-spanned="1" table:number-rows-spanned="2">
              <text:p>2255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9"/>
            <table:table-cell table:style-name="ce46"/>
            <table:table-cell table:style-name="ce49" office:value-type="float" office:value="-1975" calcext:value-type="float" table:number-columns-spanned="1" table:number-rows-spanned="2">
              <text:p>-1975</text:p>
            </table:table-cell>
            <table:table-cell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6"/>
            <table:table-cell table:style-name="ce45"/>
            <table:table-cell table:style-name="ce49" office:value-type="float" office:value="2259" calcext:value-type="float" table:number-columns-spanned="1" table:number-rows-spanned="2">
              <text:p>2259</text:p>
            </table:table-cell>
            <table:table-cell table:style-name="ce4"/>
            <table:covered-table-cell/>
            <table:table-cell table:style-name="ce8" office:value-type="string" calcext:value-type="string">
              <text:p>Gemäss Möller: ca 1745 v. Chr.</text:p>
            </table:table-cell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6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table-cell table:style-name="ce16" office:value-type="string" calcext:value-type="string" table:number-columns-spanned="1" table:number-rows-spanned="51">
              <text:p>Joseph</text:p>
            </table:table-cell>
            <table:table-cell table:number-columns-repeated="7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6"/>
            <table:table-cell table:style-name="ce45"/>
            <table:table-cell table:style-name="ce49" office:value-type="float" office:value="2265" calcext:value-type="float" table:number-columns-spanned="1" table:number-rows-spanned="2">
              <text:p>2265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9"/>
            <table:table-cell table:style-name="ce14" table:number-columns-spanned="1" table:number-rows-spanned="27"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6"/>
            <table:table-cell table:style-name="ce45"/>
            <table:table-cell table:style-name="ce49" office:value-type="float" office:value="2276" calcext:value-type="float" table:number-columns-spanned="1" table:number-rows-spanned="2">
              <text:p>2276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6"/>
            <table:table-cell table:style-name="ce45"/>
            <table:table-cell table:style-name="ce49" office:value-type="float" office:value="2287" calcext:value-type="float" table:number-columns-spanned="1" table:number-rows-spanned="2">
              <text:p>2287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6"/>
            <table:table-cell table:style-name="ce45"/>
            <table:table-cell table:style-name="ce49" office:value-type="float" office:value="2288" calcext:value-type="float" table:number-columns-spanned="1" table:number-rows-spanned="2">
              <text:p>2288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9"/>
            <table:covered-table-cell/>
            <table:table-cell table:number-columns-repeated="2"/>
            <table:covered-table-cell/>
            <table:table-cell table:number-columns-repeated="14"/>
            <table:covered-table-cell table:style-name="ce9"/>
            <table:table-cell table:style-name="ce9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9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9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3"/>
            <table:table-cell table:style-name="ce46"/>
            <table:table-cell table:style-name="ce49" office:value-type="float" office:value="-1945" calcext:value-type="float" table:number-columns-spanned="1" table:number-rows-spanned="2">
              <text:p>-1945</text:p>
            </table:table-cell>
            <table:table-cell/>
          </table:table-row>
          <table:table-row table:style-name="ro2">
            <table:table-cell table:number-columns-repeated="19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6"/>
            <table:table-cell table:style-name="ce45"/>
            <table:table-cell table:style-name="ce49" office:value-type="float" office:value="2289" calcext:value-type="float" table:number-columns-spanned="1" table:number-rows-spanned="2">
              <text:p>2289</text:p>
            </table:table-cell>
            <table:table-cell table:style-name="ce4"/>
            <table:covered-table-cell/>
            <table:table-cell table:style-name="ce8"/>
          </table:table-row>
          <table:table-row table:style-name="ro2">
            <table:table-cell table:number-columns-repeated="19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8"/>
            <table:table-cell table:style-name="ce7" office:value-type="string" calcext:value-type="string" table:number-columns-spanned="1" table:number-rows-spanned="9">
              <text:p>7 Jahre Ueberfluss</text:p>
            </table:table-cell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6"/>
            <table:table-cell table:style-name="ce45"/>
            <table:table-cell table:style-name="ce49" office:value-type="float" office:value="2293" calcext:value-type="float" table:number-columns-spanned="1" table:number-rows-spanned="2">
              <text:p>2293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6"/>
            <table:table-cell table:style-name="ce45"/>
            <table:table-cell table:style-name="ce49" office:value-type="float" office:value="2294" calcext:value-type="float" table:number-columns-spanned="1" table:number-rows-spanned="2">
              <text:p>2294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3"/>
            <table:table-cell table:style-name="ce46"/>
            <table:table-cell table:style-name="ce49" office:value-type="float" office:value="-1938" calcext:value-type="float" table:number-columns-spanned="1" table:number-rows-spanned="2">
              <text:p>-1938</text:p>
            </table:table-cell>
            <table:table-cell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6"/>
            <table:table-cell table:style-name="ce45"/>
            <table:table-cell table:style-name="ce49" office:value-type="float" office:value="2296" calcext:value-type="float" table:number-columns-spanned="1" table:number-rows-spanned="2">
              <text:p>2296</text:p>
            </table:table-cell>
            <table:table-cell table:style-name="ce4"/>
            <table:covered-table-cell/>
            <table:table-cell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0"/>
            <table:table-cell table:style-name="ce7" office:value-type="string" calcext:value-type="string" table:number-columns-spanned="1" table:number-rows-spanned="8">
              <text:p>7 Jahre Hunger</text:p>
            </table:table-cell>
            <table:table-cell table:number-columns-repeated="8"/>
            <table:covered-table-cell/>
            <table:table-cell table:number-columns-repeated="17"/>
            <table:covered-table-cell table:style-name="ce9"/>
            <table:table-cell table:style-name="ce9"/>
            <table:table-cell/>
            <table:table-cell table:style-name="ce45"/>
            <table:table-cell table:number-columns-repeated="4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6"/>
            <table:table-cell table:style-name="ce45"/>
            <table:table-cell table:style-name="ce49" office:value-type="float" office:value="2298" calcext:value-type="float" table:number-columns-spanned="1" table:number-rows-spanned="2">
              <text:p>2298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0"/>
            <table:covered-table-cell/>
            <table:table-cell table:number-columns-repeated="8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8"/>
            <table:table-cell table:style-name="ce7" office:value-type="string" calcext:value-type="string" table:number-columns-spanned="1" table:number-rows-spanned="48">
              <text:p>430 Jahre in Aegypten (2. Mo 12:40-41) – vgl Gal 3:17</text:p>
            </table:table-cell>
            <table:table-cell/>
            <table:covered-table-cell/>
            <table:table-cell table:number-columns-repeated="8"/>
            <table:table-cell table:style-name="ce14" office:value-type="string" calcext:value-type="string" table:number-columns-spanned="1" table:number-rows-spanned="12">
              <text:p>In Aegypten</text:p>
            </table:table-cell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/>
            <table:covered-table-cell/>
            <table:table-cell table:number-columns-repeated="8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3"/>
            <table:table-cell table:style-name="ce46"/>
            <table:table-cell table:style-name="ce49" office:value-type="float" office:value="-1931" calcext:value-type="float" table:number-columns-spanned="1" table:number-rows-spanned="2">
              <text:p>-1931</text:p>
            </table:table-cell>
            <table:table-cell/>
          </table:table-row>
          <table:table-row table:style-name="ro2">
            <table:table-cell table:number-columns-repeated="8"/>
            <table:covered-table-cell/>
            <table:table-cell/>
            <table:covered-table-cell/>
            <table:table-cell table:number-columns-repeated="8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6"/>
            <table:table-cell table:style-name="ce45"/>
            <table:table-cell table:style-name="ce49" office:value-type="float" office:value="2303" calcext:value-type="float" table:number-columns-spanned="1" table:number-rows-spanned="2">
              <text:p>2303</text:p>
            </table:table-cell>
            <table:table-cell table:style-name="ce4"/>
            <table:covered-table-cell/>
            <table:table-cell/>
          </table:table-row>
          <table:table-row table:style-name="ro2">
            <table:table-cell table:number-columns-repeated="8"/>
            <table:covered-table-cell/>
            <table:table-cell/>
            <table:covered-table-cell/>
            <table:table-cell table:number-columns-repeated="8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6"/>
            <table:table-cell table:style-name="ce45"/>
            <table:table-cell table:style-name="ce49" office:value-type="float" office:value="2304" calcext:value-type="float" table:number-columns-spanned="1" table:number-rows-spanned="2">
              <text:p>2304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 table:style-name="ce46"/>
            <table:table-cell table:style-name="ce45"/>
            <table:table-cell table:style-name="ce49" office:value-type="float" office:value="2315" calcext:value-type="float" table:number-columns-spanned="1" table:number-rows-spanned="2">
              <text:p>2315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0"/>
            <table:covered-table-cell/>
            <table:table-cell table:number-columns-repeated="17"/>
            <table:covered-table-cell table:style-name="ce9"/>
            <table:table-cell table:style-name="ce9"/>
            <table:table-cell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8"/>
            <table:covered-table-cell table:style-name="ce9"/>
            <table:table-cell table:style-name="ce9"/>
            <table:table-cell/>
            <table:table-cell table:style-name="ce45"/>
            <table:table-cell table:number-columns-repeated="4"/>
          </table:table-row>
          <table:table-row table:style-name="ro2">
            <table:table-cell table:number-columns-repeated="8"/>
            <table:covered-table-cell/>
            <table:table-cell table:number-columns-repeated="28"/>
            <table:covered-table-cell table:style-name="ce9"/>
            <table:table-cell table:style-name="ce9"/>
            <table:table-cell/>
            <table:table-cell table:style-name="ce45"/>
            <table:table-cell table:number-columns-repeated="4"/>
          </table:table-row>
          <table:table-row table:style-name="ro2">
            <table:table-cell table:number-columns-repeated="8"/>
            <table:covered-table-cell/>
            <table:table-cell table:number-columns-repeated="28"/>
            <table:covered-table-cell table:style-name="ce9"/>
            <table:table-cell table:style-name="ce9"/>
            <table:table-cell table:style-name="ce46"/>
            <table:table-cell table:style-name="ce45"/>
            <table:table-cell table:style-name="ce49" office:value-type="float" office:value="2328" calcext:value-type="float" table:number-columns-spanned="1" table:number-rows-spanned="2">
              <text:p>2328</text:p>
            </table:table-cell>
            <table:table-cell table:number-columns-repeated="2"/>
            <table:table-cell table:style-name="ce8" office:value-type="string" calcext:value-type="string">
              <text:p>Darren Thompson (The 4<text:span text:style-name="T5">th</text:span> Day): Nicht Beginn 400 Jahre Unterdrückung (1 Mo 15:13)</text:p>
            </table:table-cell>
          </table:table-row>
          <table:table-row table:style-name="ro2">
            <table:table-cell table:number-columns-repeated="8"/>
            <table:covered-table-cell/>
            <table:table-cell table:number-columns-repeated="28"/>
            <table:covered-table-cell table:style-name="ce9"/>
            <table:table-cell table:style-name="ce9"/>
            <table:table-cell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8"/>
            <table:covered-table-cell table:style-name="ce9"/>
            <table:table-cell table:style-name="ce9"/>
            <table:table-cell table:number-columns-repeated="6"/>
          </table:table-row>
          <table:table-row table:style-name="ro2">
            <table:table-cell table:number-columns-repeated="8"/>
            <table:covered-table-cell/>
            <table:table-cell table:number-columns-repeated="28"/>
            <table:covered-table-cell table:style-name="ce9"/>
            <table:table-cell table:style-name="ce9"/>
            <table:table-cell table:number-columns-repeated="3"/>
            <table:table-cell table:style-name="ce46"/>
            <table:table-cell table:style-name="ce49" office:value-type="float" office:value="-1865" calcext:value-type="float" table:number-columns-spanned="1" table:number-rows-spanned="2">
              <text:p>-1865</text:p>
            </table:table-cell>
            <table:table-cell/>
          </table:table-row>
          <table:table-row table:style-name="ro2">
            <table:table-cell table:number-columns-repeated="8"/>
            <table:covered-table-cell/>
            <table:table-cell table:number-columns-repeated="28"/>
            <table:covered-table-cell table:style-name="ce9"/>
            <table:table-cell table:style-name="ce9"/>
            <table:table-cell table:style-name="ce46"/>
            <table:table-cell table:style-name="ce45"/>
            <table:table-cell table:style-name="ce49" office:value-type="float" office:value="2369" calcext:value-type="float" table:number-columns-spanned="1" table:number-rows-spanned="2">
              <text:p>2369</text:p>
            </table:table-cell>
            <table:table-cell table:style-name="ce4"/>
            <table:covered-table-cell/>
            <table:table-cell table:style-name="ce8" office:value-type="string" calcext:value-type="string">
              <text:p>Gemäss Möller: ca 1635 v. Chr.</text:p>
            </table:table-cell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1. Mo 50:26</text:p>
            </table:table-cell>
            <table:table-cell table:style-name="ce3"/>
            <table:table-cell table:number-columns-repeated="5"/>
            <table:covered-table-cell/>
            <table:table-cell table:number-columns-repeated="28"/>
            <table:covered-table-cell table:style-name="ce9"/>
            <table:table-cell table:style-name="ce9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table-cell table:number-columns-repeated="5"/>
            <table:covered-table-cell/>
            <table:table-cell table:number-columns-repeated="36"/>
          </table:table-row>
          <table:table-row table:style-name="ro2">
            <table:table-cell table:number-columns-repeated="8"/>
            <table:covered-table-cell/>
            <table:table-cell table:number-columns-repeated="36"/>
          </table:table-row>
          <table:table-row table:style-name="ro2">
            <table:table-cell table:number-columns-repeated="8"/>
            <table:covered-table-cell/>
            <table:table-cell table:number-columns-repeated="36"/>
          </table:table-row>
          <table:table-row table:style-name="ro2">
            <table:table-cell table:number-columns-repeated="8"/>
            <table:covered-table-cell/>
            <table:table-cell table:number-columns-repeated="30"/>
            <table:table-cell table:style-name="ce46"/>
            <table:table-cell table:style-name="ce45"/>
            <table:table-cell table:style-name="ce49" office:value-type="float" office:value="2644" calcext:value-type="float" table:number-columns-spanned="1" table:number-rows-spanned="2">
              <text:p>2644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30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5"/>
            <table:table-cell table:style-name="ce14" office:value-type="string" calcext:value-type="string" table:number-columns-spanned="1" table:number-rows-spanned="47">
              <text:p>Aaron</text:p>
            </table:table-cell>
            <table:table-cell table:number-columns-repeated="10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 table:number-columns-repeated="10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 table:number-columns-repeated="7"/>
            <table:table-cell table:style-name="ce46"/>
            <table:table-cell table:style-name="ce49" office:value-type="float" office:value="-1587" calcext:value-type="float" table:number-columns-spanned="1" table:number-rows-spanned="2">
              <text:p>-1587</text:p>
            </table:table-cell>
            <table:table-cell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 table:number-columns-repeated="4"/>
            <table:table-cell table:style-name="ce46"/>
            <table:table-cell table:style-name="ce45"/>
            <table:table-cell table:style-name="ce49" office:value-type="float" office:value="2647" calcext:value-type="float" table:number-columns-spanned="1" table:number-rows-spanned="2">
              <text:p>2647</text:p>
            </table:table-cell>
            <table:table-cell table:style-name="ce4"/>
            <table:covered-table-cell/>
            <table:table-cell table:style-name="ce8" office:value-type="string" calcext:value-type="string">
              <text:p>Gemäss Möller: 1526 v. Chr.</text:p>
            </table:table-cell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 table:number-columns-repeated="4"/>
            <table:table-cell table:style-name="ce4"/>
            <table:table-cell table:style-name="ce45"/>
            <table:covered-table-cell/>
            <table:table-cell table:number-columns-repeated="3"/>
          </table:table-row>
        </table:table-row-group>
        <table:table-row table:style-name="ro2">
          <table:table-cell table:style-name="ce1" office:value-type="string" calcext:value-type="string" table:number-columns-spanned="1" table:number-rows-spanned="2">
            <text:p>Mose-David</text:p>
          </table:table-cell>
          <table:table-cell table:number-columns-repeated="7"/>
          <table:covered-table-cell/>
          <table:table-cell table:number-columns-repeated="25"/>
          <table:covered-table-cell/>
          <table:table-cell/>
          <table:table-cell table:style-name="ce6" office:value-type="float" office:value="0" calcext:value-type="float" table:number-columns-spanned="1" table:number-rows-spanned="2">
            <text:p>0</text:p>
          </table:table-cell>
          <table:table-cell table:style-name="ce14" office:value-type="string" calcext:value-type="string" table:number-columns-spanned="1" table:number-rows-spanned="45">
            <text:p>Mose</text:p>
          </table:table-cell>
          <table:table-cell table:number-columns-repeated="7"/>
        </table:table-row>
        <table:table-row table:style-name="ro2">
          <table:covered-table-cell/>
          <table:table-cell table:number-columns-repeated="7"/>
          <table:covered-table-cell/>
          <table:table-cell table:number-columns-repeated="25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2648" calcext:value-type="float" table:number-columns-spanned="1" table:number-rows-spanned="2">
            <text:p>2648</text:p>
          </table:table-cell>
          <table:table-cell table:style-name="ce49"/>
          <table:table-cell table:number-columns-repeated="2"/>
        </table:table-row>
        <table:table-row-group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table-cell table:style-name="ce6" office:value-type="float" office:value="1" calcext:value-type="float" table:number-columns-spanned="1" table:number-rows-spanned="2">
              <text:p>1</text:p>
            </table:table-cell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table-cell table:style-name="ce6" table:number-columns-spanned="1" table:number-rows-spanned="2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covered-table-cell table:number-columns-repeated="2"/>
            <table:table-cell/>
            <table:table-cell table:style-name="ce46"/>
            <table:table-cell table:style-name="ce45"/>
            <table:table-cell table:style-name="ce49" office:value-type="float" office:value="2687" calcext:value-type="float" table:number-columns-spanned="1" table:number-rows-spanned="2">
              <text:p>2687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table-cell table:style-name="ce6" office:value-type="float" office:value="41" calcext:value-type="float" table:number-columns-spanned="1" table:number-rows-spanned="2">
              <text:p>41</text:p>
            </table:table-cell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table-cell table:style-name="ce6" office:value-type="float" office:value="60" calcext:value-type="float" table:number-columns-spanned="1" table:number-rows-spanned="2">
              <text:p>60</text:p>
            </table:table-cell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covered-table-cell table:number-columns-repeated="2"/>
            <table:table-cell/>
            <table:table-cell table:style-name="ce46"/>
            <table:table-cell table:style-name="ce45"/>
            <table:table-cell table:style-name="ce49" office:value-type="float" office:value="2708" calcext:value-type="float" table:number-columns-spanned="1" table:number-rows-spanned="2">
              <text:p>2708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25"/>
            <table:covered-table-cell/>
            <table:table-cell/>
            <table:table-cell table:style-name="ce6" office:value-type="float" office:value="61" calcext:value-type="float" table:number-columns-spanned="1" table:number-rows-spanned="2">
              <text:p>61</text:p>
            </table:table-cell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1"/>
            <table:table-cell table:style-name="ce6" office:value-type="float" office:value="0" calcext:value-type="float" table:number-columns-spanned="1" table:number-rows-spanned="2">
              <text:p>0</text:p>
            </table:table-cell>
            <table:table-cell table:style-name="ce14" office:value-type="string" calcext:value-type="string" table:number-columns-spanned="1" table:number-rows-spanned="47">
              <text:p>Josua</text:p>
            </table:table-cell>
            <table:table-cell table:number-columns-repeated="2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1"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2709" calcext:value-type="float" table:number-columns-spanned="1" table:number-rows-spanned="2">
              <text:p>2709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21"/>
            <table:table-cell table:style-name="ce6" office:value-type="float" office:value="1" calcext:value-type="float" table:number-columns-spanned="1" table:number-rows-spanned="2">
              <text:p>1</text:p>
            </table:table-cell>
            <table:covered-table-cell/>
            <table:table-cell table:number-columns-repeated="2"/>
            <table:covered-table-cell/>
            <table:table-cell/>
            <table:table-cell table:style-name="ce6" office:value-type="float" office:value="62" calcext:value-type="float" table:number-columns-spanned="1" table:number-rows-spanned="2">
              <text:p>62</text:p>
            </table:table-cell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21"/>
            <table:covered-table-cell table:number-columns-repeated="2"/>
            <table:table-cell table:number-columns-repeated="2"/>
            <table:covered-table-cell/>
            <table:table-cell/>
            <table:covered-table-cell table:style-name="ce6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1"/>
            <table:table-cell table:style-name="ce6" table:number-columns-spanned="1" table:number-rows-spanned="2"/>
            <table:covered-table-cell/>
            <table:table-cell table:number-columns-repeated="2"/>
            <table:covered-table-cell/>
            <table:table-cell/>
            <table:table-cell table:style-name="ce6" table:number-columns-spanned="1" table:number-rows-spanned="2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21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/>
            <table:table-cell table:style-name="ce46"/>
            <table:table-cell table:style-name="ce45"/>
            <table:table-cell table:style-name="ce49" office:value-type="float" office:value="2727" calcext:value-type="float" table:number-columns-spanned="1" table:number-rows-spanned="2">
              <text:p>2727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30"/>
            <table:table-cell table:style-name="ce6" office:value-type="float" office:value="19" calcext:value-type="float" table:number-columns-spanned="1" table:number-rows-spanned="4">
              <text:p>19</text:p>
            </table:table-cell>
            <table:covered-table-cell/>
            <table:table-cell table:number-columns-repeated="2"/>
            <table:covered-table-cell/>
            <table:table-cell/>
            <table:table-cell table:style-name="ce6" office:value-type="float" office:value="80" calcext:value-type="float" table:number-columns-spanned="1" table:number-rows-spanned="4">
              <text:p>80</text:p>
            </table:table-cell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30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30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4"/>
            <table:table-cell table:style-name="ce46"/>
            <table:table-cell table:style-name="ce49" office:value-type="float" office:value="-1506" calcext:value-type="float" table:number-columns-spanned="1" table:number-rows-spanned="2">
              <text:p>-1506</text:p>
            </table:table-cell>
            <table:table-cell/>
          </table:table-row>
          <table:table-row table:style-name="ro2">
            <table:table-cell table:number-columns-repeated="30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/>
            <table:table-cell table:style-name="ce46"/>
            <table:table-cell table:style-name="ce45"/>
            <table:table-cell table:style-name="ce49" office:value-type="float" office:value="2728" calcext:value-type="float" table:number-columns-spanned="1" table:number-rows-spanned="2">
              <text:p>2728</text:p>
            </table:table-cell>
            <table:table-cell table:style-name="ce4"/>
            <table:covered-table-cell/>
            <table:table-cell table:style-name="ce8" office:value-type="string" calcext:value-type="string">
              <text:p>Gemäss Buch der Jubiläen, 50. Kap: a.H. 2410=49*49+7+2</text:p>
            </table:table-cell>
          </table:table-row>
          <table:table-row table:style-name="ro2">
            <table:table-cell table:number-columns-repeated="30"/>
            <table:table-cell table:style-name="ce6" office:value-type="float" office:value="20" calcext:value-type="float" table:number-columns-spanned="1" table:number-rows-spanned="7">
              <text:p>20</text:p>
            </table:table-cell>
            <table:covered-table-cell/>
            <table:table-cell table:number-columns-repeated="2"/>
            <table:covered-table-cell/>
            <table:table-cell/>
            <table:table-cell table:style-name="ce6" office:value-type="float" office:value="81" calcext:value-type="float" table:number-columns-spanned="1" table:number-rows-spanned="7">
              <text:p>81</text:p>
            </table:table-cell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30"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table-cell table:style-name="ce45"/>
            <table:table-cell table:number-columns-repeated="4"/>
          </table:table-row>
          <table:table-row table:style-name="ro2">
            <table:table-cell table:number-columns-repeated="22"/>
            <table:table-cell table:style-name="ce15" office:value-type="string" calcext:value-type="string" table:number-columns-spanned="1" table:number-rows-spanned="237">
              <text:p>479 Jahre bis zum Tempelbau (im 480. Jahr) – 1. Kö 6:1</text:p>
            </table:table-cell>
            <table:table-cell table:number-columns-repeated="4"/>
            <table:table-cell table:style-name="ce6" office:value-type="float" office:value="1" calcext:value-type="float" table:number-columns-spanned="1" table:number-rows-spanned="7">
              <text:p>1</text:p>
            </table:table-cell>
            <table:table-cell table:style-name="ce14" office:value-type="string" calcext:value-type="string" table:number-columns-spanned="1" table:number-rows-spanned="25">
              <text:p>40 Jahre Exodus</text:p>
            </table:table-cell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table-cell table:style-name="ce45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table-cell table:style-name="ce45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5"/>
            <table:table-cell table:style-name="ce8" office:value-type="string" calcext:value-type="string">
              <text:p>Das 2. Jahr des Exodus</text:p>
            </table:table-cell>
            <table:table-cell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/>
            <table:table-cell table:style-name="ce46"/>
            <table:table-cell table:style-name="ce45"/>
            <table:table-cell table:style-name="ce49" office:value-type="float" office:value="2729" calcext:value-type="float" table:number-columns-spanned="1" table:number-rows-spanned="2">
              <text:p>2729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table-cell table:style-name="ce6" office:value-type="float" office:value="21" calcext:value-type="float" table:number-columns-spanned="1" table:number-rows-spanned="2">
              <text:p>21</text:p>
            </table:table-cell>
            <table:covered-table-cell/>
            <table:table-cell table:number-columns-repeated="2"/>
            <table:covered-table-cell/>
            <table:table-cell/>
            <table:table-cell table:style-name="ce6" office:value-type="float" office:value="82" calcext:value-type="float" table:number-columns-spanned="1" table:number-rows-spanned="2">
              <text:p>82</text:p>
            </table:table-cell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4"/>
            <table:table-cell table:style-name="ce6" office:value-type="float" office:value="2" calcext:value-type="float" table:number-columns-spanned="1" table:number-rows-spanned="2">
              <text:p>2</text:p>
            </table:table-cell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5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5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5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5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5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5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table-cell table:style-name="ce45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4"/>
            <table:table-cell table:style-name="ce46"/>
            <table:table-cell table:style-name="ce49" office:value-type="float" office:value="-1467" calcext:value-type="float" table:number-columns-spanned="1" table:number-rows-spanned="2">
              <text:p>-1467</text:p>
            </table:table-cell>
            <table:table-cell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2767" calcext:value-type="float" table:number-columns-spanned="1" table:number-rows-spanned="2">
              <text:p>2767</text:p>
            </table:table-cell>
            <table:table-cell table:style-name="ce4"/>
            <table:covered-table-cell/>
            <table:table-cell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/>
            <table:table-cell table:style-name="ce6" office:value-type="float" office:value="59" calcext:value-type="float" table:number-columns-spanned="1" table:number-rows-spanned="7">
              <text:p>59</text:p>
            </table:table-cell>
            <table:covered-table-cell/>
            <table:table-cell table:number-columns-repeated="2"/>
            <table:covered-table-cell/>
            <table:table-cell/>
            <table:table-cell table:style-name="ce6" office:value-type="float" office:value="120" calcext:value-type="float" table:number-columns-spanned="1" table:number-rows-spanned="5">
              <text:p>120</text:p>
            </table:table-cell>
            <table:covered-table-cell/>
            <table:table-cell table:number-columns-repeated="2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5"/>
            <table:covered-table-cell/>
            <table:table-cell/>
            <table:covered-table-cell table:number-columns-repeated="2"/>
            <table:table-cell table:number-columns-repeated="2"/>
            <table:covered-table-cell/>
            <table:table-cell/>
            <table:covered-table-cell table:number-columns-repeated="2"/>
            <table:table-cell table:number-columns-repeated="2"/>
            <table:table-cell table:style-name="ce45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4"/>
            <table:table-cell table:style-name="ce6" office:value-type="float" office:value="40" calcext:value-type="float" table:number-columns-spanned="1" table:number-rows-spanned="7">
              <text:p>40</text:p>
            </table:table-cell>
            <table:covered-table-cell/>
            <table:table-cell/>
            <table:covered-table-cell table:number-columns-repeated="2"/>
            <table:table-cell table:number-columns-repeated="4"/>
            <table:covered-table-cell table:number-columns-repeated="2"/>
            <table:table-cell table:number-columns-repeated="2"/>
            <table:table-cell table:style-name="ce45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4"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table-cell table:style-name="ce14" office:value-type="string" calcext:value-type="string" table:number-columns-spanned="1" table:number-rows-spanned="117">
              <text:p>300 Jahre Hesbon (Ri 11:26)</text:p>
            </table:table-cell>
            <table:table-cell/>
            <table:covered-table-cell table:number-columns-repeated="2"/>
            <table:table-cell/>
            <table:covered-table-cell table:number-columns-repeated="2"/>
            <table:table-cell table:number-columns-repeated="4"/>
            <table:covered-table-cell table:number-columns-repeated="2"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7"/>
            <table:table-cell table:style-name="ce46"/>
            <table:table-cell table:style-name="ce45"/>
            <table:table-cell table:style-name="ce49" office:value-type="float" office:value="2768" calcext:value-type="float" table:number-columns-spanned="1" table:number-rows-spanned="2">
              <text:p>2768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table-cell table:style-name="ce6" office:value-type="float" office:value="60" calcext:value-type="float" table:number-columns-spanned="1" table:number-rows-spanned="2">
              <text:p>60</text:p>
            </table:table-cell>
            <table:covered-table-cell/>
            <table:table-cell table:number-columns-repeated="7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/>
            <table:covered-table-cell table:number-columns-repeated="2"/>
            <table:table-cell/>
            <table:covered-table-cell table:number-columns-repeated="2"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7"/>
            <table:table-cell table:style-name="ce46"/>
            <table:table-cell table:style-name="ce45"/>
            <table:table-cell table:style-name="ce49" office:value-type="float" office:value="2774" calcext:value-type="float" table:number-columns-spanned="1" table:number-rows-spanned="2">
              <text:p>2774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4"/>
            <table:table-cell table:style-name="ce6" office:value-type="float" office:value="66" calcext:value-type="float" table:number-columns-spanned="1" table:number-rows-spanned="2">
              <text:p>66</text:p>
            </table:table-cell>
            <table:covered-table-cell/>
            <table:table-cell table:number-columns-repeated="7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7"/>
            <table:table-cell table:style-name="ce46"/>
            <table:table-cell table:style-name="ce45"/>
            <table:table-cell table:style-name="ce49" office:value-type="float" office:value="2818" calcext:value-type="float" table:number-columns-spanned="1" table:number-rows-spanned="2">
              <text:p>2818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4"/>
            <table:table-cell table:style-name="ce6" office:value-type="float" office:value="110" calcext:value-type="float" table:number-columns-spanned="1" table:number-rows-spanned="2">
              <text:p>110</text:p>
            </table:table-cell>
            <table:covered-table-cell/>
            <table:table-cell table:number-columns-repeated="7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4"/>
            <table:covered-table-cell table:number-columns-repeated="2"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6"/>
            <table:table-cell table:style-name="ce45"/>
            <table:table-cell table:style-name="ce49" office:value-type="float" office:value="2819" calcext:value-type="float" table:number-columns-spanned="1" table:number-rows-spanned="2">
              <text:p>2819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4"/>
            <table:table-cell table:style-name="ce17" office:value-type="string" calcext:value-type="string" table:number-columns-spanned="1" table:number-rows-spanned="12">
              <text:p>Knechtschaft durch Kuschan</text:p>
            </table:table-cell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46"/>
            <table:table-cell table:style-name="ce45"/>
            <table:table-cell table:style-name="ce49" office:value-type="float" office:value="2820" calcext:value-type="float" table:number-columns-spanned="1" table:number-rows-spanned="2">
              <text:p>2820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14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46"/>
            <table:table-cell table:style-name="ce45"/>
            <table:table-cell table:style-name="ce49" office:value-type="float" office:value="2826" calcext:value-type="float" table:number-columns-spanned="1" table:number-rows-spanned="2">
              <text:p>2826</text:p>
            </table:table-cell>
            <table:table-cell table:style-name="ce49"/>
            <table:table-cell table:number-columns-repeated="2"/>
          </table:table-row>
          <table:table-row table:style-name="ro2">
            <table:table-cell/>
            <table:table-cell table:style-name="ce2" office:value-type="string" calcext:value-type="string" table:number-columns-spanned="1" table:number-rows-spanned="2">
              <text:p>Ri 3:11</text:p>
            </table:table-cell>
            <table:table-cell table:style-name="ce3"/>
            <table:table-cell table:number-columns-repeated="11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/>
            <table:covered-table-cell/>
            <table:table-cell table:style-name="ce4"/>
            <table:table-cell table:number-columns-repeated="3"/>
            <table:table-cell table:style-name="ce7" office:value-type="string" calcext:value-type="string" table:number-columns-spanned="1" table:number-rows-spanned="7">
              <text:p>Land hat 40 Jahre Ruhe</text:p>
            </table:table-cell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table-cell table:style-name="ce15" office:value-type="string" calcext:value-type="string" table:number-columns-spanned="1" table:number-rows-spanned="8">
              <text:p>Othniel</text:p>
            </table:table-cell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2827" calcext:value-type="float" table:number-columns-spanned="1" table:number-rows-spanned="2">
              <text:p>2827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6"/>
            <table:covered-table-cell/>
            <table:table-cell table:number-columns-repeated="15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2858" calcext:value-type="float" table:number-columns-spanned="1" table:number-rows-spanned="2">
              <text:p>2858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8"/>
            <table:table-cell table:style-name="ce7" office:value-type="string" calcext:value-type="string" table:number-columns-spanned="1" table:number-rows-spanned="16">
              <text:p>80 Jahre Ruhe(?) - Moab/Ehud</text:p>
            </table:table-cell>
            <table:table-cell table:number-columns-repeated="13"/>
            <table:covered-table-cell/>
            <table:table-cell table:number-columns-repeated="2"/>
            <table:covered-table-cell/>
            <table:table-cell table:number-columns-repeated="14"/>
            <table:table-cell table:style-name="ce45"/>
            <table:table-cell table:number-columns-repeated="4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3"/>
            <table:table-cell table:style-name="ce46"/>
            <table:table-cell table:style-name="ce45"/>
            <table:table-cell table:style-name="ce49" office:value-type="float" office:value="2859" calcext:value-type="float" table:number-columns-spanned="1" table:number-rows-spanned="2">
              <text:p>2859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5"/>
            <table:table-cell table:style-name="ce15" office:value-type="string" calcext:value-type="string" table:number-columns-spanned="1" table:number-rows-spanned="4">
              <text:p>Eglon (K)</text:p>
            </table:table-cell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46"/>
            <table:table-cell table:style-name="ce45"/>
            <table:table-cell table:style-name="ce49" office:value-type="float" office:value="2876" calcext:value-type="float" table:number-columns-spanned="1" table:number-rows-spanned="2">
              <text:p>2876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table-cell table:style-name="ce15" office:value-type="string" calcext:value-type="string" table:number-columns-spanned="1" table:number-rows-spanned="8">
              <text:p>Ehud</text:p>
            </table:table-cell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2877" calcext:value-type="float" table:number-columns-spanned="1" table:number-rows-spanned="2">
              <text:p>2877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2938" calcext:value-type="float" table:number-columns-spanned="1" table:number-rows-spanned="2">
              <text:p>2938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13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6"/>
            <table:table-cell table:style-name="ce45"/>
            <table:table-cell table:style-name="ce49" office:value-type="float" office:value="2939" calcext:value-type="float" table:number-columns-spanned="1" table:number-rows-spanned="2">
              <text:p>2939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6"/>
            <table:table-cell table:style-name="ce45"/>
            <table:table-cell table:style-name="ce49" office:value-type="float" office:value="2958" calcext:value-type="float" table:number-columns-spanned="1" table:number-rows-spanned="2">
              <text:p>2958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9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6"/>
            <table:table-cell table:style-name="ce45"/>
            <table:table-cell table:style-name="ce49" office:value-type="float" office:value="2959" calcext:value-type="float" table:number-columns-spanned="1" table:number-rows-spanned="2">
              <text:p>2959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3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table-cell table:style-name="ce15" office:value-type="string" calcext:value-type="string" table:number-columns-spanned="1" table:number-rows-spanned="8">
              <text:p>Deborah</text:p>
            </table:table-cell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table-cell table:style-name="ce45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2"/>
            <table:table-cell table:style-name="ce45"/>
            <table:table-cell table:number-columns-repeated="4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2978" calcext:value-type="float" table:number-columns-spanned="1" table:number-rows-spanned="2">
              <text:p>2978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11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2"/>
            <table:table-cell table:style-name="ce15" office:value-type="string" calcext:value-type="string" table:number-columns-spanned="1" table:number-rows-spanned="8">
              <text:p>Midianiter</text:p>
            </table:table-cell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table-cell table:style-name="ce14" office:value-type="string" calcext:value-type="string" table:number-columns-spanned="1" table:number-rows-spanned="15">
              <text:p>40 Jahre Ruhe (Ri 8:28)</text:p>
            </table:table-cell>
            <table:table-cell table:number-columns-repeated="16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6"/>
            <table:table-cell table:style-name="ce45"/>
            <table:table-cell table:style-name="ce49" office:value-type="float" office:value="2979" calcext:value-type="float" table:number-columns-spanned="1" table:number-rows-spanned="2">
              <text:p>2979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6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6"/>
            <table:table-cell table:style-name="ce45"/>
            <table:table-cell table:style-name="ce49" office:value-type="float" office:value="2985" calcext:value-type="float" table:number-columns-spanned="1" table:number-rows-spanned="2">
              <text:p>2985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10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table-cell table:style-name="ce15" office:value-type="string" calcext:value-type="string" table:number-columns-spanned="1" table:number-rows-spanned="7">
              <text:p>Gideon</text:p>
            </table:table-cell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2986" calcext:value-type="float" table:number-columns-spanned="1" table:number-rows-spanned="2">
              <text:p>2986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3018" calcext:value-type="float" table:number-columns-spanned="1" table:number-rows-spanned="2">
              <text:p>3018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table-cell table:style-name="ce15" office:value-type="string" calcext:value-type="string" table:number-columns-spanned="1" table:number-rows-spanned="9">
              <text:p>Abimelech</text:p>
            </table:table-cell>
            <table:table-cell table:number-columns-repeated="10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10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4"/>
            <table:table-cell table:style-name="ce46"/>
            <table:table-cell table:style-name="ce45"/>
            <table:table-cell table:style-name="ce49" office:value-type="float" office:value="3019" calcext:value-type="float" table:number-columns-spanned="1" table:number-rows-spanned="2">
              <text:p>3019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4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table-cell table:style-name="ce14" office:value-type="string" calcext:value-type="string" table:number-columns-spanned="1" table:number-rows-spanned="39">
              <text:p>Eli</text:p>
            </table:table-cell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3021" calcext:value-type="float" table:number-columns-spanned="1" table:number-rows-spanned="2">
              <text:p>3021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table-cell table:style-name="ce15" office:value-type="string" calcext:value-type="string" table:number-columns-spanned="1" table:number-rows-spanned="6">
              <text:p>Tola</text:p>
            </table:table-cell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3022" calcext:value-type="float" table:number-columns-spanned="1" table:number-rows-spanned="2">
              <text:p>3022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3044" calcext:value-type="float" table:number-columns-spanned="1" table:number-rows-spanned="2">
              <text:p>3044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table-cell table:style-name="ce15" office:value-type="string" calcext:value-type="string" table:number-columns-spanned="1" table:number-rows-spanned="11">
              <text:p>Jair</text:p>
            </table:table-cell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3045" calcext:value-type="float" table:number-columns-spanned="1" table:number-rows-spanned="2">
              <text:p>3045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3050" calcext:value-type="float" table:number-columns-spanned="1" table:number-rows-spanned="2">
              <text:p>3050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2"/>
            <table:table-cell table:style-name="ce15" office:value-type="string" calcext:value-type="string" table:number-columns-spanned="1" table:number-rows-spanned="7">
              <text:p>Ammoniter</text:p>
            </table:table-cell>
            <table:table-cell table:number-columns-repeated="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3066" calcext:value-type="float" table:number-columns-spanned="1" table:number-rows-spanned="2">
              <text:p>3066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5"/>
            <table:table-cell table:style-name="ce15" office:value-type="string" calcext:value-type="string" table:number-columns-spanned="1" table:number-rows-spanned="9">
              <text:p>Jephtah</text:p>
            </table:table-cell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3067" calcext:value-type="float" table:number-columns-spanned="1" table:number-rows-spanned="2">
              <text:p>3067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2"/>
            <table:covered-table-cell/>
            <table:table-cell table:number-columns-repeated="5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3072" calcext:value-type="float" table:number-columns-spanned="1" table:number-rows-spanned="2">
              <text:p>3072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11"/>
            <table:table-cell table:style-name="ce15" office:value-type="string" calcext:value-type="string" table:number-columns-spanned="1" table:number-rows-spanned="12">
              <text:p>Ibzan</text:p>
            </table:table-cell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3073" calcext:value-type="float" table:number-columns-spanned="1" table:number-rows-spanned="2">
              <text:p>3073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3078" calcext:value-type="float" table:number-columns-spanned="1" table:number-rows-spanned="2">
              <text:p>3078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table-cell table:style-name="ce15" office:value-type="string" calcext:value-type="string" table:number-columns-spanned="1" table:number-rows-spanned="25">
              <text:p>Eli richtet</text:p>
            </table:table-cell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3079" calcext:value-type="float" table:number-columns-spanned="1" table:number-rows-spanned="2">
              <text:p>3079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8"/>
            <table:table-cell table:style-name="ce15" office:value-type="string" calcext:value-type="string" table:number-columns-spanned="1" table:number-rows-spanned="7">
              <text:p>Elon</text:p>
            </table:table-cell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3080" calcext:value-type="float" table:number-columns-spanned="1" table:number-rows-spanned="2">
              <text:p>3080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3089" calcext:value-type="float" table:number-columns-spanned="1" table:number-rows-spanned="2">
              <text:p>3089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5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11"/>
            <table:table-cell table:style-name="ce15" office:value-type="string" calcext:value-type="string" table:number-columns-spanned="1" table:number-rows-spanned="7">
              <text:p>Abdon</text:p>
            </table:table-cell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3090" calcext:value-type="float" table:number-columns-spanned="1" table:number-rows-spanned="2">
              <text:p>3090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 table:number-columns-repeated="7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3097" calcext:value-type="float" table:number-columns-spanned="1" table:number-rows-spanned="2">
              <text:p>3097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11"/>
            <table:covered-table-cell/>
            <table:table-cell table:number-columns-repeated="2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2"/>
            <table:table-cell table:style-name="ce15" office:value-type="string" calcext:value-type="string" table:number-columns-spanned="1" table:number-rows-spanned="22">
              <text:p>Philister</text:p>
            </table:table-cell>
            <table:table-cell table:number-columns-repeated="9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3098" calcext:value-type="float" table:number-columns-spanned="1" table:number-rows-spanned="2">
              <text:p>3098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 table:number-columns-repeated="7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/>
            <table:table-cell table:style-name="ce46"/>
            <table:table-cell table:style-name="ce45"/>
            <table:table-cell table:style-name="ce49" office:value-type="float" office:value="3117" calcext:value-type="float" table:number-columns-spanned="1" table:number-rows-spanned="2">
              <text:p>3117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12"/>
            <table:covered-table-cell/>
            <table:table-cell table:number-columns-repeated="9"/>
            <table:covered-table-cell/>
            <table:table-cell table:number-columns-repeated="14"/>
            <table:covered-table-cell/>
            <table:table-cell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5"/>
            <table:table-cell table:style-name="ce6" office:value-type="string" calcext:value-type="string" table:number-columns-spanned="2" table:number-rows-spanned="7">
              <text:p>Eli stirbt 1111 Jahre nach Noah, 350 Jahre nach Aaron</text:p>
            </table:table-cell>
            <table:covered-table-cell/>
            <table:table-cell table:number-columns-repeated="5"/>
            <table:covered-table-cell/>
            <table:table-cell table:number-columns-repeated="9"/>
            <table:covered-table-cell/>
            <table:table-cell table:number-columns-repeated="11"/>
            <table:table-cell table:style-name="ce15" office:value-type="string" calcext:value-type="string" table:number-columns-spanned="1" table:number-rows-spanned="11">
              <text:p>Simson</text:p>
            </table:table-cell>
            <table:table-cell table:number-columns-repeated="5"/>
            <table:table-cell table:style-name="ce45"/>
            <table:table-cell table:number-columns-repeated="4"/>
          </table:table-row>
          <table:table-row table:style-name="ro2">
            <table:table-cell table:number-columns-repeated="5"/>
            <table:covered-table-cell table:number-columns-repeated="2"/>
            <table:table-cell table:number-columns-repeated="5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 table:number-columns-repeated="2"/>
            <table:table-cell table:number-columns-repeated="5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4"/>
            <table:table-cell table:style-name="ce46"/>
            <table:table-cell table:style-name="ce45"/>
            <table:table-cell table:style-name="ce49" office:value-type="float" office:value="3118" calcext:value-type="float" table:number-columns-spanned="1" table:number-rows-spanned="2">
              <text:p>3118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5"/>
            <table:covered-table-cell table:number-columns-repeated="2"/>
            <table:table-cell table:number-columns-repeated="5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4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5"/>
            <table:covered-table-cell table:number-columns-repeated="2"/>
            <table:table-cell/>
            <table:table-cell table:style-name="ce7" office:value-type="string" calcext:value-type="string" table:number-columns-spanned="1" table:number-rows-spanned="11">
              <text:p>Lade 30 Jahre in Kirjath-Jearim</text:p>
            </table:table-cell>
            <table:table-cell table:number-columns-repeated="3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 table:number-columns-repeated="2"/>
            <table:table-cell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10"/>
          </table:table-row>
          <table:table-row table:style-name="ro2">
            <table:table-cell table:number-columns-repeated="5"/>
            <table:covered-table-cell table:number-columns-repeated="2"/>
            <table:table-cell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4"/>
            <table:table-cell table:style-name="ce46"/>
            <table:table-cell table:style-name="ce45"/>
            <table:table-cell table:style-name="ce49" office:value-type="float" office:value="3124" calcext:value-type="float" table:number-columns-spanned="1" table:number-rows-spanned="2">
              <text:p>3124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4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11"/>
            <table:covered-table-cell/>
            <table:table-cell table:number-columns-repeated="10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table-cell table:style-name="ce15" office:value-type="string" calcext:value-type="string" table:number-columns-spanned="1" table:number-rows-spanned="33">
              <text:p>Saul</text:p>
            </table:table-cell>
            <table:table-cell table:number-columns-repeated="2"/>
            <table:covered-table-cell/>
            <table:table-cell table:number-columns-repeated="4"/>
            <table:table-cell table:style-name="ce46"/>
            <table:table-cell table:style-name="ce45"/>
            <table:table-cell table:style-name="ce49" office:value-type="float" office:value="3137" calcext:value-type="float" table:number-columns-spanned="1" table:number-rows-spanned="2">
              <text:p>3137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covered-table-cell/>
            <table:table-cell table:number-columns-repeated="2"/>
            <table:covered-table-cell/>
            <table:table-cell table:number-columns-repeated="4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covered-table-cell/>
            <table:table-cell table:number-columns-repeated="13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covered-table-cell/>
            <table:table-cell table:number-columns-repeated="13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covered-table-cell/>
            <table:table-cell table:number-columns-repeated="7"/>
            <table:table-cell table:style-name="ce46"/>
            <table:table-cell table:style-name="ce45"/>
            <table:table-cell table:style-name="ce49" office:value-type="float" office:value="3138" calcext:value-type="float" table:number-columns-spanned="1" table:number-rows-spanned="2">
              <text:p>3138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8"/>
            <table:covered-table-cell/>
            <table:table-cell table:number-columns-repeated="3"/>
            <table:covered-table-cell/>
            <table:table-cell table:number-columns-repeated="9"/>
            <table:covered-table-cell/>
            <table:table-cell table:number-columns-repeated="8"/>
            <table:covered-table-cell/>
            <table:table-cell table:number-columns-repeated="7"/>
            <table:table-cell table:style-name="ce4"/>
            <table:table-cell table:style-name="ce45"/>
            <table:covered-table-cell/>
            <table:table-cell table:number-columns-repeated="3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13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7"/>
            <table:table-cell table:style-name="ce46"/>
            <table:table-cell table:style-name="ce45"/>
            <table:table-cell table:style-name="ce49" office:value-type="float" office:value="3141" calcext:value-type="float" table:number-columns-spanned="1" table:number-rows-spanned="2">
              <text:p>3141</text:p>
            </table:table-cell>
            <table:table-cell table:style-name="ce49"/>
            <table:table-cell table:number-columns-repeated="2"/>
          </table:table-row>
          <table:table-row table:style-name="ro2">
            <table:table-cell table:number-columns-repeated="22"/>
            <table:covered-table-cell/>
            <table:table-cell table:number-columns-repeated="8"/>
            <table:covered-table-cell/>
            <table:table-cell table:number-columns-repeated="7"/>
            <table:table-cell table:style-name="ce4"/>
            <table:table-cell table:style-name="ce45"/>
            <table:covered-table-cell/>
            <table:table-cell table:number-columns-repeated="3"/>
          </table:table-row>
        </table:table-row-group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table-cell table:style-name="ce14" office:value-type="string" calcext:value-type="string" table:number-columns-spanned="1" table:number-rows-spanned="22">
            <text:p>David</text:p>
          </table:table-cell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152" calcext:value-type="float" table:number-columns-spanned="1" table:number-rows-spanned="2">
            <text:p>315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154" calcext:value-type="float" table:number-columns-spanned="1" table:number-rows-spanned="2">
            <text:p>315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158" calcext:value-type="float" table:number-columns-spanned="1" table:number-rows-spanned="2">
            <text:p>315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159" calcext:value-type="float" table:number-columns-spanned="1" table:number-rows-spanned="2">
            <text:p>315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162" calcext:value-type="float" table:number-columns-spanned="1" table:number-rows-spanned="2">
            <text:p>316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1. Sam 25:1</text:p>
          </table:table-cell>
          <table:table-cell table:style-name="ce3"/>
          <table:table-cell table:number-columns-repeated="19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5"/>
          <table:table-cell table:style-name="ce12" office:value-type="string" calcext:value-type="string" table:number-columns-spanned="1" table:number-rows-spanned="16">
            <text:p>Samuel stirbt</text:p>
          </table:table-cell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164" calcext:value-type="float" table:number-columns-spanned="1" table:number-rows-spanned="2">
            <text:p>316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6"/>
          <table:table-cell table:style-name="ce19" table:number-columns-repeated="2"/>
          <table:table-cell table:number-columns-repeated="5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table-cell table:style-name="ce43" office:value-type="string" calcext:value-type="string" table:number-columns-spanned="1" table:number-rows-spanned="2">
            <text:p>Hebron</text:p>
          </table:table-cell>
          <table:table-cell/>
          <table:table-cell table:style-name="ce46"/>
          <table:table-cell table:style-name="ce45"/>
          <table:table-cell table:style-name="ce49" office:value-type="float" office:value="3171" calcext:value-type="float" table:number-columns-spanned="1" table:number-rows-spanned="2">
            <text:p>317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table-cell table:style-name="ce44" office:value-type="string" calcext:value-type="string" table:number-columns-spanned="1" table:number-rows-spanned="7">
            <text:p>Jerusalem</text:p>
          </table:table-cell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46"/>
          <table:table-cell table:style-name="ce45"/>
          <table:table-cell table:style-name="ce49" office:value-type="float" office:value="3202" calcext:value-type="float" table:number-columns-spanned="1" table:number-rows-spanned="2">
            <text:p>320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14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table-cell table:style-name="ce14" office:value-type="string" calcext:value-type="string" table:number-columns-spanned="1" table:number-rows-spanned="28">
            <text:p>Rehabeam</text:p>
          </table:table-cell>
          <table:table-cell table:number-columns-repeated="5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203" calcext:value-type="float" table:number-columns-spanned="1" table:number-rows-spanned="2">
            <text:p>320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2"/>
          <table:table-cell table:style-name="ce26" office:value-type="string" calcext:value-type="string" table:number-columns-spanned="1" table:number-rows-spanned="24">
            <text:p>Salomo</text:p>
          </table:table-cell>
          <table:table-cell table:number-columns-repeated="10"/>
        </table:table-row>
        <table:table-row table:style-name="ro2">
          <table:table-cell table:number-columns-repeated="8"/>
          <table:covered-table-cell/>
          <table:table-cell table:number-columns-repeated="13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204" calcext:value-type="float" table:number-columns-spanned="1" table:number-rows-spanned="2">
            <text:p>320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206" calcext:value-type="float" table:number-columns-spanned="1" table:number-rows-spanned="2">
            <text:p>320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7"/>
          <table:table-cell table:style-name="ce46"/>
          <table:table-cell table:style-name="ce49" office:value-type="float" office:value="-1027" calcext:value-type="float" table:number-columns-spanned="1" table:number-rows-spanned="2">
            <text:p>-1027</text:p>
          </table:table-cell>
          <table:table-cell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207" calcext:value-type="float" table:number-columns-spanned="1" table:number-rows-spanned="2">
            <text:p>3207</text:p>
          </table:table-cell>
          <table:table-cell table:style-name="ce4"/>
          <table:covered-table-cell/>
          <table:table-cell table:style-name="ce8" office:value-type="string" calcext:value-type="string">
            <text:p>Gemäss Roger Liebi: 1013 v. Chr.</text:p>
          </table:table-cell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5"/>
          <table:table-cell table:style-name="ce45"/>
          <table:table-cell table:number-columns-repeated="4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5"/>
          <table:table-cell table:style-name="ce45"/>
          <table:table-cell table:number-columns-repeated="4"/>
        </table:table-row>
        <table:table-row table:style-name="ro2">
          <table:table-cell table:number-columns-repeated="28"/>
          <table:table-cell table:style-name="ce17" office:value-type="string" calcext:value-type="string" table:number-columns-spanned="1" table:number-rows-spanned="7">
            <text:p>Tempelbau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208" calcext:value-type="float" table:number-columns-spanned="1" table:number-rows-spanned="2">
            <text:p>320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8"/>
          <table:covered-table-cell table:style-name="ce17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 table:style-name="ce17"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28"/>
          <table:covered-table-cell table:style-name="ce17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6"/>
          <table:table-cell table:style-name="ce49" office:value-type="float" office:value="-1020" calcext:value-type="float" table:number-columns-spanned="1" table:number-rows-spanned="2">
            <text:p>-1020</text:p>
          </table:table-cell>
          <table:table-cell/>
        </table:table-row>
        <table:table-row table:style-name="ro2">
          <table:table-cell table:number-columns-repeated="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214" calcext:value-type="float" table:number-columns-spanned="1" table:number-rows-spanned="2">
            <text:p>3214</text:p>
          </table:table-cell>
          <table:table-cell table:style-name="ce4"/>
          <table:covered-table-cell/>
          <table:table-cell table:style-name="ce8" office:value-type="string" calcext:value-type="string">
            <text:p>Gemäss Roger Liebi: 1007 v. Chr.</text:p>
          </table:table-cell>
        </table:table-row>
        <table:table-row table:style-name="ro2">
          <table:table-cell table:number-columns-repeated="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227" calcext:value-type="float" table:number-columns-spanned="1" table:number-rows-spanned="2">
            <text:p>322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243" calcext:value-type="float" table:number-columns-spanned="1" table:number-rows-spanned="2">
            <text:p>324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table-cell table:style-name="ce20" office:value-type="string" calcext:value-type="string" table:number-columns-spanned="1" table:number-rows-spanned="56">
            <text:p>Jerobeam</text:p>
          </table:table-cell>
          <table:table-cell table:number-columns-repeated="8"/>
          <table:table-cell table:style-name="ce26" office:value-type="string" calcext:value-type="string" table:number-columns-spanned="1" table:number-rows-spanned="31">
            <text:p>Rehabeam</text:p>
          </table:table-cell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 table:number-columns-repeated="7"/>
          <table:table-cell table:style-name="ce46"/>
          <table:table-cell table:style-name="ce45"/>
          <table:table-cell table:style-name="ce49" office:value-type="float" office:value="3244" calcext:value-type="float" table:number-columns-spanned="1" table:number-rows-spanned="2">
            <text:p>324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7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45"/>
          <table:table-cell table:number-columns-repeated="4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6"/>
          <table:table-cell table:style-name="ce45"/>
          <table:table-cell table:style-name="ce49" office:value-type="float" office:value="3245" calcext:value-type="float" table:number-columns-spanned="1" table:number-rows-spanned="2">
            <text:p>324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6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7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6"/>
          <table:table-cell table:style-name="ce45"/>
          <table:table-cell table:style-name="ce49" office:value-type="float" office:value="3246" calcext:value-type="float" table:number-columns-spanned="1" table:number-rows-spanned="2">
            <text:p>324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7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6"/>
          <table:table-cell table:style-name="ce45"/>
          <table:table-cell table:style-name="ce49" office:value-type="float" office:value="3247" calcext:value-type="float" table:number-columns-spanned="1" table:number-rows-spanned="2">
            <text:p>324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7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6"/>
          <table:table-cell table:style-name="ce45"/>
          <table:table-cell table:style-name="ce49" office:value-type="float" office:value="3248" calcext:value-type="float" table:number-columns-spanned="1" table:number-rows-spanned="2">
            <text:p>324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7"/>
          <table:table-cell table:style-name="ce6" office:value-type="float" office:value="5" calcext:value-type="float" table:number-columns-spanned="1" table:number-rows-spanned="6">
            <text:p>5</text:p>
          </table:table-cell>
          <table:covered-table-cell/>
          <table:table-cell table:number-columns-repeated="7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45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1. Kö 14:25</text:p>
          </table:table-cell>
          <table:table-cell/>
          <table:table-cell table:style-name="ce2" office:value-type="string" calcext:value-type="string" table:number-columns-spanned="1" table:number-rows-spanned="2">
            <text:p>2. Chr 12:2-9</text:p>
          </table:table-cell>
          <table:table-cell table:style-name="ce3" table:number-columns-repeated="3"/>
          <table:table-cell table:number-columns-repeated="2"/>
          <table:table-cell table:style-name="ce8"/>
          <table:table-cell table:number-columns-repeated="12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/>
          <table:covered-table-cell/>
          <table:table-cell/>
          <table:covered-table-cell/>
          <table:table-cell table:style-name="ce4" table:number-columns-repeated="3"/>
          <table:table-cell table:style-name="ce6" office:value-type="string" calcext:value-type="string" table:number-columns-spanned="4" table:number-rows-spanned="15">
            <text:p>Im 5. Jahr Rehobeams: Sisak (Äg) zieht nach Jerusalem und nimmt Schätze des Hauses Jehovas und des königl. Hauses</text:p>
            <text:p/>
          </table:table-cell>
          <table:covered-table-cell table:number-columns-repeated="3" table:style-name="ce8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6"/>
          <table:table-cell table:style-name="ce45"/>
          <table:table-cell table:style-name="ce49" office:value-type="float" office:value="3249" calcext:value-type="float" table:number-columns-spanned="1" table:number-rows-spanned="2">
            <text:p>324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table-cell table:style-name="ce6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7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6"/>
          <table:table-cell table:style-name="ce45"/>
          <table:table-cell table:style-name="ce49" office:value-type="float" office:value="3250" calcext:value-type="float" table:number-columns-spanned="1" table:number-rows-spanned="2">
            <text:p>325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7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6"/>
          <table:table-cell table:style-name="ce45"/>
          <table:table-cell table:style-name="ce49" office:value-type="float" office:value="3251" calcext:value-type="float" table:number-columns-spanned="1" table:number-rows-spanned="2">
            <text:p>325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11"/>
          <table:covered-table-cell/>
          <table:table-cell table:number-columns-repeated="8"/>
          <table:covered-table-cell/>
          <table:table-cell table:number-columns-repeated="7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3"/>
          <table:table-cell table:style-name="ce16" office:value-type="string" calcext:value-type="string" table:number-columns-spanned="1" table:number-rows-spanned="215">
            <text:p>Jojada</text:p>
          </table:table-cell>
          <table:table-cell table:number-columns-repeated="7"/>
          <table:covered-table-cell/>
          <table:table-cell table:number-columns-repeated="8"/>
          <table:covered-table-cell/>
          <table:table-cell table:number-columns-repeated="1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46"/>
          <table:table-cell table:style-name="ce45"/>
          <table:table-cell table:style-name="ce49" office:value-type="float" office:value="3260" calcext:value-type="float" table:number-columns-spanned="1" table:number-rows-spanned="2">
            <text:p>326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3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8"/>
          <table:table-cell table:style-name="ce45"/>
          <table:table-cell table:number-columns-repeated="4"/>
        </table:table-row>
        <table:table-row table:style-name="ro2">
          <table:table-cell table:number-columns-repeated="7"/>
          <table:covered-table-cell table:number-columns-repeated="4" table:style-name="ce8"/>
          <table:table-cell table:number-columns-repeated="3"/>
          <table:covered-table-cell/>
          <table:table-cell table:number-columns-repeated="7"/>
          <table:covered-table-cell/>
          <table:table-cell table:number-columns-repeated="5"/>
          <table:table-cell table:style-name="ce26" office:value-type="string" calcext:value-type="string" table:number-columns-spanned="1" table:number-rows-spanned="17">
            <text:p>Abija(m) <text:span text:style-name="T3">1. Kö 15:1-8 / 2. Chr 13:1-23</text:span></text:p>
          </table:table-cell>
          <table:table-cell table:number-columns-repeated="16"/>
        </table:table-row>
        <table:table-row table:style-name="ro2">
          <table:table-cell table:number-columns-repeated="7"/>
          <table:table-cell table:style-name="ce8" table:number-columns-repeated="4"/>
          <table:table-cell table:number-columns-repeated="3"/>
          <table:covered-table-cell/>
          <table:table-cell table:number-columns-repeated="7"/>
          <table:covered-table-cell/>
          <table:table-cell table:number-columns-repeated="5"/>
          <table:covered-table-cell table:style-name="ce26"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6"/>
          <table:table-cell table:style-name="ce45"/>
          <table:table-cell table:style-name="ce49" office:value-type="float" office:value="3261" calcext:value-type="float" table:number-columns-spanned="1" table:number-rows-spanned="2">
            <text:p>326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6"/>
          <table:table-cell table:style-name="ce45"/>
          <table:table-cell table:style-name="ce49" office:value-type="float" office:value="3262" calcext:value-type="float" table:number-columns-spanned="1" table:number-rows-spanned="2">
            <text:p>326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6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6"/>
          <table:table-cell table:style-name="ce45"/>
          <table:table-cell table:style-name="ce49" office:value-type="float" office:value="3263" calcext:value-type="float" table:number-columns-spanned="1" table:number-rows-spanned="2">
            <text:p>326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0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1"/>
          <table:table-cell table:style-name="ce45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11"/>
          <table:table-cell table:style-name="ce45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4"/>
          <table:table-cell table:style-name="ce16" office:value-type="string" calcext:value-type="string" table:number-columns-spanned="1" table:number-rows-spanned="39">
            <text:p>10 Jahre Ruhe unter Asa</text:p>
          </table:table-cell>
          <table:table-cell/>
          <table:covered-table-cell/>
          <table:table-cell table:number-columns-repeated="7"/>
          <table:covered-table-cell/>
          <table:table-cell table:number-columns-repeated="8"/>
          <table:table-cell table:style-name="ce26" office:value-type="string" calcext:value-type="string" table:number-columns-spanned="1" table:number-rows-spanned="105">
            <text:p>Asa   <text:span text:style-name="T3">1. Kö 15:9-24 / 2. Chr 14:1-2. Chr 16:24</text:span></text:p>
          </table:table-cell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7"/>
          <table:table-cell table:style-name="ce46"/>
          <table:table-cell table:style-name="ce45"/>
          <table:table-cell table:style-name="ce49" office:value-type="float" office:value="3264" calcext:value-type="float" table:number-columns-spanned="1" table:number-rows-spanned="2">
            <text:p>326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7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6"/>
          <table:table-cell table:style-name="ce45"/>
          <table:table-cell table:style-name="ce49" office:value-type="float" office:value="3265" calcext:value-type="float" table:number-columns-spanned="1" table:number-rows-spanned="2">
            <text:p>326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2" calcext:value-type="float" table:number-columns-spanned="1" table:number-rows-spanned="6">
            <text:p>2</text:p>
          </table:table-cell>
          <table:covered-table-cell/>
          <table:table-cell table:number-columns-repeated="8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1. Kö 14:20</text:p>
          </table:table-cell>
          <table:table-cell table:style-name="ce3"/>
          <table:table-cell table:number-columns-repeated="4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8"/>
          <table:table-cell table:style-name="ce45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4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4"/>
          <table:table-cell table:style-name="ce20" office:value-type="string" calcext:value-type="string" table:number-columns-spanned="1" table:number-rows-spanned="6">
            <text:p>Nadab</text:p>
          </table:table-cell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7"/>
          <table:table-cell table:style-name="ce46"/>
          <table:table-cell table:style-name="ce45"/>
          <table:table-cell table:style-name="ce49" office:value-type="float" office:value="3266" calcext:value-type="float" table:number-columns-spanned="1" table:number-rows-spanned="2">
            <text:p>326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7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4"/>
          <table:covered-table-cell/>
          <table:table-cell table:number-columns-repeated="10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table-cell table:style-name="ce20" office:value-type="string" calcext:value-type="string" table:number-columns-spanned="1" table:number-rows-spanned="48">
            <text:p>Baesa</text:p>
          </table:table-cell>
          <table:table-cell table:number-columns-repeated="7"/>
          <table:covered-table-cell table:number-columns-repeated="2"/>
          <table:table-cell table:number-columns-repeated="7"/>
          <table:table-cell table:style-name="ce46"/>
          <table:table-cell table:style-name="ce45"/>
          <table:table-cell table:style-name="ce49" office:value-type="float" office:value="3267" calcext:value-type="float" table:number-columns-spanned="1" table:number-rows-spanned="2">
            <text:p>326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table-cell table:style-name="ce6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7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covered-table-cell table:number-columns-repeated="2"/>
          <table:table-cell table:number-columns-repeated="7"/>
          <table:table-cell table:style-name="ce46"/>
          <table:table-cell table:style-name="ce45"/>
          <table:table-cell table:style-name="ce49" office:value-type="float" office:value="3268" calcext:value-type="float" table:number-columns-spanned="1" table:number-rows-spanned="2">
            <text:p>326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table-cell table:style-name="ce6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7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 table:style-name="ce20"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7"/>
          <table:table-cell table:style-name="ce46"/>
          <table:table-cell table:style-name="ce45"/>
          <table:table-cell table:style-name="ce49" office:value-type="float" office:value="3269" calcext:value-type="float" table:number-columns-spanned="1" table:number-rows-spanned="2">
            <text:p>326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7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1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table-cell table:style-name="ce14" office:value-type="string" calcext:value-type="string" table:number-columns-spanned="1" table:number-rows-spanned="80">
            <text:p>Josaphat</text:p>
          </table:table-cell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/>
          <table:table-cell table:style-name="ce46"/>
          <table:table-cell table:style-name="ce45"/>
          <table:table-cell table:style-name="ce49" office:value-type="float" office:value="3270" calcext:value-type="float" table:number-columns-spanned="1" table:number-rows-spanned="2">
            <text:p>327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5"/>
          <table:covered-table-cell table:style-name="ce14"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/>
          <table:table-cell table:style-name="ce46"/>
          <table:table-cell table:style-name="ce45"/>
          <table:table-cell table:style-name="ce49" office:value-type="float" office:value="3271" calcext:value-type="float" table:number-columns-spanned="1" table:number-rows-spanned="2">
            <text:p>327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5"/>
          <table:covered-table-cell table:style-name="ce14"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/>
          <table:table-cell table:style-name="ce46"/>
          <table:table-cell table:style-name="ce45"/>
          <table:table-cell table:style-name="ce49" office:value-type="float" office:value="3272" calcext:value-type="float" table:number-columns-spanned="1" table:number-rows-spanned="2">
            <text:p>327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9" calcext:value-type="float" table:number-columns-spanned="1" table:number-rows-spanned="4">
            <text:p>9</text:p>
          </table:table-cell>
          <table:covered-table-cell/>
          <table:table-cell table:number-columns-repeated="5"/>
          <table:covered-table-cell table:style-name="ce14"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 table:style-name="ce14"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273" calcext:value-type="float" table:number-columns-spanned="1" table:number-rows-spanned="2">
            <text:p>327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3"/>
          <table:table-cell table:style-name="ce2" office:value-type="string" calcext:value-type="string" table:number-columns-spanned="1" table:number-rows-spanned="2">
            <text:p>2. Chr 13:23</text:p>
          </table:table-cell>
          <table:table-cell table:style-name="ce3" table:number-columns-repeated="3"/>
          <table:table-cell table:style-name="ce9"/>
          <table:table-cell table:number-columns-repeated="3"/>
          <table:table-cell table:style-name="ce9"/>
          <table:covered-table-cell/>
          <table:table-cell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3"/>
          <table:covered-table-cell/>
          <table:table-cell table:number-columns-repeated="3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274" calcext:value-type="float" table:number-columns-spanned="1" table:number-rows-spanned="2">
            <text:p>327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275" calcext:value-type="float" table:number-columns-spanned="1" table:number-rows-spanned="2">
            <text:p>327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276" calcext:value-type="float" table:number-columns-spanned="1" table:number-rows-spanned="2">
            <text:p>327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277" calcext:value-type="float" table:number-columns-spanned="1" table:number-rows-spanned="2">
            <text:p>327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5"/>
          <table:covered-table-cell/>
          <table:table-cell table:number-columns-repeated="2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14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4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278" calcext:value-type="float" table:number-columns-spanned="1" table:number-rows-spanned="2">
            <text:p>327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table-cell table:style-name="ce6" office:value-type="float" office:value="15" calcext:value-type="float" table:number-columns-spanned="1" table:number-rows-spanned="3">
            <text:p>15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279" calcext:value-type="float" table:number-columns-spanned="1" table:number-rows-spanned="2">
            <text:p>327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289" calcext:value-type="float" table:number-columns-spanned="1" table:number-rows-spanned="2">
            <text:p>328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table-cell table:style-name="ce20" office:value-type="string" calcext:value-type="string" table:number-columns-spanned="1" table:number-rows-spanned="7">
            <text:p>Ela</text:p>
          </table:table-cell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290" calcext:value-type="float" table:number-columns-spanned="1" table:number-rows-spanned="2">
            <text:p>329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table-cell table:style-name="ce20" office:value-type="string" calcext:value-type="string" table:number-columns-spanned="1" table:number-rows-spanned="4">
            <text:p>Simri</text:p>
          </table:table-cell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table-cell table:style-name="ce20" office:value-type="string" calcext:value-type="string" table:number-columns-spanned="1" table:number-rows-spanned="7">
            <text:p>Tibni</text:p>
          </table:table-cell>
          <table:table-cell/>
          <table:table-cell table:style-name="ce20" office:value-type="string" calcext:value-type="string" table:number-columns-spanned="1" table:number-rows-spanned="24">
            <text:p>Omri</text:p>
          </table:table-cell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291" calcext:value-type="float" table:number-columns-spanned="1" table:number-rows-spanned="2">
            <text:p>329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294" calcext:value-type="float" table:number-columns-spanned="1" table:number-rows-spanned="2">
            <text:p>329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2"/>
          <table:covered-table-cell/>
          <table:table-cell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295" calcext:value-type="float" table:number-columns-spanned="1" table:number-rows-spanned="2">
            <text:p>329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297" calcext:value-type="float" table:number-columns-spanned="1" table:number-rows-spanned="2">
            <text:p>329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table-cell table:style-name="ce14" office:value-type="string" calcext:value-type="string" table:number-columns-spanned="1" table:number-rows-spanned="53">
            <text:p>Joram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299" calcext:value-type="float" table:number-columns-spanned="1" table:number-rows-spanned="2">
            <text:p>329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1. Kö 15:17</text:p>
          </table:table-cell>
          <table:table-cell table:style-name="ce3"/>
          <table:table-cell table:style-name="ce2" office:value-type="string" calcext:value-type="string" table:number-columns-spanned="1" table:number-rows-spanned="2">
            <text:p>2. Chr 16:1</text:p>
          </table:table-cell>
          <table:table-cell table:style-name="ce5" table:number-columns-repeated="3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covered-table-cell/>
          <table:table-cell table:style-name="ce5" table:number-columns-repeated="3"/>
          <table:table-cell table:style-name="ce10" office:value-type="string" calcext:value-type="string" table:number-columns-spanned="3" table:number-rows-spanned="7">
            <text:p>Im 36. Regierungsjahr Asas baut Baesa Rama</text:p>
          </table:table-cell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style-name="ce9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301" calcext:value-type="float" table:number-columns-spanned="1" table:number-rows-spanned="2">
            <text:p>330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covered-table-cell table:style-name="ce9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style-name="ce9"/>
          <table:covered-table-cell table:number-columns-repeated="2"/>
          <table:table-cell table:number-columns-repeated="4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style-name="ce9"/>
          <table:covered-table-cell table:number-columns-repeated="2"/>
          <table:table-cell table:number-columns-repeated="4"/>
          <table:covered-table-cell/>
          <table:table-cell table:number-columns-repeated="7"/>
          <table:table-cell table:style-name="ce20" office:value-type="string" calcext:value-type="string" table:number-columns-spanned="1" table:number-rows-spanned="38">
            <text:p>Ahab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style-name="ce9"/>
          <table:covered-table-cell table:number-columns-repeated="2"/>
          <table:table-cell table:number-columns-repeated="4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302" calcext:value-type="float" table:number-columns-spanned="1" table:number-rows-spanned="2">
            <text:p>330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covered-table-cell table:style-name="ce9"/>
          <table:covered-table-cell table:number-columns-repeated="2"/>
          <table:table-cell table:number-columns-repeated="4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304" calcext:value-type="float" table:number-columns-spanned="1" table:number-rows-spanned="2">
            <text:p>330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table-cell table:style-name="ce26" office:value-type="string" calcext:value-type="string" table:number-columns-spanned="1" table:number-rows-spanned="41">
            <text:p>Josaphat   <text:span text:style-name="T3">1. Kö 22:41-50 / 2. Chr 17:1-21:1</text:span></text:p>
          </table:table-cell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305" calcext:value-type="float" table:number-columns-spanned="1" table:number-rows-spanned="2">
            <text:p>330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307" calcext:value-type="float" table:number-columns-spanned="1" table:number-rows-spanned="2">
            <text:p>330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312" calcext:value-type="float" table:number-columns-spanned="1" table:number-rows-spanned="2">
            <text:p>331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315" calcext:value-type="float" table:number-columns-spanned="1" table:number-rows-spanned="2">
            <text:p>331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table-cell table:style-name="ce14" office:value-type="string" calcext:value-type="string" table:number-columns-spanned="1" table:number-rows-spanned="44">
            <text:p>Ahasj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318" calcext:value-type="float" table:number-columns-spanned="1" table:number-rows-spanned="2">
            <text:p>331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319" calcext:value-type="float" table:number-columns-spanned="1" table:number-rows-spanned="3">
            <text:p>331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 table:number-columns-repeated="2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321" calcext:value-type="float" table:number-columns-spanned="1" table:number-rows-spanned="2">
            <text:p>332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table-cell table:style-name="ce20" office:value-type="string" calcext:value-type="string" table:number-columns-spanned="1" table:number-rows-spanned="7">
            <text:p>Ahasja</text:p>
          </table:table-cell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322" calcext:value-type="float" table:number-columns-spanned="1" table:number-rows-spanned="2">
            <text:p>332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326" calcext:value-type="float" table:number-columns-spanned="1" table:number-rows-spanned="2">
            <text:p>332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table-cell table:style-name="ce26" office:value-type="string" calcext:value-type="string" table:number-columns-spanned="1" table:number-rows-spanned="8">
            <text:p>Joram Vize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327" calcext:value-type="float" table:number-columns-spanned="1" table:number-rows-spanned="2">
            <text:p>332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16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table-cell table:style-name="ce20" office:value-type="string" calcext:value-type="string" table:number-columns-spanned="1" table:number-rows-spanned="21">
            <text:p>Joram</text:p>
          </table:table-cell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329" calcext:value-type="float" table:number-columns-spanned="1" table:number-rows-spanned="2">
            <text:p>332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table-cell table:style-name="ce38" office:value-type="string" calcext:value-type="string" table:number-columns-spanned="1" table:number-rows-spanned="13">
            <text:p>2. Kö 8:16-24 / 2. Chr 21:1-20</text:p>
          </table:table-cell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330" calcext:value-type="float" table:number-columns-spanned="1" table:number-rows-spanned="2">
            <text:p>333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335" calcext:value-type="float" table:number-columns-spanned="1" table:number-rows-spanned="2">
            <text:p>333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337" calcext:value-type="float" table:number-columns-spanned="1" table:number-rows-spanned="2">
            <text:p>333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table-cell table:style-name="ce26" table:number-columns-spanned="1" table:number-rows-spanned="5"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table-cell table:style-name="ce14" office:value-type="string" calcext:value-type="string" table:number-columns-spanned="1" table:number-rows-spanned="13">
            <text:p>Joas</text:p>
          </table:table-cell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 table:style-name="ce14"/>
          <table:table-cell/>
          <table:table-cell table:style-name="ce46"/>
          <table:table-cell table:style-name="ce45"/>
          <table:table-cell table:style-name="ce49" office:value-type="float" office:value="3338" calcext:value-type="float" table:number-columns-spanned="1" table:number-rows-spanned="2">
            <text:p>333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5" table:number-columns-repeated="2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9:24</text:p>
          </table:table-cell>
          <table:table-cell table:style-name="ce3"/>
          <table:table-cell table:number-columns-repeated="4"/>
          <table:table-cell table:style-name="ce9"/>
          <table:table-cell table:number-columns-repeated="6"/>
          <table:covered-table-cell/>
          <table:table-cell table:number-columns-repeated="7"/>
          <table:covered-table-cell/>
          <table:table-cell table:number-columns-repeated="8"/>
          <table:covered-table-cell/>
          <table:table-cell table:number-columns-repeated="5"/>
          <table:covered-table-cell/>
          <table:table-cell/>
          <table:table-cell table:style-name="ce45" table:number-columns-repeated="2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4"/>
          <table:table-cell table:style-name="ce9"/>
          <table:table-cell table:number-columns-repeated="6"/>
          <table:covered-table-cell/>
          <table:table-cell table:number-columns-repeated="4"/>
          <table:table-cell table:style-name="ce20" office:value-type="string" calcext:value-type="string" table:number-columns-spanned="1" table:number-rows-spanned="18">
            <text:p>Jehu</text:p>
          </table:table-cell>
          <table:table-cell table:number-columns-repeated="8"/>
          <table:table-cell table:style-name="ce31" office:value-type="string" calcext:value-type="string" table:number-columns-spanned="1" table:number-rows-spanned="9">
            <text:p>Athalja</text:p>
          </table:table-cell>
          <table:table-cell table:number-columns-repeated="8"/>
          <table:covered-table-cell/>
          <table:table-cell table:number-columns-repeated="2"/>
          <table:table-cell table:style-name="ce45"/>
          <table:table-cell table:number-columns-repeated="3"/>
          <table:table-cell table:style-name="ce52" office:value-type="string" calcext:value-type="string">
            <text:p>TODO: Wer stirbt zuerst. Joram oder Ahasja</text:p>
          </table:table-cell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46"/>
          <table:table-cell table:style-name="ce45"/>
          <table:table-cell table:style-name="ce49" office:value-type="float" office:value="3339" calcext:value-type="float" table:number-columns-spanned="1" table:number-rows-spanned="2">
            <text:p>333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46"/>
          <table:table-cell table:style-name="ce45"/>
          <table:table-cell table:style-name="ce49" office:value-type="float" office:value="3344" calcext:value-type="float" table:number-columns-spanned="1" table:number-rows-spanned="2">
            <text:p>334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table-cell table:style-name="ce26" table:number-columns-spanned="1" table:number-rows-spanned="26"/>
          <table:table-cell/>
          <table:table-cell table:style-name="ce46"/>
          <table:table-cell table:style-name="ce45"/>
          <table:table-cell table:style-name="ce49" office:value-type="float" office:value="3345" calcext:value-type="float" table:number-columns-spanned="1" table:number-rows-spanned="2">
            <text:p>334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46"/>
          <table:table-cell table:style-name="ce45"/>
          <table:table-cell table:style-name="ce49" office:value-type="float" office:value="3359" calcext:value-type="float" table:number-columns-spanned="1" table:number-rows-spanned="2">
            <text:p>335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7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table-cell table:style-name="ce14" office:value-type="string" calcext:value-type="string" table:number-columns-spanned="1" table:number-rows-spanned="21">
            <text:p>Amazja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 table:style-name="ce14"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366" calcext:value-type="float" table:number-columns-spanned="1" table:number-rows-spanned="2">
            <text:p>336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table-cell table:style-name="ce23" office:value-type="string" calcext:value-type="string" table:number-columns-spanned="1" table:number-rows-spanned="13">
            <text:p>Joahas</text:p>
          </table:table-cell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367" calcext:value-type="float" table:number-columns-spanned="1" table:number-rows-spanned="2">
            <text:p>336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7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381" calcext:value-type="float" table:number-columns-spanned="1" table:number-rows-spanned="2">
            <text:p>338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table-cell table:style-name="ce9"/>
          <table:table-cell table:number-columns-repeated="6"/>
          <table:covered-table-cell/>
          <table:table-cell table:number-columns-repeated="4"/>
          <table:table-cell table:style-name="ce20" office:value-type="string" calcext:value-type="string" table:number-columns-spanned="1" table:number-rows-spanned="18">
            <text:p>Joas</text:p>
          </table:table-cell>
          <table:table-cell table:number-columns-repeated="2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"/>
          <table:table-cell table:style-name="ce2" office:value-type="string" calcext:value-type="string" table:number-columns-spanned="1" table:number-rows-spanned="2">
            <text:p>2. Chr 24:15</text:p>
          </table:table-cell>
          <table:table-cell table:style-name="ce3" table:number-columns-repeated="3"/>
          <table:table-cell table:style-name="ce9"/>
          <table:table-cell table:number-columns-repeated="6"/>
          <table:covered-table-cell/>
          <table:table-cell table:number-columns-repeated="4"/>
          <table:covered-table-cell/>
          <table:table-cell table:number-columns-repeated="2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3"/>
          <table:covered-table-cell/>
          <table:table-cell table:style-name="ce4" table:number-columns-repeated="3"/>
          <table:table-cell table:number-columns-repeated="12"/>
          <table:covered-table-cell/>
          <table:table-cell table:number-columns-repeated="2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2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383" calcext:value-type="float" table:number-columns-spanned="1" table:number-rows-spanned="2">
            <text:p>338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2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2"/>
          <table:covered-table-cell table:style-name="ce18"/>
          <table:table-cell table:number-columns-repeated="11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384" calcext:value-type="float" table:number-columns-spanned="1" table:number-rows-spanned="2">
            <text:p>338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4"/>
          <table:table-cell table:style-name="ce26" table:number-columns-spanned="1" table:number-rows-spanned="17"/>
          <table:table-cell table:number-columns-repeated="10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 table:style-name="ce26"/>
          <table:table-cell table:number-columns-repeated="10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385" calcext:value-type="float" table:number-columns-spanned="1" table:number-rows-spanned="2">
            <text:p>338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10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398" calcext:value-type="float" table:number-columns-spanned="1" table:number-rows-spanned="2">
            <text:p>339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4"/>
          <table:covered-table-cell/>
          <table:table-cell table:number-columns-repeated="10"/>
        </table:table-row>
        <table:table-row table:style-name="ro2">
          <table:table-cell table:number-columns-repeated="22"/>
          <table:table-cell table:style-name="ce20" office:value-type="string" calcext:value-type="string" table:number-columns-spanned="1" table:number-rows-spanned="22">
            <text:p>Jerobeam II</text:p>
          </table:table-cell>
          <table:table-cell table:number-columns-repeated="11"/>
          <table:covered-table-cell/>
          <table:table-cell table:number-columns-repeated="10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399" calcext:value-type="float" table:number-columns-spanned="1" table:number-rows-spanned="2">
            <text:p>339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10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408" calcext:value-type="float" table:number-columns-spanned="1" table:number-rows-spanned="2">
            <text:p>340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2"/>
          <table:table-cell table:style-name="ce14" office:value-type="string" calcext:value-type="string" table:number-columns-spanned="1" table:number-rows-spanned="9">
            <text:p>Asarja/Ussija</text:p>
          </table:table-cell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413" calcext:value-type="float" table:number-columns-spanned="1" table:number-rows-spanned="2">
            <text:p>341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1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46"/>
          <table:table-cell table:style-name="ce45"/>
          <table:table-cell table:style-name="ce49" office:value-type="float" office:value="3414" calcext:value-type="float" table:number-columns-spanned="1" table:number-rows-spanned="2">
            <text:p>341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46"/>
          <table:table-cell table:style-name="ce45"/>
          <table:table-cell table:style-name="ce49" office:value-type="float" office:value="3424" calcext:value-type="float" table:number-columns-spanned="1" table:number-rows-spanned="2">
            <text:p>342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4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3"/>
          <table:table-cell table:style-name="ce6" office:value-type="float" office:value="1" calcext:value-type="float" table:number-columns-spanned="1" table:number-rows-spanned="2">
            <text:p>1</text:p>
          </table:table-cell>
          <table:table-cell table:style-name="ce32" table:number-columns-spanned="1" table:number-rows-spanned="174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25" calcext:value-type="float" table:number-columns-spanned="1" table:number-rows-spanned="2">
            <text:p>342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3"/>
          <table:table-cell table:style-name="ce6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3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26" calcext:value-type="float" table:number-columns-spanned="1" table:number-rows-spanned="2">
            <text:p>342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3"/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27" calcext:value-type="float" table:number-columns-spanned="1" table:number-rows-spanned="2">
            <text:p>342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28" calcext:value-type="float" table:number-columns-spanned="1" table:number-rows-spanned="2">
            <text:p>342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29" calcext:value-type="float" table:number-columns-spanned="1" table:number-rows-spanned="2">
            <text:p>342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30" calcext:value-type="float" table:number-columns-spanned="1" table:number-rows-spanned="2">
            <text:p>343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31" calcext:value-type="float" table:number-columns-spanned="1" table:number-rows-spanned="2">
            <text:p>343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32" calcext:value-type="float" table:number-columns-spanned="1" table:number-rows-spanned="2">
            <text:p>343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33" calcext:value-type="float" table:number-columns-spanned="1" table:number-rows-spanned="2">
            <text:p>343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34" calcext:value-type="float" table:number-columns-spanned="1" table:number-rows-spanned="2">
            <text:p>343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35" calcext:value-type="float" table:number-columns-spanned="1" table:number-rows-spanned="2">
            <text:p>343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36" calcext:value-type="float" table:number-columns-spanned="1" table:number-rows-spanned="2">
            <text:p>343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37" calcext:value-type="float" table:number-columns-spanned="1" table:number-rows-spanned="2">
            <text:p>343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38" calcext:value-type="float" table:number-columns-spanned="1" table:number-rows-spanned="2">
            <text:p>343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39" calcext:value-type="float" table:number-columns-spanned="1" table:number-rows-spanned="2">
            <text:p>343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40" calcext:value-type="float" table:number-columns-spanned="1" table:number-rows-spanned="2">
            <text:p>344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41" calcext:value-type="float" table:number-columns-spanned="1" table:number-rows-spanned="2">
            <text:p>344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42" calcext:value-type="float" table:number-columns-spanned="1" table:number-rows-spanned="2">
            <text:p>344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43" calcext:value-type="float" table:number-columns-spanned="1" table:number-rows-spanned="2">
            <text:p>344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44" calcext:value-type="float" table:number-columns-spanned="1" table:number-rows-spanned="2">
            <text:p>344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45" calcext:value-type="float" table:number-columns-spanned="1" table:number-rows-spanned="2">
            <text:p>344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46" calcext:value-type="float" table:number-columns-spanned="1" table:number-rows-spanned="2">
            <text:p>344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47" calcext:value-type="float" table:number-columns-spanned="1" table:number-rows-spanned="2">
            <text:p>344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4" calcext:value-type="float" table:number-columns-spanned="1" table:number-rows-spanned="3">
            <text:p>24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48" calcext:value-type="float" table:number-columns-spanned="1" table:number-rows-spanned="2">
            <text:p>344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5" calcext:value-type="float" table:number-columns-spanned="1" table:number-rows-spanned="3">
            <text:p>25</text:p>
          </table:table-cell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49" calcext:value-type="float" table:number-columns-spanned="1" table:number-rows-spanned="2">
            <text:p>344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6" calcext:value-type="float" table:number-columns-spanned="1" table:number-rows-spanned="3">
            <text:p>26</text:p>
          </table:table-cell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50" calcext:value-type="float" table:number-columns-spanned="1" table:number-rows-spanned="2">
            <text:p>345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51" calcext:value-type="float" table:number-columns-spanned="1" table:number-rows-spanned="2">
            <text:p>345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28" calcext:value-type="float" table:number-columns-spanned="1" table:number-rows-spanned="4">
            <text:p>28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4"/>
          <table:table-cell table:style-name="ce14" office:value-type="string" calcext:value-type="string" table:number-columns-spanned="1" table:number-rows-spanned="90">
            <text:p>Jotham</text:p>
          </table:table-cell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52" calcext:value-type="float" table:number-columns-spanned="1" table:number-rows-spanned="2">
            <text:p>345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6" office:value-type="float" office:value="29" calcext:value-type="float" table:number-columns-spanned="1" table:number-rows-spanned="3">
            <text:p>29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53" calcext:value-type="float" table:number-columns-spanned="1" table:number-rows-spanned="2">
            <text:p>345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2" calcext:value-type="float" table:number-columns-spanned="1" table:number-rows-spanned="3">
            <text:p>2</text:p>
          </table:table-cell>
          <table:covered-table-cell/>
          <table:table-cell/>
          <table:table-cell table:style-name="ce6" office:value-type="float" office:value="30" calcext:value-type="float" table:number-columns-spanned="1" table:number-rows-spanned="3">
            <text:p>30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54" calcext:value-type="float" table:number-columns-spanned="1" table:number-rows-spanned="2">
            <text:p>345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6" office:value-type="float" office:value="31" calcext:value-type="float" table:number-columns-spanned="1" table:number-rows-spanned="3">
            <text:p>31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55" calcext:value-type="float" table:number-columns-spanned="1" table:number-rows-spanned="2">
            <text:p>345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6" office:value-type="float" office:value="32" calcext:value-type="float" table:number-columns-spanned="1" table:number-rows-spanned="3">
            <text:p>32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56" calcext:value-type="float" table:number-columns-spanned="1" table:number-rows-spanned="2">
            <text:p>345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6" office:value-type="float" office:value="33" calcext:value-type="float" table:number-columns-spanned="1" table:number-rows-spanned="3">
            <text:p>33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57" calcext:value-type="float" table:number-columns-spanned="1" table:number-rows-spanned="2">
            <text:p>345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6" office:value-type="float" office:value="34" calcext:value-type="float" table:number-columns-spanned="1" table:number-rows-spanned="3">
            <text:p>34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58" calcext:value-type="float" table:number-columns-spanned="1" table:number-rows-spanned="2">
            <text:p>345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6" office:value-type="float" office:value="35" calcext:value-type="float" table:number-columns-spanned="1" table:number-rows-spanned="3">
            <text:p>35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59" calcext:value-type="float" table:number-columns-spanned="1" table:number-rows-spanned="2">
            <text:p>345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6" office:value-type="float" office:value="36" calcext:value-type="float" table:number-columns-spanned="1" table:number-rows-spanned="3">
            <text:p>36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60" calcext:value-type="float" table:number-columns-spanned="1" table:number-rows-spanned="2">
            <text:p>346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3"/>
          <table:table-cell table:style-name="ce6" office:value-type="float" office:value="9" calcext:value-type="float" table:number-columns-spanned="1" table:number-rows-spanned="4">
            <text:p>9</text:p>
          </table:table-cell>
          <table:covered-table-cell/>
          <table:table-cell/>
          <table:table-cell table:style-name="ce6" office:value-type="float" office:value="37" calcext:value-type="float" table:number-columns-spanned="1" table:number-rows-spanned="4">
            <text:p>37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3"/>
          <table:covered-table-cell table:number-columns-repeated="2"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61" calcext:value-type="float" table:number-columns-spanned="1" table:number-rows-spanned="2">
            <text:p>346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3"/>
          <table:table-cell table:style-name="ce28" office:value-type="float" office:value="10" calcext:value-type="float" table:number-columns-spanned="1" table:number-rows-spanned="4">
            <text:p>10</text:p>
          </table:table-cell>
          <table:covered-table-cell/>
          <table:table-cell/>
          <table:table-cell table:style-name="ce6" office:value-type="float" office:value="38" calcext:value-type="float" table:number-columns-spanned="1" table:number-rows-spanned="4">
            <text:p>38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3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table-cell table:style-name="ce20" office:value-type="string" calcext:value-type="string" table:number-columns-spanned="1" table:number-rows-spanned="4">
            <text:p>Sekarja</text:p>
          </table:table-cell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62" calcext:value-type="float" table:number-columns-spanned="1" table:number-rows-spanned="2">
            <text:p>346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8" office:value-type="float" office:value="11" calcext:value-type="float" table:number-columns-spanned="1" table:number-rows-spanned="4">
            <text:p>11</text:p>
          </table:table-cell>
          <table:covered-table-cell/>
          <table:table-cell/>
          <table:table-cell table:style-name="ce6" office:value-type="float" office:value="39" calcext:value-type="float" table:number-columns-spanned="1" table:number-rows-spanned="4">
            <text:p>39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table-cell table:style-name="ce20" office:value-type="string" calcext:value-type="string" table:number-columns-spanned="1" table:number-rows-spanned="5">
            <text:p>Sallum</text:p>
          </table:table-cell>
          <table:table-cell table:number-columns-repeated="13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3"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63" calcext:value-type="float" table:number-columns-spanned="1" table:number-rows-spanned="2">
            <text:p>346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3"/>
          <table:table-cell table:style-name="ce28" office:value-type="float" office:value="12" calcext:value-type="float" table:number-columns-spanned="1" table:number-rows-spanned="5">
            <text:p>12</text:p>
          </table:table-cell>
          <table:covered-table-cell/>
          <table:table-cell/>
          <table:table-cell table:style-name="ce6" office:value-type="float" office:value="40" calcext:value-type="float" table:number-columns-spanned="1" table:number-rows-spanned="5">
            <text:p>40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3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3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table-cell table:style-name="ce20" office:value-type="string" calcext:value-type="string" table:number-columns-spanned="1" table:number-rows-spanned="35">
            <text:p>Menachem</text:p>
          </table:table-cell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64" calcext:value-type="float" table:number-columns-spanned="1" table:number-rows-spanned="2">
            <text:p>346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8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6" office:value-type="float" office:value="41" calcext:value-type="float" table:number-columns-spanned="1" table:number-rows-spanned="3">
            <text:p>41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65" calcext:value-type="float" table:number-columns-spanned="1" table:number-rows-spanned="2">
            <text:p>346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8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6" office:value-type="float" office:value="42" calcext:value-type="float" table:number-columns-spanned="1" table:number-rows-spanned="3">
            <text:p>42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66" calcext:value-type="float" table:number-columns-spanned="1" table:number-rows-spanned="2">
            <text:p>346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8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6" office:value-type="float" office:value="43" calcext:value-type="float" table:number-columns-spanned="1" table:number-rows-spanned="3">
            <text:p>43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67" calcext:value-type="float" table:number-columns-spanned="1" table:number-rows-spanned="2">
            <text:p>346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8" office:value-type="float" office:value="16" calcext:value-type="float" table:number-columns-spanned="1" table:number-rows-spanned="3">
            <text:p>16</text:p>
          </table:table-cell>
          <table:covered-table-cell/>
          <table:table-cell/>
          <table:table-cell table:style-name="ce6" office:value-type="float" office:value="44" calcext:value-type="float" table:number-columns-spanned="1" table:number-rows-spanned="3">
            <text:p>44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68" calcext:value-type="float" table:number-columns-spanned="1" table:number-rows-spanned="2">
            <text:p>346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8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6" office:value-type="float" office:value="45" calcext:value-type="float" table:number-columns-spanned="1" table:number-rows-spanned="3">
            <text:p>45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69" calcext:value-type="float" table:number-columns-spanned="1" table:number-rows-spanned="2">
            <text:p>346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8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6" office:value-type="float" office:value="46" calcext:value-type="float" table:number-columns-spanned="1" table:number-rows-spanned="3">
            <text:p>46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70" calcext:value-type="float" table:number-columns-spanned="1" table:number-rows-spanned="2">
            <text:p>347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8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6" office:value-type="float" office:value="47" calcext:value-type="float" table:number-columns-spanned="1" table:number-rows-spanned="3">
            <text:p>47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71" calcext:value-type="float" table:number-columns-spanned="1" table:number-rows-spanned="2">
            <text:p>347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8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6" office:value-type="float" office:value="48" calcext:value-type="float" table:number-columns-spanned="1" table:number-rows-spanned="3">
            <text:p>48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10"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72" calcext:value-type="float" table:number-columns-spanned="1" table:number-rows-spanned="2">
            <text:p>347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10"/>
          <table:table-cell table:style-name="ce28" office:value-type="float" office:value="21" calcext:value-type="float" table:number-columns-spanned="1" table:number-rows-spanned="7">
            <text:p>21</text:p>
          </table:table-cell>
          <table:covered-table-cell/>
          <table:table-cell/>
          <table:table-cell table:style-name="ce6" office:value-type="float" office:value="49" calcext:value-type="float" table:number-columns-spanned="1" table:number-rows-spanned="7">
            <text:p>49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table-cell table:style-name="ce14" office:value-type="string" calcext:value-type="string" table:number-columns-spanned="1" table:number-rows-spanned="74">
            <text:p>Ahas</text:p>
          </table:table-cell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14"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14"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14"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 table:style-name="ce14"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73" calcext:value-type="float" table:number-columns-spanned="1" table:number-rows-spanned="2">
            <text:p>347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/>
          <table:table-cell table:style-name="ce28" office:value-type="float" office:value="22" calcext:value-type="float" table:number-columns-spanned="1" table:number-rows-spanned="4">
            <text:p>22</text:p>
          </table:table-cell>
          <table:covered-table-cell/>
          <table:table-cell/>
          <table:table-cell table:style-name="ce6" office:value-type="float" office:value="50" calcext:value-type="float" table:number-columns-spanned="1" table:number-rows-spanned="4">
            <text:p>50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table-cell table:style-name="ce20" office:value-type="string" calcext:value-type="string" table:number-columns-spanned="1" table:number-rows-spanned="7">
            <text:p>Pekachja</text:p>
          </table:table-cell>
          <table:table-cell table:number-columns-repeated="11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74" calcext:value-type="float" table:number-columns-spanned="1" table:number-rows-spanned="2">
            <text:p>347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table-cell table:style-name="ce28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6" office:value-type="float" office:value="51" calcext:value-type="float" table:number-columns-spanned="1" table:number-rows-spanned="3">
            <text:p>51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75" calcext:value-type="float" table:number-columns-spanned="1" table:number-rows-spanned="2">
            <text:p>347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table-cell table:style-name="ce28" office:value-type="float" office:value="24" calcext:value-type="float" table:number-columns-spanned="1" table:number-rows-spanned="4">
            <text:p>24</text:p>
          </table:table-cell>
          <table:covered-table-cell/>
          <table:table-cell/>
          <table:table-cell table:style-name="ce6" office:value-type="float" office:value="52" calcext:value-type="float" table:number-columns-spanned="1" table:number-rows-spanned="4">
            <text:p>52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9"/>
          <table:covered-table-cell/>
          <table:table-cell table:number-columns-repeated="11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table-cell table:style-name="ce21" office:value-type="float" office:value="1" calcext:value-type="float" table:number-columns-spanned="1" table:number-rows-spanned="2">
            <text:p>1</text:p>
          </table:table-cell>
          <table:table-cell table:style-name="ce20" office:value-type="string" calcext:value-type="string" table:number-columns-spanned="1" table:number-rows-spanned="71">
            <text:p>Pekach</text:p>
          </table:table-cell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4"/>
          <table:table-cell table:style-name="ce46"/>
          <table:table-cell table:style-name="ce49" office:value-type="float" office:value="-758" calcext:value-type="float" table:number-columns-spanned="1" table:number-rows-spanned="2">
            <text:p>-758</text:p>
          </table:table-cell>
          <table:table-cell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76" calcext:value-type="float" table:number-columns-spanned="1" table:number-rows-spanned="2">
            <text:p>3476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1"/>
          <table:table-cell table:style-name="ce21" office:value-type="float" office:value="2" calcext:value-type="float" table:number-columns-spanned="1" table:number-rows-spanned="5">
            <text:p>2</text:p>
          </table:table-cell>
          <table:covered-table-cell/>
          <table:table-cell table:number-columns-repeated="8"/>
          <table:covered-table-cell/>
          <table:table-cell/>
          <table:table-cell table:style-name="ce28" office:value-type="float" office:value="25" calcext:value-type="float" table:number-columns-spanned="1" table:number-rows-spanned="5">
            <text:p>25</text:p>
          </table:table-cell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table-cell table:style-name="ce32" office:value-type="string" calcext:value-type="string" table:number-columns-spanned="1" table:number-rows-spanned="53">
            <text:p>Jotham, Peckach 2, 25 j, 16 R</text:p>
          </table:table-cell>
          <table:table-cell table:number-columns-repeated="4"/>
          <table:table-cell table:style-name="ce46"/>
          <table:table-cell table:style-name="ce45"/>
          <table:table-cell table:style-name="ce49" office:value-type="float" office:value="3477" calcext:value-type="float" table:number-columns-spanned="1" table:number-rows-spanned="2">
            <text:p>347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1" calcext:value-type="float" table:number-columns-spanned="1" table:number-rows-spanned="4">
            <text:p>1</text:p>
          </table:table-cell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6"/>
          <table:table-cell table:style-name="ce45"/>
          <table:table-cell table:style-name="ce49" office:value-type="float" office:value="3478" calcext:value-type="float" table:number-columns-spanned="1" table:number-rows-spanned="2">
            <text:p>347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6"/>
          <table:table-cell table:style-name="ce45"/>
          <table:table-cell table:style-name="ce49" office:value-type="float" office:value="3479" calcext:value-type="float" table:number-columns-spanned="1" table:number-rows-spanned="2">
            <text:p>347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6"/>
          <table:table-cell table:style-name="ce45"/>
          <table:table-cell table:style-name="ce49" office:value-type="float" office:value="3480" calcext:value-type="float" table:number-columns-spanned="1" table:number-rows-spanned="2">
            <text:p>348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6"/>
          <table:table-cell table:style-name="ce45"/>
          <table:table-cell table:style-name="ce49" office:value-type="float" office:value="3481" calcext:value-type="float" table:number-columns-spanned="1" table:number-rows-spanned="2">
            <text:p>348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6"/>
          <table:table-cell table:style-name="ce45"/>
          <table:table-cell table:style-name="ce49" office:value-type="float" office:value="3482" calcext:value-type="float" table:number-columns-spanned="1" table:number-rows-spanned="2">
            <text:p>348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8" calcext:value-type="float" table:number-columns-spanned="1" table:number-rows-spanned="4">
            <text:p>8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4"/>
          <table:table-cell table:style-name="ce46"/>
          <table:table-cell table:style-name="ce45"/>
          <table:table-cell table:style-name="ce49" office:value-type="float" office:value="3483" calcext:value-type="float" table:number-columns-spanned="1" table:number-rows-spanned="2">
            <text:p>348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9" calcext:value-type="float" table:number-columns-spanned="1" table:number-rows-spanned="3">
            <text:p>9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2"/>
          <table:table-cell table:style-name="ce14" office:value-type="string" calcext:value-type="string" table:number-columns-spanned="1" table:number-rows-spanned="82">
            <text:p>Hiskia</text:p>
          </table:table-cell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484" calcext:value-type="float" table:number-columns-spanned="1" table:number-rows-spanned="2">
            <text:p>348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85" calcext:value-type="float" table:number-columns-spanned="1" table:number-rows-spanned="2">
            <text:p>348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8"/>
          <table:covered-table-cell/>
          <table:table-cell/>
          <table:table-cell table:style-name="ce6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6" office:value-type="float" office:value="2" calcext:value-type="float" table:number-columns-spanned="1" table:number-rows-spanned="3">
            <text:p>2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number-columns-repeated="2"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86" calcext:value-type="float" table:number-columns-spanned="1" table:number-rows-spanned="2">
            <text:p>348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8"/>
          <table:covered-table-cell/>
          <table:table-cell/>
          <table:table-cell table:style-name="ce28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87" calcext:value-type="float" table:number-columns-spanned="1" table:number-rows-spanned="2">
            <text:p>348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8"/>
          <table:covered-table-cell/>
          <table:table-cell/>
          <table:table-cell table:style-name="ce28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88" calcext:value-type="float" table:number-columns-spanned="1" table:number-rows-spanned="2">
            <text:p>348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4" calcext:value-type="float" table:number-columns-spanned="1" table:number-rows-spanned="3">
            <text:p>14</text:p>
          </table:table-cell>
          <table:covered-table-cell/>
          <table:table-cell table:number-columns-repeated="8"/>
          <table:covered-table-cell/>
          <table:table-cell/>
          <table:table-cell table:style-name="ce28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89" calcext:value-type="float" table:number-columns-spanned="1" table:number-rows-spanned="2">
            <text:p>348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5" calcext:value-type="float" table:number-columns-spanned="1" table:number-rows-spanned="3">
            <text:p>15</text:p>
          </table:table-cell>
          <table:covered-table-cell/>
          <table:table-cell table:number-columns-repeated="8"/>
          <table:covered-table-cell/>
          <table:table-cell/>
          <table:table-cell table:style-name="ce28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6" office:value-type="float" office:value="6" calcext:value-type="float" table:number-columns-spanned="1" table:number-rows-spanned="3">
            <text:p>6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90" calcext:value-type="float" table:number-columns-spanned="1" table:number-rows-spanned="2">
            <text:p>349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6" calcext:value-type="float" table:number-columns-spanned="1" table:number-rows-spanned="3">
            <text:p>16</text:p>
          </table:table-cell>
          <table:covered-table-cell/>
          <table:table-cell table:number-columns-repeated="8"/>
          <table:covered-table-cell/>
          <table:table-cell/>
          <table:table-cell table:style-name="ce28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91" calcext:value-type="float" table:number-columns-spanned="1" table:number-rows-spanned="2">
            <text:p>349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7" calcext:value-type="float" table:number-columns-spanned="1" table:number-rows-spanned="4">
            <text:p>17</text:p>
          </table:table-cell>
          <table:covered-table-cell/>
          <table:table-cell table:number-columns-repeated="8"/>
          <table:covered-table-cell/>
          <table:table-cell/>
          <table:table-cell table:style-name="ce28" office:value-type="float" office:value="15" calcext:value-type="float" table:number-columns-spanned="1" table:number-rows-spanned="4">
            <text:p>15</text:p>
          </table:table-cell>
          <table:covered-table-cell/>
          <table:table-cell/>
          <table:table-cell table:style-name="ce6" office:value-type="float" office:value="8" calcext:value-type="float" table:number-columns-spanned="1" table:number-rows-spanned="4">
            <text:p>8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92" calcext:value-type="float" table:number-columns-spanned="1" table:number-rows-spanned="2">
            <text:p>349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8" calcext:value-type="float" table:number-columns-spanned="1" table:number-rows-spanned="4">
            <text:p>18</text:p>
          </table:table-cell>
          <table:covered-table-cell/>
          <table:table-cell table:number-columns-repeated="8"/>
          <table:covered-table-cell/>
          <table:table-cell/>
          <table:table-cell table:style-name="ce28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6" office:value-type="float" office:value="9" calcext:value-type="float" table:number-columns-spanned="1" table:number-rows-spanned="4">
            <text:p>9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table-cell table:style-name="ce32" office:value-type="string" calcext:value-type="string" table:number-columns-spanned="1" table:number-rows-spanned="51">
            <text:p>Ahas: Pekach 17</text:p>
          </table:table-cell>
          <table:table-cell/>
          <table:covered-table-cell table:style-name="ce29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93" calcext:value-type="float" table:number-columns-spanned="1" table:number-rows-spanned="2">
            <text:p>349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/>
          <table:table-cell/>
          <table:table-cell table:style-name="ce28" office:value-type="float" office:value="17" calcext:value-type="float" table:number-columns-spanned="1" table:number-rows-spanned="3">
            <text:p>17</text:p>
          </table:table-cell>
          <table:table-cell table:number-columns-repeated="2"/>
          <table:table-cell table:style-name="ce6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94" calcext:value-type="float" table:number-columns-spanned="1" table:number-rows-spanned="2">
            <text:p>349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20" calcext:value-type="float" table:number-columns-spanned="1" table:number-rows-spanned="4">
            <text:p>20</text:p>
          </table:table-cell>
          <table:covered-table-cell/>
          <table:table-cell table:number-columns-repeated="8"/>
          <table:covered-table-cell/>
          <table:table-cell/>
          <table:table-cell table:style-name="ce28" office:value-type="float" office:value="18" calcext:value-type="float" table:number-columns-spanned="1" table:number-rows-spanned="4">
            <text:p>18</text:p>
          </table:table-cell>
          <table:table-cell table:number-columns-repeated="2"/>
          <table:table-cell table:style-name="ce6" office:value-type="float" office:value="11" calcext:value-type="float" table:number-columns-spanned="1" table:number-rows-spanned="4">
            <text:p>11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95" calcext:value-type="float" table:number-columns-spanned="1" table:number-rows-spanned="2">
            <text:p>349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1"/>
          <table:table-cell table:style-name="ce21" office:value-type="float" office:value="21" calcext:value-type="float" table:number-columns-spanned="1" table:number-rows-spanned="2">
            <text:p>21</text:p>
          </table:table-cell>
          <table:covered-table-cell/>
          <table:table-cell table:number-columns-repeated="8"/>
          <table:covered-table-cell/>
          <table:table-cell/>
          <table:table-cell table:style-name="ce28" office:value-type="float" office:value="19" calcext:value-type="float" table:number-columns-spanned="1" table:number-rows-spanned="4">
            <text:p>19</text:p>
          </table:table-cell>
          <table:table-cell table:number-columns-repeated="2"/>
          <table:table-cell table:style-name="ce6" office:value-type="float" office:value="12" calcext:value-type="float" table:number-columns-spanned="1" table:number-rows-spanned="4">
            <text:p>12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1"/>
          <table:covered-table-cell table:style-name="ce22"/>
          <table:covered-table-cell/>
          <table:table-cell table:number-columns-repeated="8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table-cell table:style-name="ce20" office:value-type="string" calcext:value-type="string" table:number-columns-spanned="1" table:number-rows-spanned="62">
            <text:p>Hosea: Jotham 20</text:p>
          </table:table-cell>
          <table:table-cell table:number-columns-repeated="5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96" calcext:value-type="float" table:number-columns-spanned="1" table:number-rows-spanned="2">
            <text:p>349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table-cell table:style-name="ce28" office:value-type="float" office:value="20" calcext:value-type="float" table:number-columns-spanned="1" table:number-rows-spanned="4">
            <text:p>20</text:p>
          </table:table-cell>
          <table:table-cell table:number-columns-repeated="2"/>
          <table:table-cell table:style-name="ce6" office:value-type="float" office:value="13" calcext:value-type="float" table:number-columns-spanned="1" table:number-rows-spanned="4">
            <text:p>13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/>
          <table:covered-table-cell table:style-name="ce29"/>
          <table:table-cell table:number-columns-repeated="2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97" calcext:value-type="float" table:number-columns-spanned="1" table:number-rows-spanned="2">
            <text:p>349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14" calcext:value-type="float" table:number-columns-spanned="1" table:number-rows-spanned="3">
            <text:p>14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98" calcext:value-type="float" table:number-columns-spanned="1" table:number-rows-spanned="2">
            <text:p>349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15" calcext:value-type="float" table:number-columns-spanned="1" table:number-rows-spanned="3">
            <text:p>15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499" calcext:value-type="float" table:number-columns-spanned="1" table:number-rows-spanned="2">
            <text:p>349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16" calcext:value-type="float" table:number-columns-spanned="1" table:number-rows-spanned="3">
            <text:p>16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00" calcext:value-type="float" table:number-columns-spanned="1" table:number-rows-spanned="2">
            <text:p>350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01" calcext:value-type="float" table:number-columns-spanned="1" table:number-rows-spanned="2">
            <text:p>350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02" calcext:value-type="float" table:number-columns-spanned="1" table:number-rows-spanned="2">
            <text:p>350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03" calcext:value-type="float" table:number-columns-spanned="1" table:number-rows-spanned="2">
            <text:p>350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04" calcext:value-type="float" table:number-columns-spanned="1" table:number-rows-spanned="2">
            <text:p>350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05" calcext:value-type="float" table:number-columns-spanned="1" table:number-rows-spanned="2">
            <text:p>350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06" calcext:value-type="float" table:number-columns-spanned="1" table:number-rows-spanned="2">
            <text:p>350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07" calcext:value-type="float" table:number-columns-spanned="1" table:number-rows-spanned="2">
            <text:p>350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table-cell table:style-name="ce6" office:value-type="float" office:value="24" calcext:value-type="float" table:number-columns-spanned="1" table:number-rows-spanned="4">
            <text:p>24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7"/>
        </table:table-row>
        <table:table-row table:style-name="ro2">
          <table:table-cell table:number-columns-repeated="25"/>
          <table:covered-table-cell/>
          <table:table-cell table:number-columns-repeated="5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46"/>
          <table:table-cell table:style-name="ce49" office:value-type="float" office:value="-726" calcext:value-type="float" table:number-columns-spanned="1" table:number-rows-spanned="2">
            <text:p>-726</text:p>
          </table:table-cell>
          <table:table-cell/>
        </table:table-row>
        <table:table-row table:style-name="ro2">
          <table:table-cell table:number-columns-repeated="25"/>
          <table:covered-table-cell/>
          <table:table-cell table:number-columns-repeated="10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08" calcext:value-type="float" table:number-columns-spanned="1" table:number-rows-spanned="2">
            <text:p>3508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4"/>
          <table:table-cell table:style-name="ce25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10"/>
          <table:table-cell table:style-name="ce6" office:value-type="float" office:value="25" calcext:value-type="float" table:number-columns-spanned="1" table:number-rows-spanned="3">
            <text:p>25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4"/>
          <table:table-cell table:style-name="ce46"/>
          <table:table-cell table:style-name="ce49" office:value-type="float" office:value="-725" calcext:value-type="float" table:number-columns-spanned="1" table:number-rows-spanned="2">
            <text:p>-725</text:p>
          </table:table-cell>
          <table:table-cell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/>
          <table:table-cell table:style-name="ce32" office:value-type="string" calcext:value-type="string" table:number-columns-spanned="1" table:number-rows-spanned="101">
            <text:p>Hiskia: Hosea 3, 25 j, 29 R</text:p>
          </table:table-cell>
          <table:table-cell/>
          <table:table-cell table:style-name="ce46"/>
          <table:table-cell table:style-name="ce45"/>
          <table:table-cell table:style-name="ce49" office:value-type="float" office:value="3509" calcext:value-type="float" table:number-columns-spanned="1" table:number-rows-spanned="2">
            <text:p>3509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4"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10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10" calcext:value-type="float" table:number-columns-spanned="1" table:number-rows-spanned="2">
            <text:p>351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4"/>
          <table:table-cell table:style-name="ce6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10"/>
          <table:table-cell table:style-name="ce6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11" calcext:value-type="float" table:number-columns-spanned="1" table:number-rows-spanned="2">
            <text:p>351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4"/>
          <table:table-cell table:style-name="ce6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10"/>
          <table:table-cell table:style-name="ce6" office:value-type="float" office:value="3" calcext:value-type="float" table:number-columns-spanned="1" table:number-rows-spanned="4">
            <text:p>3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 table:number-columns-repeated="7"/>
        </table:table-row>
        <table:table-row table:style-name="ro2">
          <table:table-cell table:number-columns-repeated="24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12" calcext:value-type="float" table:number-columns-spanned="1" table:number-rows-spanned="2">
            <text:p>351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4"/>
          <table:table-cell table:style-name="ce6" office:value-type="float" office:value="7" calcext:value-type="float" table:number-columns-spanned="1" table:number-rows-spanned="5">
            <text:p>7</text:p>
          </table:table-cell>
          <table:covered-table-cell/>
          <table:table-cell table:number-columns-repeated="10"/>
          <table:table-cell table:style-name="ce6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9:24</text:p>
          </table:table-cell>
          <table:table-cell table:style-name="ce3"/>
          <table:table-cell table:number-columns-repeated="21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6" office:value-type="string" calcext:value-type="string" table:number-columns-spanned="2" table:number-rows-spanned="8">
            <text:p>Belagerung Samarias durch Salmaneser, König vno Assyrien</text:p>
          </table:table-cell>
          <table:covered-table-cell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13" calcext:value-type="float" table:number-columns-spanned="1" table:number-rows-spanned="2">
            <text:p>351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table-cell table:style-name="ce6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10"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 table:number-columns-repeated="4"/>
          <table:table-cell table:style-name="ce46"/>
          <table:table-cell table:style-name="ce49" office:value-type="float" office:value="-720" calcext:value-type="float" table:number-columns-spanned="1" table:number-rows-spanned="2">
            <text:p>-720</text:p>
          </table:table-cell>
          <table:table-cell table:style-name="ce8" office:value-type="string" calcext:value-type="string">
            <text:p>Gemäss Roger Liebi: 722 v. Chr.</text:p>
          </table:table-cell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covered-table-cell table:number-columns-repeated="2"/>
          <table:table-cell table:number-columns-repeated="10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14" calcext:value-type="float" table:number-columns-spanned="1" table:number-rows-spanned="2">
            <text:p>3514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7"/>
          <table:table-cell table:style-name="ce6" office:value-type="float" office:value="9" calcext:value-type="float" table:number-columns-spanned="1" table:number-rows-spanned="4">
            <text:p>9</text:p>
          </table:table-cell>
          <table:table-cell table:number-columns-repeated="11"/>
          <table:table-cell table:style-name="ce6" office:value-type="float" office:value="6" calcext:value-type="float" table:number-columns-spanned="1" table:number-rows-spanned="4">
            <text:p>6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18:10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17"/>
          <table:covered-table-cell/>
          <table:table-cell table:number-columns-repeated="11"/>
          <table:covered-table-cell table:number-columns-repeated="2"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4"/>
          <table:table-cell table:style-name="ce6" office:value-type="string" calcext:value-type="string" table:number-columns-spanned="2" table:number-rows-spanned="7">
            <text:p>Smaria eingenommen</text:p>
          </table:table-cell>
          <table:covered-table-cell/>
          <table:table-cell table:number-columns-repeated="15"/>
          <table:covered-table-cell/>
          <table:table-cell table:number-columns-repeated="11"/>
          <table:covered-table-cell table:number-columns-repeated="2"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15"/>
          <table:covered-table-cell/>
          <table:table-cell table:number-columns-repeated="11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15" calcext:value-type="float" table:number-columns-spanned="1" table:number-rows-spanned="2">
            <text:p>351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covered-table-cell table:number-columns-repeated="2"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16" calcext:value-type="float" table:number-columns-spanned="1" table:number-rows-spanned="2">
            <text:p>351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table-cell table:style-name="ce6" office:value-type="float" office:value="8" calcext:value-type="float" table:number-columns-spanned="1" table:number-rows-spanned="3">
            <text:p>8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7"/>
          <table:covered-table-cell table:number-columns-repeated="2"/>
          <table:table-cell table:number-columns-repeated="27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17" calcext:value-type="float" table:number-columns-spanned="1" table:number-rows-spanned="2">
            <text:p>351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9" calcext:value-type="float" table:number-columns-spanned="1" table:number-rows-spanned="3">
            <text:p>9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18" calcext:value-type="float" table:number-columns-spanned="1" table:number-rows-spanned="2">
            <text:p>351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0" calcext:value-type="float" table:number-columns-spanned="1" table:number-rows-spanned="3">
            <text:p>10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19" calcext:value-type="float" table:number-columns-spanned="1" table:number-rows-spanned="2">
            <text:p>351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1" calcext:value-type="float" table:number-columns-spanned="1" table:number-rows-spanned="3">
            <text:p>11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20" calcext:value-type="float" table:number-columns-spanned="1" table:number-rows-spanned="2">
            <text:p>352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2" calcext:value-type="float" table:number-columns-spanned="1" table:number-rows-spanned="3">
            <text:p>12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7"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21" calcext:value-type="float" table:number-columns-spanned="1" table:number-rows-spanned="2">
            <text:p>352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6"/>
          <table:table-cell table:style-name="ce6" office:value-type="float" office:value="13" calcext:value-type="float" table:number-columns-spanned="1" table:number-rows-spanned="3">
            <text:p>13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6"/>
          <table:covered-table-cell table:number-columns-repeated="2"/>
          <table:table-cell table:number-columns-repeated="4"/>
          <table:table-cell table:style-name="ce46"/>
          <table:table-cell table:style-name="ce49" office:value-type="float" office:value="-712" calcext:value-type="float" table:number-columns-spanned="1" table:number-rows-spanned="2">
            <text:p>-712</text:p>
          </table:table-cell>
          <table:table-cell/>
        </table:table-row>
        <table:table-row table:style-name="ro2">
          <table:table-cell table:number-columns-repeated="36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22" calcext:value-type="float" table:number-columns-spanned="1" table:number-rows-spanned="2">
            <text:p>3522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6"/>
          <table:table-cell table:style-name="ce6" office:value-type="float" office:value="14" calcext:value-type="float" table:number-columns-spanned="1" table:number-rows-spanned="9">
            <text:p>14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18:3</text:p>
          </table:table-cell>
          <table:table-cell table:style-name="ce3"/>
          <table:table-cell table:number-columns-repeated="33"/>
          <table:covered-table-cell table:number-columns-repeated="2"/>
          <table:table-cell table:number-columns-repeated="7"/>
        </table:table-row>
        <table:table-row table:style-name="ro2">
          <table:table-cell/>
          <table:covered-table-cell/>
          <table:table-cell table:number-columns-repeated="3"/>
          <table:table-cell table:style-name="ce6" office:value-type="string" calcext:value-type="string" table:number-columns-spanned="2" table:number-rows-spanned="12">
            <text:p>Sanherib, der König von Assyrien, nit feste Städte Judas ein</text:p>
          </table:table-cell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6"/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6"/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6"/>
          <table:covered-table-cell/>
          <table:table-cell table:number-columns-repeated="29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table-cell table:style-name="ce13" office:value-type="string" calcext:value-type="string" table:number-columns-spanned="4" table:number-rows-spanned="23">
            <text:p>Sonnenwunder, 741 Jahre vor Kreuzigung, 741 Jahre nach Josuas Sonnenwunder (im 14.!) Jahr der Landeinnahme. Dale Wong (The Ancient 360 Day Year) berechnet Jahr 713 v. Chr. </text:p>
          </table:table-cell>
          <table:covered-table-cell table:number-columns-repeated="3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style-name="ce6"/>
          <table:covered-table-cell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23" calcext:value-type="float" table:number-columns-spanned="1" table:number-rows-spanned="2">
            <text:p>352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table-cell table:style-name="ce6" office:value-type="float" office:value="15" calcext:value-type="float" table:number-columns-spanned="1" table:number-rows-spanned="4">
            <text:p>15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24" calcext:value-type="float" table:number-columns-spanned="1" table:number-rows-spanned="2">
            <text:p>352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4"/>
          <table:table-cell table:number-columns-repeated="24"/>
          <table:table-cell table:style-name="ce6" office:value-type="float" office:value="16" calcext:value-type="float" table:number-columns-spanned="1" table:number-rows-spanned="4">
            <text:p>16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25" calcext:value-type="float" table:number-columns-spanned="1" table:number-rows-spanned="2">
            <text:p>352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4"/>
          <table:table-cell table:style-name="ce6" office:value-type="float" office:value="17" calcext:value-type="float" table:number-columns-spanned="1" table:number-rows-spanned="3">
            <text:p>17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table-cell table:style-name="ce14" office:value-type="string" calcext:value-type="string" table:number-columns-spanned="1" table:number-rows-spanned="38">
            <text:p>Manasse</text:p>
          </table:table-cell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26" calcext:value-type="float" table:number-columns-spanned="1" table:number-rows-spanned="2">
            <text:p>352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table-cell table:style-name="ce6" office:value-type="float" office:value="18" calcext:value-type="float" table:number-columns-spanned="1" table:number-rows-spanned="3">
            <text:p>18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27" calcext:value-type="float" table:number-columns-spanned="1" table:number-rows-spanned="2">
            <text:p>352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table-cell table:style-name="ce6" office:value-type="float" office:value="19" calcext:value-type="float" table:number-columns-spanned="1" table:number-rows-spanned="3">
            <text:p>19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28" calcext:value-type="float" table:number-columns-spanned="1" table:number-rows-spanned="2">
            <text:p>352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table-cell table:style-name="ce6" office:value-type="float" office:value="20" calcext:value-type="float" table:number-columns-spanned="1" table:number-rows-spanned="3">
            <text:p>20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8"/>
          <table:covered-table-cell table:number-columns-repeated="4"/>
          <table:table-cell table:number-columns-repeated="22"/>
          <table:covered-table-cell table:style-name="ce14"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29" calcext:value-type="float" table:number-columns-spanned="1" table:number-rows-spanned="2">
            <text:p>352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4"/>
          <table:covered-table-cell table:style-name="ce14"/>
          <table:table-cell/>
          <table:table-cell table:style-name="ce6" office:value-type="float" office:value="21" calcext:value-type="float" table:number-columns-spanned="1" table:number-rows-spanned="3">
            <text:p>21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30" calcext:value-type="float" table:number-columns-spanned="1" table:number-rows-spanned="2">
            <text:p>353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4"/>
          <table:covered-table-cell table:style-name="ce14"/>
          <table:table-cell/>
          <table:table-cell table:style-name="ce6" office:value-type="float" office:value="22" calcext:value-type="float" table:number-columns-spanned="1" table:number-rows-spanned="3">
            <text:p>22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31" calcext:value-type="float" table:number-columns-spanned="1" table:number-rows-spanned="2">
            <text:p>353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4"/>
          <table:covered-table-cell table:style-name="ce14"/>
          <table:table-cell/>
          <table:table-cell table:style-name="ce6" office:value-type="float" office:value="23" calcext:value-type="float" table:number-columns-spanned="1" table:number-rows-spanned="3">
            <text:p>23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32" calcext:value-type="float" table:number-columns-spanned="1" table:number-rows-spanned="2">
            <text:p>353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4"/>
          <table:covered-table-cell table:style-name="ce14"/>
          <table:table-cell/>
          <table:table-cell table:style-name="ce6" office:value-type="float" office:value="24" calcext:value-type="float" table:number-columns-spanned="1" table:number-rows-spanned="3">
            <text:p>24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33" calcext:value-type="float" table:number-columns-spanned="1" table:number-rows-spanned="2">
            <text:p>353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4"/>
          <table:covered-table-cell table:style-name="ce14"/>
          <table:table-cell/>
          <table:table-cell table:style-name="ce6" office:value-type="float" office:value="25" calcext:value-type="float" table:number-columns-spanned="1" table:number-rows-spanned="3">
            <text:p>25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34" calcext:value-type="float" table:number-columns-spanned="1" table:number-rows-spanned="2">
            <text:p>353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4"/>
          <table:covered-table-cell table:style-name="ce14"/>
          <table:table-cell/>
          <table:table-cell table:style-name="ce6" office:value-type="float" office:value="26" calcext:value-type="float" table:number-columns-spanned="1" table:number-rows-spanned="3">
            <text:p>26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 table:style-name="ce14"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35" calcext:value-type="float" table:number-columns-spanned="1" table:number-rows-spanned="2">
            <text:p>353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4"/>
          <table:covered-table-cell/>
          <table:table-cell/>
          <table:table-cell table:style-name="ce6" office:value-type="float" office:value="27" calcext:value-type="float" table:number-columns-spanned="1" table:number-rows-spanned="3">
            <text:p>27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36" calcext:value-type="float" table:number-columns-spanned="1" table:number-rows-spanned="2">
            <text:p>353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4"/>
          <table:covered-table-cell/>
          <table:table-cell/>
          <table:table-cell table:style-name="ce6" office:value-type="float" office:value="28" calcext:value-type="float" table:number-columns-spanned="1" table:number-rows-spanned="5">
            <text:p>28</text:p>
          </table:table-cell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 table:number-columns-repeated="7"/>
        </table:table-row>
        <table:table-row table:style-name="ro2">
          <table:table-cell table:number-columns-repeated="34"/>
          <table:covered-table-cell/>
          <table:table-cell/>
          <table:covered-table-cell table:number-columns-repeated="2"/>
          <table:table-cell/>
          <table:table-cell table:style-name="ce46"/>
          <table:table-cell table:style-name="ce45"/>
          <table:table-cell table:style-name="ce49" office:value-type="float" office:value="3537" calcext:value-type="float" table:number-columns-spanned="1" table:number-rows-spanned="2">
            <text:p>353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4"/>
          <table:table-cell table:style-name="ce26" office:value-type="string" calcext:value-type="string" table:number-columns-spanned="1" table:number-rows-spanned="12">
            <text:p>Manasse, 12 j, 55 R</text:p>
          </table:table-cell>
          <table:table-cell table:number-columns-repeated="10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538" calcext:value-type="float" table:number-columns-spanned="1" table:number-rows-spanned="2">
            <text:p>353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 table:number-columns-repeated="10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570" calcext:value-type="float" table:number-columns-spanned="1" table:number-rows-spanned="2">
            <text:p>357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4"/>
          <table:covered-table-cell/>
          <table:table-cell table:number-columns-repeated="2"/>
          <table:table-cell table:style-name="ce14" office:value-type="string" calcext:value-type="string" table:number-columns-spanned="1" table:number-rows-spanned="6">
            <text:p>Amon</text:p>
          </table:table-cell>
          <table:table-cell table:number-columns-repeated="7"/>
        </table:table-row>
        <table:table-row table:style-name="ro2">
          <table:table-cell table:number-columns-repeated="34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586" calcext:value-type="float" table:number-columns-spanned="1" table:number-rows-spanned="2">
            <text:p>358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4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1"/>
          <table:table-cell table:style-name="ce14" office:value-type="string" calcext:value-type="string" table:number-columns-spanned="1" table:number-rows-spanned="9">
            <text:p>Josi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592" calcext:value-type="float" table:number-columns-spanned="1" table:number-rows-spanned="2">
            <text:p>359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5"/>
          <table:table-cell table:style-name="ce26" table:number-columns-spanned="1" table:number-rows-spanned="6"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593" calcext:value-type="float" table:number-columns-spanned="1" table:number-rows-spanned="2">
            <text:p>359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594" calcext:value-type="float" table:number-columns-spanned="1" table:number-rows-spanned="2">
            <text:p>359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1"/>
          <table:table-cell table:style-name="ce26" office:value-type="string" calcext:value-type="string" table:number-columns-spanned="1" table:number-rows-spanned="49">
            <text:p>8 j, 31 R</text:p>
          </table:table-cell>
          <table:table-cell table:number-columns-repeated="13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46"/>
          <table:table-cell table:style-name="ce45"/>
          <table:table-cell table:style-name="ce49" office:value-type="float" office:value="3595" calcext:value-type="float" table:number-columns-spanned="1" table:number-rows-spanned="2">
            <text:p>359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13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46"/>
          <table:table-cell table:style-name="ce45"/>
          <table:table-cell table:style-name="ce49" office:value-type="float" office:value="3600" calcext:value-type="float" table:number-columns-spanned="1" table:number-rows-spanned="2">
            <text:p>360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7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table-cell table:style-name="ce14" office:value-type="string" calcext:value-type="string" table:number-columns-spanned="1" table:number-rows-spanned="45">
            <text:p>Jojakim/Eljakim</text:p>
          </table:table-cell>
          <table:table-cell table:number-columns-repeated="10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602" calcext:value-type="float" table:number-columns-spanned="1" table:number-rows-spanned="2">
            <text:p>360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table-cell table:style-name="ce14" office:value-type="string" calcext:value-type="string" table:number-columns-spanned="1" table:number-rows-spanned="40">
            <text:p>Joahas</text:p>
          </table:table-cell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06" calcext:value-type="float" table:number-columns-spanned="1" table:number-rows-spanned="2">
            <text:p>360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07" calcext:value-type="float" table:number-columns-spanned="1" table:number-rows-spanned="2">
            <text:p>360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11" calcext:value-type="float" table:number-columns-spanned="1" table:number-rows-spanned="2">
            <text:p>361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6"/>
          <table:table-cell table:style-name="ce6" office:value-type="float" office:value="1" calcext:value-type="float" table:number-columns-spanned="1" table:number-rows-spanned="5">
            <text:p>1</text:p>
          </table:table-cell>
          <table:table-cell table:style-name="ce7" office:value-type="string" calcext:value-type="string" table:number-columns-spanned="1" table:number-rows-spanned="280">
            <text:p>Bezugsjahr von Hesekiel</text:p>
          </table:table-cell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12" calcext:value-type="float" table:number-columns-spanned="1" table:number-rows-spanned="2">
            <text:p>361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6"/>
          <table:table-cell table:style-name="ce6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15" calcext:value-type="float" table:number-columns-spanned="1" table:number-rows-spanned="2">
            <text:p>361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6"/>
          <table:table-cell table:style-name="ce6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13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table-cell table:style-name="ce14" office:value-type="string" calcext:value-type="string" table:number-columns-spanned="1" table:number-rows-spanned="77">
            <text:p>Mattanja/Zedekia</text:p>
          </table:table-cell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16" calcext:value-type="float" table:number-columns-spanned="1" table:number-rows-spanned="2">
            <text:p>361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6"/>
          <table:table-cell table:style-name="ce6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17" calcext:value-type="float" table:number-columns-spanned="1" table:number-rows-spanned="2">
            <text:p>361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6"/>
          <table:table-cell table:style-name="ce6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table-cell table:style-name="ce14" office:value-type="string" calcext:value-type="string" table:number-columns-spanned="1" table:number-rows-spanned="62">
            <text:p>Jojakin / Jechonja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18" calcext:value-type="float" table:number-columns-spanned="1" table:number-rows-spanned="2">
            <text:p>361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6"/>
          <table:table-cell table:style-name="ce6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16"/>
          <table:covered-table-cell table:number-columns-repeated="2"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19" calcext:value-type="float" table:number-columns-spanned="1" table:number-rows-spanned="2">
            <text:p>361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 table:style-name="ce14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23:29</text:p>
          </table:table-cell>
          <table:table-cell table:style-name="ce3"/>
          <table:table-cell table:number-columns-repeated="14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25" calcext:value-type="float" table:number-columns-spanned="1" table:number-rows-spanned="2">
            <text:p>3625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number-columns-repeated="15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26" table:number-columns-spanned="1" table:number-rows-spanned="2"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table-cell table:style-name="ce26" office:value-type="string" calcext:value-type="string" table:number-columns-spanned="1" table:number-rows-spanned="48">
            <text:p>Jojakim/Eljakim 25 j, 11 R</text:p>
          </table:table-cell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626" calcext:value-type="float" table:number-columns-spanned="1" table:number-rows-spanned="2">
            <text:p>362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46"/>
          <table:table-cell table:style-name="ce45"/>
          <table:table-cell table:style-name="ce49" office:value-type="float" office:value="3627" calcext:value-type="float" table:number-columns-spanned="1" table:number-rows-spanned="2">
            <text:p>362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6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7"/>
          <table:table-cell table:style-name="ce46"/>
          <table:table-cell table:style-name="ce49" office:value-type="float" office:value="-606" calcext:value-type="float" table:number-columns-spanned="1" table:number-rows-spanned="2">
            <text:p>-606</text:p>
          </table:table-cell>
          <table:table-cell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4"/>
          <table:table-cell table:style-name="ce46"/>
          <table:table-cell table:style-name="ce45"/>
          <table:table-cell table:style-name="ce49" office:value-type="float" office:value="3628" calcext:value-type="float" table:number-columns-spanned="1" table:number-rows-spanned="2">
            <text:p>3628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table-cell table:style-name="ce6" office:value-type="float" office:value="3" calcext:value-type="float" table:number-columns-spanned="1" table:number-rows-spanned="11">
            <text:p>3</text:p>
          </table:table-cell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7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4"/>
          <table:table-cell table:style-name="ce15" office:value-type="string" calcext:value-type="string" table:number-columns-spanned="1" table:number-rows-spanned="183">
            <text:p>Nebukadnezar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24:1</text:p>
          </table:table-cell>
          <table:table-cell table:style-name="ce3"/>
          <table:table-cell table:number-columns-repeated="14"/>
          <table:covered-table-cell/>
          <table:table-cell table:number-columns-repeated="4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covered-table-cell table:style-name="ce2"/>
          <table:table-cell table:number-columns-repeated="15"/>
          <table:covered-table-cell/>
          <table:table-cell table:number-columns-repeated="4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 table:number-columns-repeated="17"/>
          <table:covered-table-cell/>
          <table:table-cell table:number-columns-repeated="4"/>
          <table:covered-table-cell table:style-name="ce15"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Dan 1:1</text:p>
          </table:table-cell>
          <table:table-cell table:style-name="ce3"/>
          <table:table-cell table:number-columns-repeated="14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covered-table-cell table:number-columns-repeated="2"/>
          <table:table-cell table:number-columns-repeated="10"/>
        </table:table-row>
        <table:table-row table:style-name="ro2">
          <table:table-cell/>
          <table:covered-table-cell table:style-name="ce2"/>
          <table:table-cell table:number-columns-repeated="3"/>
          <table:table-cell table:style-name="ce6" office:value-type="string" calcext:value-type="string" table:number-columns-spanned="2" table:number-rows-spanned="8">
            <text:p>Belagerung Jerusalems</text:p>
          </table:table-cell>
          <table:covered-table-cell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36" office:value-type="string" calcext:value-type="string" table:number-columns-spanned="1" table:number-rows-spanned="12">
            <text:p>Daniel 3 Jahre erzogen (Dan 1:5)</text:p>
          </table:table-cell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7"/>
          <table:table-cell table:style-name="ce46"/>
          <table:table-cell table:style-name="ce49" office:value-type="float" office:value="-605" calcext:value-type="float" table:number-columns-spanned="1" table:number-rows-spanned="2">
            <text:p>-605</text:p>
          </table:table-cell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 table:number-columns-repeated="4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4"/>
          <table:table-cell table:style-name="ce46"/>
          <table:table-cell table:style-name="ce45"/>
          <table:table-cell table:style-name="ce49" office:value-type="float" office:value="3629" calcext:value-type="float" table:number-columns-spanned="1" table:number-rows-spanned="2">
            <text:p>3629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table-cell table:style-name="ce14" office:value-type="string" calcext:value-type="string" table:number-columns-spanned="1" table:number-rows-spanned="215">
            <text:p>70 Jahre Babel (Jer 25:11-12, Jer 29:10)</text:p>
          </table:table-cell>
          <table:table-cell/>
          <table:table-cell table:style-name="ce6" office:value-type="float" office:value="1" calcext:value-type="float" table:number-columns-spanned="1" table:number-rows-spanned="5">
            <text:p>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6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10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7"/>
          <table:table-cell table:style-name="ce46"/>
          <table:table-cell table:style-name="ce49" office:value-type="float" office:value="-604" calcext:value-type="float" table:number-columns-spanned="1" table:number-rows-spanned="2">
            <text:p>-604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covered-table-cell table:number-columns-repeated="2"/>
          <table:table-cell table:number-columns-repeated="4"/>
          <table:table-cell table:style-name="ce46"/>
          <table:table-cell table:style-name="ce45"/>
          <table:table-cell table:style-name="ce49" office:value-type="float" office:value="3630" calcext:value-type="float" table:number-columns-spanned="1" table:number-rows-spanned="2">
            <text:p>3630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2" calcext:value-type="float" table:number-columns-spanned="1" table:number-rows-spanned="4">
            <text:p>2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5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Dan 2:1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5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6" office:value-type="string" calcext:value-type="string" table:number-columns-spanned="2" table:number-rows-spanned="4">
            <text:p>Nebukad. hat Träume</text:p>
          </table:table-cell>
          <table:covered-table-cell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6"/>
          <table:table-cell table:style-name="ce49" office:value-type="float" office:value="-603" calcext:value-type="float" table:number-columns-spanned="1" table:number-rows-spanned="2">
            <text:p>-603</text:p>
          </table:table-cell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15" office:value-type="string" calcext:value-type="string" table:number-columns-spanned="1" table:number-rows-spanned="207">
            <text:p>Daniel bleibt bis zum ersten Jahr des Königs Kores (Dan 1:21)</text:p>
          </table:table-cell>
          <table:table-cell table:number-columns-repeated="2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631" calcext:value-type="float" table:number-columns-spanned="1" table:number-rows-spanned="2">
            <text:p>3631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table-cell table:style-name="ce6" office:value-type="float" office:value="3" calcext:value-type="float" table:number-columns-spanned="1" table:number-rows-spanned="4">
            <text:p>3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10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6"/>
          <table:table-cell table:style-name="ce49" office:value-type="float" office:value="-602" calcext:value-type="float" table:number-columns-spanned="1" table:number-rows-spanned="2">
            <text:p>-602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632" calcext:value-type="float" table:number-columns-spanned="1" table:number-rows-spanned="2">
            <text:p>3632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6"/>
          <table:table-cell table:style-name="ce49" office:value-type="float" office:value="-601" calcext:value-type="float" table:number-columns-spanned="1" table:number-rows-spanned="2">
            <text:p>-601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633" calcext:value-type="float" table:number-columns-spanned="1" table:number-rows-spanned="2">
            <text:p>3633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6"/>
          <table:table-cell table:style-name="ce49" office:value-type="float" office:value="-600" calcext:value-type="float" table:number-columns-spanned="1" table:number-rows-spanned="2">
            <text:p>-600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634" calcext:value-type="float" table:number-columns-spanned="1" table:number-rows-spanned="2">
            <text:p>3634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6" calcext:value-type="float" table:number-columns-spanned="1" table:number-rows-spanned="3">
            <text:p>6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6"/>
          <table:table-cell table:style-name="ce49" office:value-type="float" office:value="-599" calcext:value-type="float" table:number-columns-spanned="1" table:number-rows-spanned="2">
            <text:p>-599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635" calcext:value-type="float" table:number-columns-spanned="1" table:number-rows-spanned="2">
            <text:p>3635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7" calcext:value-type="float" table:number-columns-spanned="1" table:number-rows-spanned="4">
            <text:p>7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Jer 52:28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9"/>
          <table:table-cell table:style-name="ce53" office:value-type="string" calcext:value-type="string">
            <office:annotation draw:style-name="gr1" draw:text-style-name="P2" svg:width="122.4pt" svg:height="12.42pt" svg:x="669.15pt" svg:y="9753.7pt" draw:caption-point-x="-17.29pt" draw:caption-point-y="42.8pt">
              <dc:date>2016-07-19T00:00:00</dc:date>
              <text:p text:style-name="P1"><text:span text:style-name="T1">http://wpö.de/index.php?ZJ_Konigsfolge</text:span></text:p>
            </office:annotation>
            <text:p>BM 38462: 599 v. Chr.Partielle Sonnenfinsterniss im 5. Jahr Nebukadnezars</text:p>
          </table:table-cell>
        </table:table-row>
        <table:table-row table:style-name="ro2">
          <table:table-cell/>
          <table:covered-table-cell/>
          <table:table-cell table:style-name="ce4"/>
          <table:table-cell table:number-columns-repeated="9"/>
          <table:table-cell table:style-name="ce6" office:value-type="string" calcext:value-type="string" table:number-columns-spanned="2" table:number-rows-spanned="14">
            <text:p>3320 Juden weggeführt (Nebukadnezar 7)</text:p>
          </table:table-cell>
          <table:covered-table-cell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  <table:table-cell table:style-name="ce46"/>
          <table:table-cell table:style-name="ce49" office:value-type="float" office:value="-598" calcext:value-type="float" table:number-columns-spanned="1" table:number-rows-spanned="2">
            <text:p>-598</text:p>
          </table:table-cell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636" calcext:value-type="float" table:number-columns-spanned="1" table:number-rows-spanned="2">
            <text:p>3636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table-cell table:style-name="ce6" office:value-type="float" office:value="8" calcext:value-type="float" table:number-columns-spanned="1" table:number-rows-spanned="11">
            <text:p>8</text:p>
          </table:table-cell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24:8</text:p>
          </table:table-cell>
          <table:table-cell table:style-name="ce3"/>
          <table:table-cell table:style-name="ce2" office:value-type="string" calcext:value-type="string" table:number-columns-spanned="1" table:number-rows-spanned="2">
            <text:p>2. Chr 36:8</text:p>
          </table:table-cell>
          <table:table-cell table:style-name="ce3"/>
          <table:table-cell table:number-columns-repeated="7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5"/>
          <table:table-cell table:style-name="ce45"/>
          <table:table-cell table:number-columns-repeated="4"/>
        </table:table-row>
        <table:table-row table:style-name="ro2">
          <table:table-cell/>
          <table:covered-table-cell/>
          <table:table-cell/>
          <table:covered-table-cell/>
          <table:table-cell table:number-columns-repeated="8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table-cell table:style-name="ce32" office:value-type="string" calcext:value-type="string" table:number-columns-spanned="1" table:number-rows-spanned="7">
            <text:p>18 j, R 3Mt</text:p>
          </table:table-cell>
          <table:table-cell table:number-columns-repeated="2"/>
          <table:covered-table-cell/>
          <table:table-cell table:number-columns-repeated="8"/>
          <table:table-cell table:style-name="ce45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 table:style-name="ce33"/>
          <table:table-cell table:number-columns-repeated="2"/>
          <table:covered-table-cell/>
          <table:table-cell table:number-columns-repeated="8"/>
          <table:table-cell table:style-name="ce45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 table:style-name="ce33"/>
          <table:table-cell table:number-columns-repeated="2"/>
          <table:covered-table-cell/>
          <table:table-cell table:number-columns-repeated="8"/>
          <table:table-cell table:style-name="ce45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 table:style-name="ce33"/>
          <table:table-cell table:number-columns-repeated="2"/>
          <table:covered-table-cell/>
          <table:table-cell table:number-columns-repeated="8"/>
          <table:table-cell table:style-name="ce45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 table:style-name="ce33"/>
          <table:table-cell table:number-columns-repeated="2"/>
          <table:covered-table-cell/>
          <table:table-cell table:number-columns-repeated="8"/>
          <table:table-cell table:style-name="ce45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45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8"/>
          <table:table-cell table:style-name="ce45"/>
          <table:table-cell table:number-columns-repeated="4"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table-cell table:style-name="ce26" office:value-type="string" calcext:value-type="string" table:number-columns-spanned="1" table:number-rows-spanned="74">
            <text:p>21 j, R 11</text:p>
          </table:table-cell>
          <table:table-cell/>
          <table:table-cell table:style-name="ce28" office:value-type="float" office:value="1" calcext:value-type="float" table:number-columns-spanned="1" table:number-rows-spanned="2">
            <text:p>1</text:p>
          </table:table-cell>
          <table:table-cell table:style-name="ce15" office:value-type="string" calcext:value-type="string" table:number-columns-spanned="1" table:number-rows-spanned="179">
            <text:p>Jahr der Wegführung Jojakins</text:p>
          </table:table-cell>
          <table:table-cell table:number-columns-repeated="2"/>
          <table:covered-table-cell/>
          <table:table-cell table:number-columns-repeated="10"/>
          <table:table-cell table:style-name="ce46"/>
          <table:table-cell table:style-name="ce49" office:value-type="float" office:value="-597" calcext:value-type="float" table:number-columns-spanned="1" table:number-rows-spanned="2">
            <text:p>-597</text:p>
          </table:table-cell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2"/>
          <table:covered-table-cell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6"/>
          <table:table-cell table:style-name="ce45"/>
          <table:table-cell table:style-name="ce49" office:value-type="float" office:value="3637" calcext:value-type="float" table:number-columns-spanned="1" table:number-rows-spanned="2">
            <text:p>3637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2"/>
          <table:covered-table-cell table:number-columns-repeated="2"/>
          <table:table-cell table:number-columns-repeated="3"/>
          <table:covered-table-cell/>
          <table:table-cell/>
          <table:covered-table-cell/>
          <table:table-cell/>
          <table:table-cell table:style-name="ce6" office:value-type="float" office:value="9" calcext:value-type="float" table:number-columns-spanned="1" table:number-rows-spanned="4">
            <text:p>9</text:p>
          </table:table-cell>
          <table:covered-table-cell table:style-name="ce9"/>
          <table:table-cell/>
          <table:table-cell table:style-name="ce6" office:value-type="float" office:value="1" calcext:value-type="float" table:number-columns-spanned="1" table:number-rows-spanned="4">
            <text:p>1</text:p>
          </table:table-cell>
          <table:covered-table-cell/>
          <table:table-cell/>
          <table:table-cell table:style-name="ce28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6"/>
          <table:table-cell table:style-name="ce45"/>
          <table:table-cell table:style-name="ce49" office:value-type="float" office:value="3638" calcext:value-type="float" table:number-columns-spanned="1" table:number-rows-spanned="2">
            <text:p>363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10" calcext:value-type="float" table:number-columns-spanned="1" table:number-rows-spanned="4">
            <text:p>10</text:p>
          </table:table-cell>
          <table:covered-table-cell table:style-name="ce9"/>
          <table:table-cell/>
          <table:table-cell table:style-name="ce6" office:value-type="float" office:value="2" calcext:value-type="float" table:number-columns-spanned="1" table:number-rows-spanned="4">
            <text:p>2</text:p>
          </table:table-cell>
          <table:covered-table-cell/>
          <table:table-cell/>
          <table:table-cell table:style-name="ce28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6"/>
          <table:table-cell table:style-name="ce45"/>
          <table:table-cell table:style-name="ce49" office:value-type="float" office:value="3639" calcext:value-type="float" table:number-columns-spanned="1" table:number-rows-spanned="2">
            <text:p>363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11" calcext:value-type="float" table:number-columns-spanned="1" table:number-rows-spanned="4">
            <text:p>11</text:p>
          </table:table-cell>
          <table:covered-table-cell table:style-name="ce9"/>
          <table:table-cell/>
          <table:table-cell table:style-name="ce6" office:value-type="float" office:value="3" calcext:value-type="float" table:number-columns-spanned="1" table:number-rows-spanned="4">
            <text:p>3</text:p>
          </table:table-cell>
          <table:covered-table-cell/>
          <table:table-cell/>
          <table:table-cell table:style-name="ce28" office:value-type="float" office:value="4" calcext:value-type="float" table:number-columns-spanned="1" table:number-rows-spanned="4">
            <text:p>4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6"/>
          <table:table-cell table:style-name="ce45"/>
          <table:table-cell table:style-name="ce49" office:value-type="float" office:value="3640" calcext:value-type="float" table:number-columns-spanned="1" table:number-rows-spanned="2">
            <text:p>364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6"/>
          <table:table-cell table:style-name="ce6" office:value-type="float" office:value="30" calcext:value-type="float" table:number-columns-spanned="1" table:number-rows-spanned="8">
            <text:p>30</text:p>
          </table:table-cell>
          <table:covered-table-cell/>
          <table:table-cell/>
          <table:covered-table-cell/>
          <table:table-cell/>
          <table:table-cell table:style-name="ce6" office:value-type="float" office:value="12" calcext:value-type="float" table:number-columns-spanned="1" table:number-rows-spanned="8">
            <text:p>12</text:p>
          </table:table-cell>
          <table:covered-table-cell table:style-name="ce9"/>
          <table:table-cell/>
          <table:table-cell table:style-name="ce6" office:value-type="float" office:value="4" calcext:value-type="float" table:number-columns-spanned="1" table:number-rows-spanned="8">
            <text:p>4</text:p>
          </table:table-cell>
          <table:covered-table-cell/>
          <table:table-cell/>
          <table:table-cell table:style-name="ce28" office:value-type="float" office:value="5" calcext:value-type="float" table:number-columns-spanned="1" table:number-rows-spanned="8">
            <text:p>5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6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1:1-2</text:p>
          </table:table-cell>
          <table:table-cell table:style-name="ce3"/>
          <table:table-cell table:number-columns-repeated="13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7"/>
          <table:table-cell table:style-name="ce45"/>
          <table:table-cell table:style-name="ce50" office:value-type="float" office:value="5.4" calcext:value-type="float" table:number-columns-spanned="1" table:number-rows-spanned="2">
            <text:p>5.4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6" office:value-type="string" calcext:value-type="string" table:number-columns-spanned="2" table:number-rows-spanned="6">
            <text:p>Hesekiel sieht geöffneten Himmel</text:p>
          </table:table-cell>
          <table:covered-table-cell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8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9"/>
          <table:covered-table-cell table:number-columns-repeated="2"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6"/>
          <table:table-cell table:style-name="ce45"/>
          <table:table-cell table:style-name="ce49" office:value-type="float" office:value="3641" calcext:value-type="float" table:number-columns-spanned="1" table:number-rows-spanned="2">
            <text:p>364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table-cell table:style-name="ce6" office:value-type="float" office:value="13" calcext:value-type="float" table:number-columns-spanned="1" table:number-rows-spanned="6">
            <text:p>13</text:p>
          </table:table-cell>
          <table:covered-table-cell table:style-name="ce9"/>
          <table:table-cell/>
          <table:table-cell table:style-name="ce6" office:value-type="float" office:value="5" calcext:value-type="float" table:number-columns-spanned="1" table:number-rows-spanned="6">
            <text:p>5</text:p>
          </table:table-cell>
          <table:covered-table-cell/>
          <table:table-cell/>
          <table:table-cell table:style-name="ce28" office:value-type="float" office:value="6" calcext:value-type="float" table:number-columns-spanned="1" table:number-rows-spanned="6">
            <text:p>6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8:1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7"/>
          <table:table-cell table:style-name="ce45"/>
          <table:table-cell table:style-name="ce50" office:value-type="float" office:value="5.6" calcext:value-type="float" table:number-columns-spanned="1" table:number-rows-spanned="2">
            <text:p>5.6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6" office:value-type="string" calcext:value-type="string" table:number-columns-spanned="2" table:number-rows-spanned="11">
            <text:p>Herrlichkeit verlässt Tempel (Hes 10:4, Hes 11:23)</text:p>
          </table:table-cell>
          <table:covered-table-cell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8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6"/>
          <table:table-cell table:style-name="ce45"/>
          <table:table-cell table:style-name="ce49" office:value-type="float" office:value="3642" calcext:value-type="float" table:number-columns-spanned="1" table:number-rows-spanned="2">
            <text:p>364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table-cell table:style-name="ce6" office:value-type="float" office:value="14" calcext:value-type="float" table:number-columns-spanned="1" table:number-rows-spanned="7">
            <text:p>14</text:p>
          </table:table-cell>
          <table:covered-table-cell table:style-name="ce9"/>
          <table:table-cell/>
          <table:table-cell table:style-name="ce6" office:value-type="float" office:value="6" calcext:value-type="float" table:number-columns-spanned="1" table:number-rows-spanned="7">
            <text:p>6</text:p>
          </table:table-cell>
          <table:covered-table-cell/>
          <table:table-cell/>
          <table:table-cell table:style-name="ce28" office:value-type="float" office:value="7" calcext:value-type="float" table:number-columns-spanned="1" table:number-rows-spanned="7">
            <text:p>7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20:1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10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7"/>
          <table:table-cell table:style-name="ce45"/>
          <table:table-cell table:style-name="ce50" office:value-type="float" office:value="10.5" calcext:value-type="float" table:number-columns-spanned="1" table:number-rows-spanned="2">
            <text:p>10.5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/>
          <table:table-cell table:style-name="ce6" office:value-type="string" calcext:value-type="string" table:number-columns-spanned="2" table:number-rows-spanned="4">
            <text:p>Rede zu den Aeltesten</text:p>
          </table:table-cell>
          <table:covered-table-cell/>
          <table:table-cell table:number-columns-repeated="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8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1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7"/>
          <table:table-cell table:style-name="ce46"/>
          <table:table-cell table:style-name="ce45"/>
          <table:table-cell table:style-name="ce49" office:value-type="float" office:value="3643" calcext:value-type="float" table:number-columns-spanned="1" table:number-rows-spanned="2">
            <text:p>364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7"/>
          <table:covered-table-cell/>
          <table:table-cell/>
          <table:covered-table-cell/>
          <table:table-cell/>
          <table:table-cell table:style-name="ce6" office:value-type="float" office:value="15" calcext:value-type="float" table:number-columns-spanned="1" table:number-rows-spanned="4">
            <text:p>15</text:p>
          </table:table-cell>
          <table:covered-table-cell table:style-name="ce9"/>
          <table:table-cell/>
          <table:table-cell table:style-name="ce6" office:value-type="float" office:value="7" calcext:value-type="float" table:number-columns-spanned="1" table:number-rows-spanned="4">
            <text:p>7</text:p>
          </table:table-cell>
          <table:covered-table-cell/>
          <table:table-cell/>
          <table:table-cell table:style-name="ce28" office:value-type="float" office:value="8" calcext:value-type="float" table:number-columns-spanned="1" table:number-rows-spanned="4">
            <text:p>8</text:p>
          </table:table-cell>
          <table:covered-table-cell/>
          <table:table-cell table:number-columns-repeated="2"/>
          <table:covered-table-cell/>
          <table:table-cell table:number-columns-repeated="7"/>
          <table:table-cell table:style-name="ce4"/>
          <table:table-cell table:style-name="ce45"/>
          <table:covered-table-cell/>
          <table:table-cell table:number-columns-repeated="2"/>
          <table:table-cell table:style-name="ce5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8"/>
          <table:table-cell table:style-name="ce45"/>
          <table:table-cell table:number-columns-repeated="3"/>
          <table:table-cell table:style-name="ce5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5"/>
          <table:table-cell table:style-name="ce14" office:value-type="string" calcext:value-type="string" table:number-columns-spanned="1" table:number-rows-spanned="192">
            <text:p>70 Jahre Zorn</text:p>
          </table:table-cell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644" calcext:value-type="float" table:number-columns-spanned="1" table:number-rows-spanned="2">
            <text:p>364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16" calcext:value-type="float" table:number-columns-spanned="1" table:number-rows-spanned="6">
            <text:p>16</text:p>
          </table:table-cell>
          <table:covered-table-cell table:style-name="ce9"/>
          <table:table-cell/>
          <table:table-cell table:style-name="ce6" office:value-type="float" office:value="8" calcext:value-type="float" table:number-columns-spanned="1" table:number-rows-spanned="6">
            <text:p>8</text:p>
          </table:table-cell>
          <table:covered-table-cell/>
          <table:table-cell/>
          <table:table-cell table:style-name="ce28" office:value-type="float" office:value="9" calcext:value-type="float" table:number-columns-spanned="1" table:number-rows-spanned="6">
            <text:p>9</text:p>
          </table:table-cell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24:1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7"/>
          <table:table-cell table:style-name="ce45"/>
          <table:table-cell table:style-name="ce51" office:value-type="string" calcext:value-type="string" table:number-columns-spanned="1" table:number-rows-spanned="2">
            <text:p>10.10</text:p>
          </table:table-cell>
          <table:table-cell table:style-name="ce51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8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645" calcext:value-type="float" table:number-columns-spanned="1" table:number-rows-spanned="2">
            <text:p>364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17" calcext:value-type="float" table:number-columns-spanned="1" table:number-rows-spanned="8">
            <text:p>17</text:p>
          </table:table-cell>
          <table:covered-table-cell table:style-name="ce9"/>
          <table:table-cell/>
          <table:table-cell table:style-name="ce6" office:value-type="float" office:value="9" calcext:value-type="float" table:number-columns-spanned="1" table:number-rows-spanned="8">
            <text:p>9</text:p>
          </table:table-cell>
          <table:covered-table-cell/>
          <table:table-cell/>
          <table:table-cell table:style-name="ce28" office:value-type="float" office:value="10" calcext:value-type="float" table:number-columns-spanned="1" table:number-rows-spanned="8">
            <text:p>10</text:p>
          </table:table-cell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29:1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7"/>
          <table:table-cell table:style-name="ce45"/>
          <table:table-cell table:style-name="ce51" office:value-type="string" calcext:value-type="string" table:number-columns-spanned="1" table:number-rows-spanned="2">
            <text:p>12.10</text:p>
          </table:table-cell>
          <table:table-cell table:style-name="ce51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5"/>
          <table:covered-table-cell/>
          <table:table-cell/>
          <table:table-cell table:style-name="ce48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table-cell table:style-name="ce14" office:value-type="string" calcext:value-type="string" table:number-columns-spanned="1" table:number-rows-spanned="187">
            <text:p>70 Jahre Fasten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46" calcext:value-type="float" table:number-columns-spanned="1" table:number-rows-spanned="2">
            <text:p>364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18" calcext:value-type="float" table:number-columns-spanned="1" table:number-rows-spanned="20">
            <text:p>18</text:p>
          </table:table-cell>
          <table:covered-table-cell table:style-name="ce9"/>
          <table:table-cell/>
          <table:table-cell table:style-name="ce6" office:value-type="float" office:value="10" calcext:value-type="float" table:number-columns-spanned="1" table:number-rows-spanned="20">
            <text:p>10</text:p>
          </table:table-cell>
          <table:covered-table-cell/>
          <table:table-cell/>
          <table:table-cell table:style-name="ce28" office:value-type="float" office:value="11" calcext:value-type="float" table:number-columns-spanned="1" table:number-rows-spanned="20">
            <text:p>1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26:1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7"/>
          <table:table-cell table:style-name="ce45"/>
          <table:table-cell table:style-name="ce51" office:value-type="string" calcext:value-type="string" table:number-columns-spanned="1" table:number-rows-spanned="2">
            <text:p>1.x</text:p>
          </table:table-cell>
          <table:table-cell table:style-name="ce51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style-name="ce49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30:20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7"/>
          <table:table-cell table:style-name="ce45"/>
          <table:table-cell table:style-name="ce51" office:value-type="string" calcext:value-type="string" table:number-columns-spanned="1" table:number-rows-spanned="2">
            <text:p>7.1</text:p>
          </table:table-cell>
          <table:table-cell table:style-name="ce51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style-name="ce49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31:1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7"/>
          <table:table-cell table:style-name="ce45"/>
          <table:table-cell table:style-name="ce51" office:value-type="string" calcext:value-type="string" table:number-columns-spanned="1" table:number-rows-spanned="2">
            <text:p>1.3</text:p>
          </table:table-cell>
          <table:table-cell table:style-name="ce51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style-name="ce49" table:number-columns-repeated="2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8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style-name="ce49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Jer 32:1-2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4"/>
          <table:table-cell table:style-name="ce11" office:value-type="string" calcext:value-type="string" table:number-columns-spanned="2" table:number-rows-spanned="7">
            <text:p>Jeremia im Gefängnis (Zedekia 10, Nebukadnezar 18)</text:p>
          </table:table-cell>
          <table:covered-table-cell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Jer 52:29</text:p>
          </table:table-cell>
          <table:table-cell table:style-name="ce3"/>
          <table:table-cell table:number-columns-repeated="4"/>
          <table:covered-table-cell table:number-columns-repeated="2"/>
          <table:table-cell table:number-columns-repeated="8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4"/>
          <table:covered-table-cell table:number-columns-repeated="2"/>
          <table:table-cell/>
          <table:table-cell table:style-name="ce6" office:value-type="string" calcext:value-type="string" table:number-columns-spanned="2" table:number-rows-spanned="28">
            <text:p>832 Weggeführte (Nebukadnezar 18)</text:p>
          </table:table-cell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7"/>
          <table:covered-table-cell table:number-columns-repeated="2"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6"/>
          <table:table-cell table:style-name="ce49" office:value-type="float" office:value="-587" calcext:value-type="float" table:number-columns-spanned="1" table:number-rows-spanned="2">
            <text:p>-587</text:p>
          </table:table-cell>
          <table:table-cell/>
        </table:table-row>
        <table:table-row table:style-name="ro2">
          <table:table-cell table:number-columns-repeated="7"/>
          <table:covered-table-cell table:number-columns-repeated="2"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/>
          <table:covered-table-cell table:number-columns-repeated="2"/>
          <table:table-cell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47" calcext:value-type="float" table:number-columns-spanned="1" table:number-rows-spanned="2">
            <text:p>3647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19" calcext:value-type="float" table:number-columns-spanned="1" table:number-rows-spanned="13">
            <text:p>19</text:p>
          </table:table-cell>
          <table:covered-table-cell table:style-name="ce9"/>
          <table:table-cell table:number-columns-repeated="2"/>
          <table:covered-table-cell/>
          <table:table-cell/>
          <table:table-cell table:style-name="ce28" office:value-type="float" office:value="12" calcext:value-type="float" table:number-columns-spanned="1" table:number-rows-spanned="13">
            <text:p>1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33:21</text:p>
          </table:table-cell>
          <table:table-cell table:style-name="ce3"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7"/>
          <table:table-cell table:style-name="ce45"/>
          <table:table-cell table:style-name="ce51" office:value-type="string" calcext:value-type="string" table:number-columns-spanned="1" table:number-rows-spanned="2">
            <text:p>5.10</text:p>
          </table:table-cell>
          <table:table-cell table:style-name="ce51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6" office:value-type="string" calcext:value-type="string" table:number-columns-spanned="2" table:number-rows-spanned="8">
            <text:p>Entronnener: die Stadt ist geschlagen</text:p>
          </table:table-cell>
          <table:covered-table-cell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32:1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7"/>
          <table:table-cell table:style-name="ce45"/>
          <table:table-cell table:style-name="ce51" office:value-type="string" calcext:value-type="string" table:number-columns-spanned="1" table:number-rows-spanned="2">
            <text:p>1.12</text:p>
          </table:table-cell>
          <table:table-cell table:style-name="ce51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32:17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7"/>
          <table:table-cell table:style-name="ce45"/>
          <table:table-cell table:style-name="ce50" office:value-type="string" calcext:value-type="string" table:number-columns-spanned="1" table:number-rows-spanned="2">
            <text:p>15.x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48" calcext:value-type="float" table:number-columns-spanned="1" table:number-rows-spanned="2">
            <text:p>364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20" calcext:value-type="float" table:number-columns-spanned="1" table:number-rows-spanned="3">
            <text:p>20</text:p>
          </table:table-cell>
          <table:covered-table-cell table:style-name="ce9"/>
          <table:table-cell table:number-columns-repeated="4"/>
          <table:table-cell table:style-name="ce28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49" calcext:value-type="float" table:number-columns-spanned="1" table:number-rows-spanned="2">
            <text:p>364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21" calcext:value-type="float" table:number-columns-spanned="1" table:number-rows-spanned="4">
            <text:p>21</text:p>
          </table:table-cell>
          <table:covered-table-cell table:style-name="ce9"/>
          <table:table-cell table:number-columns-repeated="4"/>
          <table:table-cell table:style-name="ce28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50" calcext:value-type="float" table:number-columns-spanned="1" table:number-rows-spanned="2">
            <text:p>365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22" calcext:value-type="float" table:number-columns-spanned="1" table:number-rows-spanned="4">
            <text:p>22</text:p>
          </table:table-cell>
          <table:covered-table-cell table:style-name="ce9"/>
          <table:table-cell table:number-columns-repeated="4"/>
          <table:table-cell table:style-name="ce28" office:value-type="float" office:value="15" calcext:value-type="float" table:number-columns-spanned="1" table:number-rows-spanned="4">
            <text:p>1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51" calcext:value-type="float" table:number-columns-spanned="1" table:number-rows-spanned="2">
            <text:p>365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23" calcext:value-type="float" table:number-columns-spanned="1" table:number-rows-spanned="3">
            <text:p>23</text:p>
          </table:table-cell>
          <table:covered-table-cell table:style-name="ce9"/>
          <table:table-cell table:number-columns-repeated="4"/>
          <table:table-cell table:style-name="ce28" office:value-type="float" office:value="16" calcext:value-type="float" table:number-columns-spanned="1" table:number-rows-spanned="3">
            <text:p>1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52" calcext:value-type="float" table:number-columns-spanned="1" table:number-rows-spanned="2">
            <text:p>365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24" calcext:value-type="float" table:number-columns-spanned="1" table:number-rows-spanned="3">
            <text:p>24</text:p>
          </table:table-cell>
          <table:covered-table-cell table:style-name="ce9"/>
          <table:table-cell table:number-columns-repeated="4"/>
          <table:table-cell table:style-name="ce28" office:value-type="float" office:value="17" calcext:value-type="float" table:number-columns-spanned="1" table:number-rows-spanned="3">
            <text:p>1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53" calcext:value-type="float" table:number-columns-spanned="1" table:number-rows-spanned="2">
            <text:p>365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25" calcext:value-type="float" table:number-columns-spanned="1" table:number-rows-spanned="3">
            <text:p>25</text:p>
          </table:table-cell>
          <table:covered-table-cell table:style-name="ce9"/>
          <table:table-cell table:number-columns-repeated="4"/>
          <table:table-cell table:style-name="ce28" office:value-type="float" office:value="18" calcext:value-type="float" table:number-columns-spanned="1" table:number-rows-spanned="3">
            <text:p>18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54" calcext:value-type="float" table:number-columns-spanned="1" table:number-rows-spanned="2">
            <text:p>365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26" calcext:value-type="float" table:number-columns-spanned="1" table:number-rows-spanned="3">
            <text:p>26</text:p>
          </table:table-cell>
          <table:covered-table-cell table:style-name="ce9"/>
          <table:table-cell table:number-columns-repeated="4"/>
          <table:table-cell table:style-name="ce28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55" calcext:value-type="float" table:number-columns-spanned="1" table:number-rows-spanned="2">
            <text:p>365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27" calcext:value-type="float" table:number-columns-spanned="1" table:number-rows-spanned="3">
            <text:p>27</text:p>
          </table:table-cell>
          <table:covered-table-cell table:style-name="ce9"/>
          <table:table-cell table:number-columns-repeated="4"/>
          <table:table-cell table:style-name="ce28" office:value-type="float" office:value="20" calcext:value-type="float" table:number-columns-spanned="1" table:number-rows-spanned="3">
            <text:p>20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56" calcext:value-type="float" table:number-columns-spanned="1" table:number-rows-spanned="2">
            <text:p>365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28" calcext:value-type="float" table:number-columns-spanned="1" table:number-rows-spanned="3">
            <text:p>28</text:p>
          </table:table-cell>
          <table:covered-table-cell table:style-name="ce9"/>
          <table:table-cell table:number-columns-repeated="4"/>
          <table:table-cell table:style-name="ce28" office:value-type="float" office:value="21" calcext:value-type="float" table:number-columns-spanned="1" table:number-rows-spanned="3">
            <text:p>2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/>
          <table:table-cell table:style-name="ce46"/>
          <table:table-cell table:style-name="ce49" office:value-type="float" office:value="-577" calcext:value-type="float" table:number-columns-spanned="1" table:number-rows-spanned="2">
            <text:p>-577</text:p>
          </table:table-cell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57" calcext:value-type="float" table:number-columns-spanned="1" table:number-rows-spanned="2">
            <text:p>3657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29" calcext:value-type="float" table:number-columns-spanned="1" table:number-rows-spanned="3">
            <text:p>29</text:p>
          </table:table-cell>
          <table:covered-table-cell table:style-name="ce9"/>
          <table:table-cell table:number-columns-repeated="4"/>
          <table:table-cell table:style-name="ce28" office:value-type="float" office:value="22" calcext:value-type="float" table:number-columns-spanned="1" table:number-rows-spanned="3">
            <text:p>2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58" calcext:value-type="float" table:number-columns-spanned="1" table:number-rows-spanned="2">
            <text:p>365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30" calcext:value-type="float" table:number-columns-spanned="1" table:number-rows-spanned="4">
            <text:p>30</text:p>
          </table:table-cell>
          <table:covered-table-cell table:style-name="ce9"/>
          <table:table-cell table:number-columns-repeated="4"/>
          <table:table-cell table:style-name="ce28" office:value-type="float" office:value="23" calcext:value-type="float" table:number-columns-spanned="1" table:number-rows-spanned="4">
            <text:p>2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59" calcext:value-type="float" table:number-columns-spanned="1" table:number-rows-spanned="2">
            <text:p>365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7"/>
          <table:covered-table-cell/>
          <table:table-cell/>
          <table:covered-table-cell/>
          <table:table-cell/>
          <table:table-cell table:style-name="ce6" office:value-type="float" office:value="31" calcext:value-type="float" table:number-columns-spanned="1" table:number-rows-spanned="4">
            <text:p>31</text:p>
          </table:table-cell>
          <table:covered-table-cell table:style-name="ce9"/>
          <table:table-cell table:number-columns-repeated="4"/>
          <table:table-cell table:style-name="ce28" office:value-type="float" office:value="24" calcext:value-type="float" table:number-columns-spanned="1" table:number-rows-spanned="4">
            <text:p>2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Jer 52:30</text:p>
          </table:table-cell>
          <table:table-cell table:style-name="ce3"/>
          <table:table-cell table:number-columns-repeated="14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7"/>
          <table:table-cell table:style-name="ce6" office:value-type="string" calcext:value-type="string" table:number-columns-spanned="2" table:number-rows-spanned="52">
            <text:p>Nebusaradan führt 745 weg (Nebukadnezar 23)</text:p>
          </table:table-cell>
          <table:covered-table-cell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60" calcext:value-type="float" table:number-columns-spanned="1" table:number-rows-spanned="2">
            <text:p>366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32" calcext:value-type="float" table:number-columns-spanned="1" table:number-rows-spanned="6">
            <text:p>32</text:p>
          </table:table-cell>
          <table:covered-table-cell table:style-name="ce9"/>
          <table:table-cell table:number-columns-repeated="4"/>
          <table:table-cell table:style-name="ce28" office:value-type="float" office:value="25" calcext:value-type="float" table:number-columns-spanned="1" table:number-rows-spanned="6">
            <text:p>2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40:1</text:p>
          </table:table-cell>
          <table:table-cell table:style-name="ce3"/>
          <table:table-cell table:number-columns-repeated="7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7"/>
          <table:table-cell table:style-name="ce45"/>
          <table:table-cell table:style-name="ce50" office:value-type="string" calcext:value-type="string" table:number-columns-spanned="1" table:number-rows-spanned="2">
            <text:p>14.x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6" office:value-type="string" calcext:value-type="string" table:number-columns-spanned="2" table:number-rows-spanned="8">
            <text:p>25. Jahr unserer Wegführung = 14. Jahr nachdem Stadt geschlagen wurde</text:p>
          </table:table-cell>
          <table:covered-table-cell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61" calcext:value-type="float" table:number-columns-spanned="1" table:number-rows-spanned="2">
            <text:p>366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33" calcext:value-type="float" table:number-columns-spanned="1" table:number-rows-spanned="4">
            <text:p>33</text:p>
          </table:table-cell>
          <table:covered-table-cell table:style-name="ce9"/>
          <table:table-cell table:number-columns-repeated="4"/>
          <table:table-cell table:style-name="ce28" office:value-type="float" office:value="26" calcext:value-type="float" table:number-columns-spanned="1" table:number-rows-spanned="4">
            <text:p>2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3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es 40:1</text:p>
          </table:table-cell>
          <table:table-cell table:style-name="ce3"/>
          <table:table-cell table:number-columns-repeated="2"/>
          <table:covered-table-cell table:number-columns-repeated="2"/>
          <table:table-cell/>
          <table:table-cell table:style-name="ce6" office:value-type="string" calcext:value-type="string" table:number-columns-spanned="1" table:number-rows-spanned="4">
            <text:p>Am 1. 1</text:p>
          </table:table-cell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62" calcext:value-type="float" table:number-columns-spanned="1" table:number-rows-spanned="2">
            <text:p>3662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34" calcext:value-type="float" table:number-columns-spanned="1" table:number-rows-spanned="4">
            <text:p>34</text:p>
          </table:table-cell>
          <table:covered-table-cell table:style-name="ce9"/>
          <table:table-cell table:number-columns-repeated="4"/>
          <table:table-cell table:style-name="ce28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/>
          <table:table-cell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covered-table-cell table:style-name="ce9"/>
          <table:table-cell table:number-columns-repeated="4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63" calcext:value-type="float" table:number-columns-spanned="1" table:number-rows-spanned="2">
            <text:p>366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35" calcext:value-type="float" table:number-columns-spanned="1" table:number-rows-spanned="3">
            <text:p>35</text:p>
          </table:table-cell>
          <table:table-cell table:number-columns-repeated="5"/>
          <table:table-cell table:style-name="ce28" office:value-type="float" office:value="28" calcext:value-type="float" table:number-columns-spanned="1" table:number-rows-spanned="3">
            <text:p>28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64" calcext:value-type="float" table:number-columns-spanned="1" table:number-rows-spanned="2">
            <text:p>366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36" calcext:value-type="float" table:number-columns-spanned="1" table:number-rows-spanned="3">
            <text:p>36</text:p>
          </table:table-cell>
          <table:table-cell table:number-columns-repeated="5"/>
          <table:table-cell table:style-name="ce28" office:value-type="float" office:value="29" calcext:value-type="float" table:number-columns-spanned="1" table:number-rows-spanned="3">
            <text:p>29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6"/>
          <table:table-cell table:style-name="ce49" office:value-type="float" office:value="-567" calcext:value-type="float" table:number-columns-spanned="1" table:number-rows-spanned="2">
            <text:p>-567</text:p>
          </table:table-cell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65" calcext:value-type="float" table:number-columns-spanned="1" table:number-rows-spanned="2">
            <text:p>3665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table-cell table:style-name="ce6" office:value-type="float" office:value="37" calcext:value-type="float" table:number-columns-spanned="1" table:number-rows-spanned="4">
            <text:p>37</text:p>
          </table:table-cell>
          <table:table-cell table:number-columns-repeated="5"/>
          <table:table-cell table:style-name="ce28" office:value-type="float" office:value="30" calcext:value-type="float" table:number-columns-spanned="1" table:number-rows-spanned="4">
            <text:p>30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6"/>
          <table:table-cell table:style-name="ce49" office:value-type="float" office:value="-568" calcext:value-type="float" table:number-columns-spanned="1" table:number-rows-spanned="2">
            <text:p>-568</text:p>
          </table:table-cell>
          <table:table-cell table:style-name="ce53" office:value-type="string" calcext:value-type="string">
            <text:p>VAT 4956: 37. Regierungsjahr Nebukadnezars = 567 v. Chr.</text:p>
          </table:table-cell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/>
          <table:covered-table-cell/>
          <table:table-cell table:number-columns-repeated="5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66" calcext:value-type="float" table:number-columns-spanned="1" table:number-rows-spanned="2">
            <text:p>3666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8" office:value-type="float" office:value="31" calcext:value-type="float" table:number-columns-spanned="1" table:number-rows-spanned="4">
            <text:p>31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6"/>
          <table:table-cell table:style-name="ce49" office:value-type="float" office:value="-567" calcext:value-type="float" table:number-columns-spanned="1" table:number-rows-spanned="2">
            <text:p>-567</text:p>
          </table:table-cell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67" calcext:value-type="float" table:number-columns-spanned="1" table:number-rows-spanned="2">
            <text:p>3667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8" office:value-type="float" office:value="32" calcext:value-type="float" table:number-columns-spanned="1" table:number-rows-spanned="3">
            <text:p>32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68" calcext:value-type="float" table:number-columns-spanned="1" table:number-rows-spanned="2">
            <text:p>366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8" office:value-type="float" office:value="33" calcext:value-type="float" table:number-columns-spanned="1" table:number-rows-spanned="3">
            <text:p>33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69" calcext:value-type="float" table:number-columns-spanned="1" table:number-rows-spanned="2">
            <text:p>366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8" office:value-type="float" office:value="34" calcext:value-type="float" table:number-columns-spanned="1" table:number-rows-spanned="4">
            <text:p>34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70" calcext:value-type="float" table:number-columns-spanned="1" table:number-rows-spanned="2">
            <text:p>367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8" office:value-type="float" office:value="35" calcext:value-type="float" table:number-columns-spanned="1" table:number-rows-spanned="4">
            <text:p>35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71" calcext:value-type="float" table:number-columns-spanned="1" table:number-rows-spanned="2">
            <text:p>367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table-cell table:style-name="ce28" office:value-type="float" office:value="36" calcext:value-type="float" table:number-columns-spanned="1" table:number-rows-spanned="6">
            <text:p>36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4"/>
          <table:table-cell table:style-name="ce46"/>
          <table:table-cell table:style-name="ce49" office:value-type="float" office:value="-562" calcext:value-type="float" table:number-columns-spanned="1" table:number-rows-spanned="2">
            <text:p>-562</text:p>
          </table:table-cell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7"/>
          <table:covered-table-cell table:style-name="ce29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string" calcext:value-type="string" table:number-columns-spanned="1" table:number-rows-spanned="2">
            <text:p>3672<text:span text:style-name="T4">=3636+36</text:span>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table-cell table:style-name="ce24" office:value-type="string" calcext:value-type="string" table:number-columns-spanned="1" table:number-rows-spanned="15">
            <text:p>Ewil-Merodach</text:p>
          </table:table-cell>
          <table:table-cell table:number-columns-repeated="4"/>
          <table:table-cell table:style-name="ce28" office:value-type="float" office:value="37" calcext:value-type="float" table:number-columns-spanned="1" table:number-rows-spanned="6">
            <text:p>37</text:p>
          </table:table-cell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10"/>
          <table:covered-table-cell table:number-columns-repeated="2"/>
          <table:table-cell table:number-columns-repeated="5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9"/>
          <table:covered-table-cell/>
          <table:table-cell table:number-columns-repeated="2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style-name="ce49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2. Kö 25:27</text:p>
          </table:table-cell>
          <table:table-cell table:style-name="ce3"/>
          <table:table-cell table:style-name="ce2" office:value-type="string" calcext:value-type="string" table:number-columns-spanned="1" table:number-rows-spanned="2">
            <text:p>Jer 52:31</text:p>
          </table:table-cell>
          <table:table-cell table:number-columns-repeated="13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9"/>
          <table:covered-table-cell/>
          <table:table-cell table:number-columns-repeated="2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7"/>
          <table:table-cell table:style-name="ce45"/>
          <table:table-cell table:style-name="ce50" office:value-type="string" calcext:value-type="string" table:number-columns-spanned="1" table:number-rows-spanned="2">
            <text:p>25/27.12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covered-table-cell/>
          <table:table-cell table:number-columns-repeated="4"/>
          <table:table-cell table:style-name="ce6" office:value-type="string" calcext:value-type="string" table:number-columns-spanned="3" table:number-rows-spanned="10">
            <text:p>Im 37. J der Wegführung Jojakins erhebt Ewil-Merodak Jojakins Haupt</text:p>
          </table:table-cell>
          <table:covered-table-cell table:number-columns-repeated="2"/>
          <table:table-cell table:number-columns-repeated="6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9"/>
          <table:covered-table-cell/>
          <table:table-cell table:number-columns-repeated="2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8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8"/>
          <table:covered-table-cell table:number-columns-repeated="3"/>
          <table:table-cell/>
          <table:table-cell table:style-name="ce6"/>
          <table:table-cell table:number-columns-repeated="4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 table:style-name="ce29"/>
          <table:covered-table-cell/>
          <table:table-cell table:number-columns-repeated="2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/>
          <table:covered-table-cell/>
          <table:table-cell table:number-columns-repeated="2"/>
          <table:covered-table-cell/>
          <table:table-cell table:number-columns-repeated="4"/>
          <table:covered-table-cell/>
          <table:table-cell table:number-columns-repeated="3"/>
          <table:covered-table-cell table:style-name="ce9"/>
          <table:table-cell/>
          <table:table-cell table:style-name="ce29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98" calcext:value-type="float" table:number-columns-spanned="1" table:number-rows-spanned="2">
            <text:p>369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table-cell table:style-name="ce6" office:value-type="float" office:value="1" calcext:value-type="float" table:number-columns-spanned="1" table:number-rows-spanned="7">
            <text:p>1</text:p>
          </table:table-cell>
          <table:table-cell table:style-name="ce27" office:value-type="string" calcext:value-type="string" table:number-columns-spanned="1" table:number-rows-spanned="16">
            <text:p>Kores, K. v. Persien</text:p>
          </table:table-cell>
          <table:table-cell table:number-columns-repeated="5"/>
          <table:table-cell table:style-name="ce37" office:value-type="string" calcext:value-type="string" table:number-columns-spanned="1" table:number-rows-spanned="24">
            <text:p>Daniel</text:p>
          </table:table-cell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Esr 1:1</text:p>
          </table:table-cell>
          <table:table-cell table:style-name="ce3"/>
          <table:table-cell table:style-name="ce2" office:value-type="string" calcext:value-type="string" table:number-columns-spanned="1" table:number-rows-spanned="2">
            <text:p>2. Chr 36:22</text:p>
          </table:table-cell>
          <table:table-cell table:number-columns-repeated="4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covered-table-cell/>
          <table:table-cell table:number-columns-repeated="4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8"/>
          <table:covered-table-cell table:number-columns-repeated="3"/>
          <table:table-cell table:number-columns-repeated="6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699" calcext:value-type="float" table:number-columns-spanned="1" table:number-rows-spanned="2">
            <text:p>369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4"/>
          <table:covered-table-cell/>
          <table:table-cell/>
          <table:table-cell table:style-name="ce6" office:value-type="float" office:value="2" calcext:value-type="float" table:number-columns-spanned="1" table:number-rows-spanned="4">
            <text:p>2</text:p>
          </table:table-cell>
          <table:covered-table-cell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17"/>
          <table:covered-table-cell/>
          <table:table-cell table:number-columns-repeated="4"/>
          <table:covered-table-cell/>
          <table:table-cell/>
          <table:covered-table-cell table:number-columns-repeated="2"/>
          <table:table-cell table:number-columns-repeated="5"/>
          <table:covered-table-cell table:style-name="ce9"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6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17"/>
          <table:covered-table-cell/>
          <table:table-cell table:number-columns-repeated="6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700" calcext:value-type="float" table:number-columns-spanned="1" table:number-rows-spanned="2">
            <text:p>370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17"/>
          <table:covered-table-cell/>
          <table:table-cell table:number-columns-repeated="6"/>
          <table:table-cell table:style-name="ce6" office:value-type="float" office:value="3" calcext:value-type="float" table:number-columns-spanned="1" table:number-rows-spanned="6">
            <text:p>3</text:p>
          </table:table-cell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Dan 10:1</text:p>
          </table:table-cell>
          <table:table-cell table:style-name="ce3"/>
          <table:table-cell table:number-columns-repeated="21"/>
          <table:covered-table-cell table:style-name="ce6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21"/>
          <table:covered-table-cell table:style-name="ce6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4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4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4"/>
          <table:covered-table-cell/>
          <table:table-cell table:number-columns-repeated="6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701" calcext:value-type="float" table:number-columns-spanned="1" table:number-rows-spanned="2">
            <text:p>370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712" calcext:value-type="float" table:number-columns-spanned="1" table:number-rows-spanned="2">
            <text:p>371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1" calcext:value-type="float" table:number-columns-spanned="1" table:number-rows-spanned="6">
            <text:p>1</text:p>
          </table:table-cell>
          <table:table-cell table:style-name="ce27" office:value-type="string" calcext:value-type="string" table:number-columns-spanned="1" table:number-rows-spanned="51">
            <text:p>Darius, K. v. Persion</text:p>
          </table:table-cell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Dan 9:1</text:p>
          </table:table-cell>
          <table:table-cell table:style-name="ce3"/>
          <table:table-cell table:number-columns-repeated="24"/>
          <table:covered-table-cell table:style-name="ce6"/>
          <table:covered-table-cell table:style-name="ce27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 table:number-columns-repeated="2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table-cell table:style-name="ce6" office:value-type="string" calcext:value-type="string" table:number-columns-spanned="2" table:number-rows-spanned="17">
            <text:p>Daniel, 70 Jahre verwüstung sollen vollendet werden</text:p>
          </table:table-cell>
          <table:covered-table-cell/>
          <table:table-cell table:number-columns-repeated="20"/>
          <table:covered-table-cell table:style-name="ce6"/>
          <table:covered-table-cell table:style-name="ce27"/>
          <table:table-cell table:number-columns-repeated="2"/>
          <table:covered-table-cell/>
          <table:table-cell table:number-columns-repeated="2"/>
          <table:covered-table-cell/>
          <table:table-cell table:number-columns-repeated="2"/>
          <table:covered-table-cell/>
          <table:table-cell/>
          <table:table-cell table:style-name="ce45" table:number-columns-repeated="2"/>
          <table:table-cell table:number-columns-repeated="4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6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number-columns-repeated="2"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3713" calcext:value-type="float" table:number-columns-spanned="1" table:number-rows-spanned="2">
            <text:p>371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table-cell table:style-name="ce30" office:value-type="float" office:value="2" calcext:value-type="float" table:number-columns-spanned="1" table:number-rows-spanned="24">
            <text:p>2</text:p>
          </table:table-cell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style-name="ce49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ag 1:1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7"/>
          <table:table-cell table:style-name="ce45"/>
          <table:table-cell table:style-name="ce50" office:value-type="float" office:value="1.6" calcext:value-type="float" table:number-columns-spanned="1" table:number-rows-spanned="2">
            <text:p>1.6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style-name="ce49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ag 1:15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7"/>
          <table:table-cell table:style-name="ce45"/>
          <table:table-cell table:style-name="ce50" office:value-type="float" office:value="24.6" calcext:value-type="float" table:number-columns-spanned="1" table:number-rows-spanned="2">
            <text:p>24.6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8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style-name="ce49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ag 2:1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7"/>
          <table:table-cell table:style-name="ce45"/>
          <table:table-cell table:style-name="ce50" office:value-type="float" office:value="21.7" calcext:value-type="float" table:number-columns-spanned="1" table:number-rows-spanned="2">
            <text:p>21.7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8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style-name="ce49" table:number-columns-repeated="2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style-name="ce49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Sach 1:1</text:p>
          </table:table-cell>
          <table:table-cell table:style-name="ce3"/>
          <table:table-cell table:number-columns-repeated="2"/>
          <table:covered-table-cell table:number-columns-repeated="2"/>
          <table:table-cell table:number-columns-repeated="20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7"/>
          <table:table-cell table:style-name="ce45"/>
          <table:table-cell table:style-name="ce50" office:value-type="string" calcext:value-type="string" table:number-columns-spanned="1" table:number-rows-spanned="2">
            <text:p>8. Monat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8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27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9"/>
          <table:table-cell table:style-name="ce45"/>
          <table:table-cell table:style-name="ce49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Hag 2:10</text:p>
          </table:table-cell>
          <table:table-cell table:style-name="ce3"/>
          <table:table-cell table:number-columns-repeated="24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7"/>
          <table:table-cell table:style-name="ce45"/>
          <table:table-cell table:style-name="ce50" office:value-type="float" office:value="24.9" calcext:value-type="float" table:number-columns-spanned="1" table:number-rows-spanned="2">
            <text:p>24.9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8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27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9"/>
          <table:table-cell table:style-name="ce45"/>
          <table:table-cell table:style-name="ce49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Sach 1:7</text:p>
          </table:table-cell>
          <table:table-cell table:style-name="ce3"/>
          <table:table-cell table:number-columns-repeated="24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7"/>
          <table:table-cell table:style-name="ce45"/>
          <table:table-cell table:style-name="ce50" office:value-type="float" office:value="24.11" calcext:value-type="float" table:number-columns-spanned="1" table:number-rows-spanned="2">
            <text:p>24.11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/>
          <table:table-cell table:style-name="ce48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27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Sach 1:12</text:p>
          </table:table-cell>
          <table:table-cell table:style-name="ce3"/>
          <table:table-cell table:number-columns-repeated="24"/>
          <table:covered-table-cell table:style-name="ce30"/>
          <table:covered-table-cell/>
          <table:table-cell table:number-columns-repeated="5"/>
          <table:covered-table-cell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style-name="ce30"/>
          <table:covered-table-cell/>
          <table:table-cell table:number-columns-repeated="5"/>
          <table:covered-table-cell/>
          <table:table-cell table:number-columns-repeated="10"/>
        </table:table-row>
        <table:table-row table:style-name="ro2">
          <table:table-cell table:number-columns-repeated="27"/>
          <table:covered-table-cell table:style-name="ce30"/>
          <table:covered-table-cell/>
          <table:table-cell table:number-columns-repeated="5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714" calcext:value-type="float" table:number-columns-spanned="1" table:number-rows-spanned="2">
            <text:p>371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5"/>
          <table:covered-table-cell/>
          <table:table-cell table:number-columns-repeated="4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10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10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4"/>
          <table:table-cell table:style-name="ce46"/>
          <table:table-cell table:style-name="ce45"/>
          <table:table-cell table:style-name="ce49" office:value-type="float" office:value="3715" calcext:value-type="float" table:number-columns-spanned="1" table:number-rows-spanned="2">
            <text:p>371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4" calcext:value-type="float" table:number-columns-spanned="1" table:number-rows-spanned="7">
            <text:p>4</text:p>
          </table:table-cell>
          <table:covered-table-cell/>
          <table:table-cell table:number-columns-repeated="5"/>
          <table:covered-table-cell/>
          <table:table-cell table:number-columns-repeated="5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5"/>
          <table:table-cell table:style-name="ce45"/>
          <table:table-cell table:style-name="ce49" table:number-columns-repeated="2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Sach 7:1-5</text:p>
          </table:table-cell>
          <table:table-cell table:style-name="ce3"/>
          <table:table-cell table:number-columns-repeated="24"/>
          <table:covered-table-cell table:number-columns-repeated="2"/>
          <table:table-cell table:number-columns-repeated="5"/>
          <table:covered-table-cell/>
          <table:table-cell table:number-columns-repeated="4"/>
          <table:table-cell table:style-name="ce47"/>
          <table:table-cell table:style-name="ce45"/>
          <table:table-cell table:style-name="ce50" office:value-type="float" office:value="4.9" calcext:value-type="float" table:number-columns-spanned="1" table:number-rows-spanned="2">
            <text:p>4.9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number-columns-repeated="2"/>
          <table:table-cell table:number-columns-repeated="10"/>
          <table:table-cell table:style-name="ce48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6"/>
          <table:table-cell table:style-name="ce45"/>
          <table:table-cell table:style-name="ce49" office:value-type="float" office:value="3716" calcext:value-type="float" table:number-columns-spanned="1" table:number-rows-spanned="2">
            <text:p>371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5" calcext:value-type="float" table:number-columns-spanned="1" table:number-rows-spanned="4">
            <text:p>5</text:p>
          </table:table-cell>
          <table:covered-table-cell/>
          <table:table-cell table:number-columns-repeated="10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6"/>
          <table:table-cell table:style-name="ce45"/>
          <table:table-cell table:style-name="ce49" office:value-type="float" office:value="3717" calcext:value-type="float" table:number-columns-spanned="1" table:number-rows-spanned="2">
            <text:p>371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6" calcext:value-type="float" table:number-columns-spanned="1" table:number-rows-spanned="8">
            <text:p>6</text:p>
          </table:table-cell>
          <table:covered-table-cell/>
          <table:table-cell table:number-columns-repeated="10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style-name="ce6"/>
          <table:covered-table-cell/>
          <table:table-cell table:number-columns-repeated="11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style-name="ce6"/>
          <table:covered-table-cell/>
          <table:table-cell table:number-columns-repeated="11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style-name="ce6"/>
          <table:covered-table-cell/>
          <table:table-cell table:number-columns-repeated="11"/>
          <table:table-cell table:style-name="ce45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Esr 6:15</text:p>
          </table:table-cell>
          <table:table-cell table:style-name="ce3"/>
          <table:table-cell table:number-columns-repeated="24"/>
          <table:covered-table-cell table:style-name="ce6"/>
          <table:covered-table-cell/>
          <table:table-cell table:number-columns-repeated="10"/>
          <table:table-cell table:style-name="ce47"/>
          <table:table-cell table:style-name="ce45"/>
          <table:table-cell table:style-name="ce50" office:value-type="string" calcext:value-type="string" table:number-columns-spanned="1" table:number-rows-spanned="2">
            <text:p>3.12 (Adar)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number-columns-repeated="2"/>
          <table:table-cell table:number-columns-repeated="8"/>
          <table:table-cell table:style-name="ce14" office:value-type="string" calcext:value-type="string" table:number-columns-spanned="1" table:number-rows-spanned="111">
            <text:p>69 Wochen, Dan 9:24-25</text:p>
          </table:table-cell>
          <table:table-cell/>
          <table:table-cell table:style-name="ce48"/>
          <table:table-cell table:style-name="ce45"/>
          <table:covered-table-cell table:style-name="ce49"/>
          <table:table-cell table:style-name="ce49"/>
          <table:table-cell table:number-columns-repeated="2"/>
        </table:table-row>
        <table:table-row table:style-name="ro2">
          <table:table-cell table:number-columns-repeated="27"/>
          <table:covered-table-cell/>
          <table:table-cell table:number-columns-repeated="9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/>
          <table:table-cell table:number-columns-repeated="9"/>
          <table:covered-table-cell/>
          <table:table-cell/>
          <table:table-cell table:style-name="ce46"/>
          <table:table-cell table:style-name="ce45"/>
          <table:table-cell table:style-name="ce49" office:value-type="float" office:value="3718" calcext:value-type="float" table:number-columns-spanned="1" table:number-rows-spanned="2">
            <text:p>371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/>
          <table:table-cell table:style-name="ce46"/>
          <table:table-cell table:style-name="ce45"/>
          <table:table-cell table:style-name="ce49" office:value-type="float" office:value="3749" calcext:value-type="float" table:number-columns-spanned="1" table:number-rows-spanned="2">
            <text:p>3749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1"/>
          <table:table-cell table:style-name="ce34" office:value-type="string" calcext:value-type="string" table:number-columns-spanned="1" table:number-rows-spanned="34">
            <text:p>Ahasveros</text:p>
          </table:table-cell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750" calcext:value-type="float" table:number-columns-spanned="1" table:number-rows-spanned="2">
            <text:p>375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0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751" calcext:value-type="float" table:number-columns-spanned="1" table:number-rows-spanned="2">
            <text:p>375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0"/>
          <table:table-cell table:style-name="ce6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752" calcext:value-type="float" table:number-columns-spanned="1" table:number-rows-spanned="2">
            <text:p>375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0"/>
          <table:table-cell table:style-name="ce6" office:value-type="float" office:value="3" calcext:value-type="float" table:number-columns-spanned="1" table:number-rows-spanned="4">
            <text:p>3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Est 1:3</text:p>
          </table:table-cell>
          <table:table-cell table:style-name="ce3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753" calcext:value-type="float" table:number-columns-spanned="1" table:number-rows-spanned="2">
            <text:p>375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0"/>
          <table:table-cell table:style-name="ce6" office:value-type="float" office:value="4" calcext:value-type="float" table:number-columns-spanned="1" table:number-rows-spanned="5">
            <text:p>4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754" calcext:value-type="float" table:number-columns-spanned="1" table:number-rows-spanned="2">
            <text:p>375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0"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755" calcext:value-type="float" table:number-columns-spanned="1" table:number-rows-spanned="2">
            <text:p>375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0"/>
          <table:table-cell table:style-name="ce6" office:value-type="float" office:value="6" calcext:value-type="float" table:number-columns-spanned="1" table:number-rows-spanned="4">
            <text:p>6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756" calcext:value-type="float" table:number-columns-spanned="1" table:number-rows-spanned="2">
            <text:p>375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0"/>
          <table:table-cell table:style-name="ce6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Est 2:16</text:p>
          </table:table-cell>
          <table:table-cell table:style-name="ce3"/>
          <table:table-cell table:number-columns-repeated="27"/>
          <table:covered-table-cell table:number-columns-repeated="2"/>
          <table:table-cell table:number-columns-repeated="5"/>
          <table:covered-table-cell/>
          <table:table-cell/>
          <table:table-cell table:style-name="ce47"/>
          <table:table-cell table:style-name="ce45"/>
          <table:table-cell table:style-name="ce50" office:value-type="string" calcext:value-type="string" table:number-columns-spanned="1" table:number-rows-spanned="2">
            <text:p>x.10 (Tebeth)</text:p>
          </table:table-cell>
          <table:table-cell table:style-name="ce50"/>
          <table:table-cell table:number-columns-repeated="2"/>
        </table:table-row>
        <table:table-row table:style-name="ro2">
          <table:table-cell/>
          <table:covered-table-cell/>
          <table:table-cell table:style-name="ce4"/>
          <table:table-cell table:number-columns-repeated="27"/>
          <table:covered-table-cell table:number-columns-repeated="2"/>
          <table:table-cell table:number-columns-repeated="5"/>
          <table:covered-table-cell/>
          <table:table-cell/>
          <table:table-cell table:style-name="ce48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757" calcext:value-type="float" table:number-columns-spanned="1" table:number-rows-spanned="2">
            <text:p>375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1"/>
          <table:covered-table-cell/>
          <table:table-cell table:number-columns-repeated="5"/>
          <table:covered-table-cell/>
          <table:table-cell/>
          <table:table-cell table:style-name="ce46"/>
          <table:table-cell table:style-name="ce45"/>
          <table:table-cell table:style-name="ce49" office:value-type="float" office:value="3761" calcext:value-type="float" table:number-columns-spanned="1" table:number-rows-spanned="2">
            <text:p>3761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Est 3:7</text:p>
          </table:table-cell>
          <table:table-cell table:style-name="ce3"/>
          <table:table-cell table:number-columns-repeated="27"/>
          <table:table-cell table:style-name="ce6" office:value-type="float" office:value="12" calcext:value-type="float" table:number-columns-spanned="1" table:number-rows-spanned="4">
            <text:p>12</text:p>
          </table:table-cell>
          <table:covered-table-cell/>
          <table:table-cell table:number-columns-repeated="5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/>
          <table:covered-table-cell/>
          <table:table-cell table:style-name="ce4"/>
          <table:table-cell table:number-columns-repeated="27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 table:number-columns-repeated="2"/>
          <table:table-cell table:number-columns-repeated="5"/>
          <table:covered-table-cell/>
          <table:table-cell table:number-columns-repeated="7"/>
        </table:table-row>
        <table:table-row table:style-name="ro2">
          <table:table-cell table:number-columns-repeated="30"/>
          <table:covered-table-cell/>
          <table:table-cell table:number-columns-repeated="6"/>
          <table:covered-table-cell/>
          <table:table-cell/>
          <table:table-cell table:style-name="ce46"/>
          <table:table-cell table:style-name="ce45"/>
          <table:table-cell table:style-name="ce49" office:value-type="float" office:value="3762" calcext:value-type="float" table:number-columns-spanned="1" table:number-rows-spanned="2">
            <text:p>376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/>
          <table:table-cell table:style-name="ce46"/>
          <table:table-cell table:style-name="ce45"/>
          <table:table-cell table:style-name="ce49" office:value-type="float" office:value="3770" calcext:value-type="float" table:number-columns-spanned="1" table:number-rows-spanned="2">
            <text:p>377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28"/>
          <table:table-cell table:style-name="ce34" office:value-type="string" calcext:value-type="string" table:number-columns-spanned="1" table:number-rows-spanned="44">
            <text:p>Artasasta</text:p>
          </table:table-cell>
          <table:table-cell table:number-columns-repeated="8"/>
          <table:covered-table-cell/>
          <table:table-cell/>
          <table:table-cell table:style-name="ce46"/>
          <table:table-cell table:style-name="ce45"/>
          <table:table-cell table:style-name="ce49" office:value-type="float" office:value="3771" calcext:value-type="float" table:number-columns-spanned="1" table:number-rows-spanned="2">
            <text:p>377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6"/>
          <table:table-cell table:style-name="ce45"/>
          <table:table-cell table:style-name="ce49" office:value-type="float" office:value="3772" calcext:value-type="float" table:number-columns-spanned="1" table:number-rows-spanned="2">
            <text:p>377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6"/>
          <table:table-cell table:style-name="ce45"/>
          <table:table-cell table:style-name="ce49" office:value-type="float" office:value="3773" calcext:value-type="float" table:number-columns-spanned="1" table:number-rows-spanned="2">
            <text:p>377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6"/>
          <table:table-cell table:style-name="ce45"/>
          <table:table-cell table:style-name="ce49" office:value-type="float" office:value="3774" calcext:value-type="float" table:number-columns-spanned="1" table:number-rows-spanned="2">
            <text:p>3774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6"/>
          <table:table-cell table:style-name="ce45"/>
          <table:table-cell table:style-name="ce49" office:value-type="float" office:value="3775" calcext:value-type="float" table:number-columns-spanned="1" table:number-rows-spanned="2">
            <text:p>3775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6"/>
          <table:table-cell table:style-name="ce45"/>
          <table:table-cell table:style-name="ce49" office:value-type="float" office:value="3776" calcext:value-type="float" table:number-columns-spanned="1" table:number-rows-spanned="2">
            <text:p>377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6"/>
          <table:table-cell table:style-name="ce45"/>
          <table:table-cell table:style-name="ce49" office:value-type="float" office:value="3777" calcext:value-type="float" table:number-columns-spanned="1" table:number-rows-spanned="2">
            <text:p>377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7" calcext:value-type="float" table:number-columns-spanned="1" table:number-rows-spanned="4">
            <text:p>7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Esr 7:7</text:p>
          </table:table-cell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6"/>
          <table:table-cell table:style-name="ce45"/>
          <table:table-cell table:style-name="ce49" office:value-type="float" office:value="3778" calcext:value-type="float" table:number-columns-spanned="1" table:number-rows-spanned="2">
            <text:p>3778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 table:number-columns-repeated="4"/>
          <table:table-cell table:style-name="ce46"/>
          <table:table-cell table:style-name="ce49" office:value-type="float" office:value="-445" calcext:value-type="float" table:number-columns-spanned="1" table:number-rows-spanned="2">
            <text:p>-445</text:p>
          </table:table-cell>
          <table:table-cell table:style-name="ce8" office:value-type="string" calcext:value-type="string">
            <text:p>Sir Robert Anderson</text:p>
          </table:table-cell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46"/>
          <table:table-cell table:style-name="ce45"/>
          <table:table-cell table:style-name="ce49" office:value-type="float" office:value="3789" calcext:value-type="float" table:number-columns-spanned="1" table:number-rows-spanned="2">
            <text:p>3789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7"/>
          <table:table-cell table:style-name="ce6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6"/>
          <table:table-cell table:style-name="ce45"/>
          <table:table-cell table:style-name="ce49" office:value-type="float" office:value="3790" calcext:value-type="float" table:number-columns-spanned="1" table:number-rows-spanned="2">
            <text:p>3790</text:p>
          </table:table-cell>
          <table:table-cell table:style-name="ce49"/>
          <table:table-cell table:number-columns-repeated="2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Neh 2:1</text:p>
          </table:table-cell>
          <table:table-cell table:style-name="ce3"/>
          <table:table-cell table:number-columns-repeated="24"/>
          <table:table-cell table:style-name="ce6" office:value-type="float" office:value="20" calcext:value-type="float" table:number-columns-spanned="1" table:number-rows-spanned="4">
            <text:p>20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6"/>
          <table:table-cell table:style-name="ce45"/>
          <table:table-cell table:style-name="ce49" office:value-type="float" office:value="3791" calcext:value-type="float" table:number-columns-spanned="1" table:number-rows-spanned="2">
            <text:p>3791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8"/>
          <table:covered-table-cell/>
          <table:table-cell table:number-columns-repeated="8"/>
          <table:covered-table-cell/>
          <table:table-cell/>
          <table:table-cell table:style-name="ce46"/>
          <table:table-cell table:style-name="ce45"/>
          <table:table-cell table:style-name="ce49" office:value-type="float" office:value="3802" calcext:value-type="float" table:number-columns-spanned="1" table:number-rows-spanned="2">
            <text:p>3802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27"/>
          <table:table-cell table:style-name="ce6" office:value-type="float" office:value="32" calcext:value-type="float" table:number-columns-spanned="1" table:number-rows-spanned="9">
            <text:p>32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Neh 5:14</text:p>
          </table:table-cell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Neh 13:6</text:p>
          </table:table-cell>
          <table:table-cell table:style-name="ce3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/>
          <table:covered-table-cell/>
          <table:table-cell table:style-name="ce4"/>
          <table:table-cell table:number-columns-repeated="24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/>
          <table:table-cell table:number-columns-repeated="9"/>
          <table:covered-table-cell/>
          <table:table-cell/>
          <table:table-cell table:style-name="ce46"/>
          <table:table-cell table:style-name="ce45"/>
          <table:table-cell table:style-name="ce49" office:value-type="float" office:value="3803" calcext:value-type="float" table:number-columns-spanned="1" table:number-rows-spanned="2">
            <text:p>3803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4"/>
          <table:table-cell table:style-name="ce46"/>
          <table:table-cell table:style-name="ce49" office:value-type="float" office:value="-171" calcext:value-type="float" table:number-columns-spanned="1" table:number-rows-spanned="2">
            <text:p>-171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46">
            <office:annotation office:display="true" draw:style-name="gr2" draw:text-style-name="P3" svg:width="82.18pt" svg:height="21.34pt" svg:x="647.77pt" svg:y="12523.41pt" draw:caption-point-x="-124.21pt" draw:caption-point-y="-44.9pt">
              <dc:date>2016-11-16T00:00:00</dc:date>
              <text:p text:style-name="P1"><text:span text:style-name="T2">Todesjahr des Onias (2300 Tage/Abende)</text:span></text:p>
            </office:annotation>
          </table:table-cell>
          <table:table-cell table:style-name="ce45"/>
          <table:table-cell table:style-name="ce49" office:value-type="float" office:value="4063" calcext:value-type="float" table:number-columns-spanned="1" table:number-rows-spanned="2">
            <text:p>4063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/>
          <table:table-cell table:style-name="ce46"/>
          <table:table-cell table:style-name="ce45"/>
          <table:table-cell table:style-name="ce49" office:value-type="float" office:value="4146" calcext:value-type="float" table:number-columns-spanned="1" table:number-rows-spanned="2">
            <text:p>4146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45"/>
          <table:table-cell/>
          <table:table-cell table:style-name="ce46"/>
          <table:table-cell table:style-name="ce49" office:value-type="float" office:value="-37" calcext:value-type="float" table:number-columns-spanned="1" table:number-rows-spanned="2">
            <text:p>-37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46"/>
          <table:table-cell table:style-name="ce45"/>
          <table:table-cell table:style-name="ce49" office:value-type="float" office:value="4197" calcext:value-type="float" table:number-columns-spanned="1" table:number-rows-spanned="2">
            <text:p>4197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5"/>
          <table:table-cell table:style-name="ce6" office:value-type="string" calcext:value-type="string" table:number-columns-spanned="2" table:number-rows-spanned="6">
            <text:p>37 v. Chr. Übernimmt Herodes die Macht in Jerusalem</text:p>
          </table:table-cell>
          <table:covered-table-cell/>
          <table:table-cell/>
          <table:table-cell table:style-name="ce6" office:value-type="string" calcext:value-type="string" table:number-columns-spanned="2" table:number-rows-spanned="6">
            <text:p>Gem. Josephus ein Sab batjahr</text:p>
          </table:table-cell>
          <table:covered-table-cell/>
          <table:table-cell table:number-columns-repeated="27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 table:number-columns-repeated="7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7"/>
          <table:covered-table-cell/>
          <table:table-cell/>
          <table:table-cell table:style-name="ce46"/>
          <table:table-cell table:style-name="ce45"/>
          <table:table-cell table:style-name="ce49" office:value-type="float" office:value="4200" calcext:value-type="float" table:number-columns-spanned="1" table:number-rows-spanned="2">
            <text:p>4200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29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5"/>
          <table:covered-table-cell table:number-columns-repeated="2"/>
          <table:table-cell/>
          <table:covered-table-cell table:number-columns-repeated="2"/>
          <table:table-cell table:number-columns-repeated="35"/>
        </table:table-row>
        <table:table-row table:style-name="ro2">
          <table:table-cell table:number-columns-repeated="39"/>
          <table:table-cell table:style-name="ce46"/>
          <table:table-cell table:style-name="ce45"/>
          <table:table-cell table:style-name="ce49" office:value-type="float" office:value="4207" calcext:value-type="float" table:number-columns-spanned="1" table:number-rows-spanned="2">
            <text:p>4207</text:p>
          </table:table-cell>
          <table:table-cell table:style-name="ce49"/>
          <table:table-cell table:number-columns-repeated="2"/>
        </table:table-row>
        <table:table-row table:style-name="ro2">
          <table:table-cell table:number-columns-repeated="39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 table:number-rows-repeated="2">
          <table:table-cell table:number-columns-repeated="45"/>
        </table:table-row>
        <table:table-row table:style-name="ro2">
          <table:table-cell table:number-columns-repeated="42"/>
          <table:table-cell table:style-name="ce46"/>
          <table:table-cell table:style-name="ce49" office:value-type="float" office:value="-20" calcext:value-type="float" table:number-columns-spanned="1" table:number-rows-spanned="2">
            <text:p>-20</text:p>
          </table:table-cell>
          <table:table-cell/>
        </table:table-row>
        <table:table-row table:style-name="ro2">
          <table:table-cell table:number-columns-repeated="39"/>
          <table:table-cell table:style-name="ce46"/>
          <table:table-cell table:style-name="ce45"/>
          <table:table-cell table:style-name="ce49" office:value-type="float" office:value="4214" calcext:value-type="float" table:number-columns-spanned="1" table:number-rows-spanned="2">
            <text:p>4214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9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8"/>
          <table:table-cell table:style-name="ce35" office:value-type="string" calcext:value-type="string" table:number-columns-spanned="1" table:number-rows-spanned="144">
            <text:p>Tempelumbau unter Herodes (Joh 2:20) – Beginn 1000 Jahre nach Fertigstellung des Tempels unter Salomo</text:p>
          </table:table-cell>
          <table:table-cell table:number-columns-repeated="16"/>
        </table:table-row>
        <table:table-row table:style-name="ro2">
          <table:table-cell table:number-columns-repeated="28"/>
          <table:covered-table-cell/>
          <table:table-cell table:number-columns-repeated="10"/>
          <table:table-cell table:style-name="ce46"/>
          <table:table-cell table:style-name="ce45"/>
          <table:table-cell table:style-name="ce49" office:value-type="float" office:value="4215" calcext:value-type="float" table:number-columns-spanned="1" table:number-rows-spanned="2">
            <text:p>421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" calcext:value-type="float" table:number-columns-spanned="1" table:number-rows-spanned="3">
            <text:p>1</text:p>
          </table:table-cell>
          <table:covered-table-cell/>
          <table:table-cell table:number-columns-repeated="10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6"/>
          <table:table-cell table:style-name="ce45"/>
          <table:table-cell table:style-name="ce49" office:value-type="float" office:value="4216" calcext:value-type="float" table:number-columns-spanned="1" table:number-rows-spanned="2">
            <text:p>421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10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6"/>
          <table:table-cell table:style-name="ce45"/>
          <table:table-cell table:style-name="ce49" office:value-type="float" office:value="4217" calcext:value-type="float" table:number-columns-spanned="1" table:number-rows-spanned="2">
            <text:p>421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10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6"/>
          <table:table-cell table:style-name="ce45"/>
          <table:table-cell table:style-name="ce49" office:value-type="float" office:value="4218" calcext:value-type="float" table:number-columns-spanned="1" table:number-rows-spanned="2">
            <text:p>421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10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6"/>
          <table:table-cell table:style-name="ce45"/>
          <table:table-cell table:style-name="ce49" office:value-type="float" office:value="4219" calcext:value-type="float" table:number-columns-spanned="1" table:number-rows-spanned="2">
            <text:p>421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10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6"/>
          <table:table-cell table:style-name="ce45"/>
          <table:table-cell table:style-name="ce49" office:value-type="float" office:value="4220" calcext:value-type="float" table:number-columns-spanned="1" table:number-rows-spanned="2">
            <text:p>4220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10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6"/>
          <table:table-cell table:style-name="ce45"/>
          <table:table-cell table:style-name="ce49" office:value-type="float" office:value="4221" calcext:value-type="float" table:number-columns-spanned="1" table:number-rows-spanned="2">
            <text:p>422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10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6"/>
          <table:table-cell table:style-name="ce45"/>
          <table:table-cell table:style-name="ce49" office:value-type="float" office:value="4222" calcext:value-type="float" table:number-columns-spanned="1" table:number-rows-spanned="2">
            <text:p>4222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10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6"/>
          <table:table-cell table:style-name="ce45"/>
          <table:table-cell table:style-name="ce49" office:value-type="float" office:value="4223" calcext:value-type="float" table:number-columns-spanned="1" table:number-rows-spanned="2">
            <text:p>422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0" calcext:value-type="float" table:number-columns-spanned="1" table:number-rows-spanned="3">
            <text:p>0</text:p>
          </table:table-cell>
          <table:covered-table-cell/>
          <table:table-cell table:number-columns-repeated="10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6"/>
          <table:table-cell table:style-name="ce45"/>
          <table:table-cell table:style-name="ce49" office:value-type="float" office:value="4224" calcext:value-type="float" table:number-columns-spanned="1" table:number-rows-spanned="2">
            <text:p>422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10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6"/>
          <table:table-cell table:style-name="ce45"/>
          <table:table-cell table:style-name="ce49" office:value-type="float" office:value="4225" calcext:value-type="float" table:number-columns-spanned="1" table:number-rows-spanned="2">
            <text:p>422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10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6"/>
          <table:table-cell table:style-name="ce45"/>
          <table:table-cell table:style-name="ce49" office:value-type="float" office:value="4226" calcext:value-type="float" table:number-columns-spanned="1" table:number-rows-spanned="2">
            <text:p>422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10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6"/>
          <table:table-cell table:style-name="ce45"/>
          <table:table-cell table:style-name="ce49" office:value-type="float" office:value="4227" calcext:value-type="float" table:number-columns-spanned="1" table:number-rows-spanned="2">
            <text:p>422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10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6"/>
          <table:table-cell table:style-name="ce45"/>
          <table:table-cell table:style-name="ce49" office:value-type="float" office:value="4228" calcext:value-type="float" table:number-columns-spanned="1" table:number-rows-spanned="2">
            <text:p>422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4" calcext:value-type="float" table:number-columns-spanned="1" table:number-rows-spanned="3">
            <text:p>14</text:p>
          </table:table-cell>
          <table:covered-table-cell/>
          <table:table-cell table:number-columns-repeated="10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6"/>
          <table:table-cell table:style-name="ce45"/>
          <table:table-cell table:style-name="ce49" office:value-type="float" office:value="4229" calcext:value-type="float" table:number-columns-spanned="1" table:number-rows-spanned="2">
            <text:p>422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5" calcext:value-type="float" table:number-columns-spanned="1" table:number-rows-spanned="5">
            <text:p>15</text:p>
          </table:table-cell>
          <table:covered-table-cell/>
          <table:table-cell table:number-columns-repeated="10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11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16"/>
        </table:table-row>
        <table:table-row table:style-name="ro2">
          <table:table-cell table:number-columns-repeated="27"/>
          <table:covered-table-cell table:number-columns-repeated="2"/>
          <table:table-cell table:number-columns-repeated="13"/>
          <table:table-cell table:style-name="ce46"/>
          <table:table-cell table:style-name="ce49" office:value-type="float" office:value="-4" calcext:value-type="float" table:number-columns-spanned="1" table:number-rows-spanned="2">
            <text:p>-4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10"/>
          <table:table-cell table:style-name="ce46"/>
          <table:table-cell table:style-name="ce45"/>
          <table:table-cell table:style-name="ce49" office:value-type="float" office:value="4230" calcext:value-type="float" table:number-columns-spanned="1" table:number-rows-spanned="2">
            <text:p>4230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7"/>
          <table:table-cell table:style-name="ce6" office:value-type="float" office:value="16" calcext:value-type="float" table:number-columns-spanned="1" table:number-rows-spanned="4">
            <text:p>16</text:p>
          </table:table-cell>
          <table:covered-table-cell/>
          <table:table-cell table:number-columns-repeated="11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table-cell table:style-name="ce39" office:value-type="string" calcext:value-type="string" table:number-columns-spanned="1" table:number-rows-spanned="111">
            <text:p>Jesus Christus</text:p>
          </table:table-cell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/>
          <table:table-cell table:style-name="ce46"/>
          <table:table-cell table:style-name="ce45"/>
          <table:table-cell table:style-name="ce49" office:value-type="float" office:value="4231" calcext:value-type="float" table:number-columns-spanned="1" table:number-rows-spanned="2">
            <text:p>423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7" calcext:value-type="float" table:number-columns-spanned="1" table:number-rows-spanned="3">
            <text:p>17</text:p>
          </table:table-cell>
          <table:covered-table-cell/>
          <table:table-cell table:number-columns-repeated="8"/>
          <table:covered-table-cell table:style-name="ce39"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/>
          <table:table-cell table:style-name="ce46"/>
          <table:table-cell table:style-name="ce45"/>
          <table:table-cell table:style-name="ce49" office:value-type="float" office:value="4232" calcext:value-type="float" table:number-columns-spanned="1" table:number-rows-spanned="2">
            <text:p>4232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8" calcext:value-type="float" table:number-columns-spanned="1" table:number-rows-spanned="3">
            <text:p>18</text:p>
          </table:table-cell>
          <table:covered-table-cell/>
          <table:table-cell table:number-columns-repeated="8"/>
          <table:covered-table-cell table:style-name="ce39"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/>
          <table:table-cell table:style-name="ce46"/>
          <table:table-cell table:style-name="ce45"/>
          <table:table-cell table:style-name="ce49" office:value-type="float" office:value="4233" calcext:value-type="float" table:number-columns-spanned="1" table:number-rows-spanned="2">
            <text:p>423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19" calcext:value-type="float" table:number-columns-spanned="1" table:number-rows-spanned="3">
            <text:p>19</text:p>
          </table:table-cell>
          <table:covered-table-cell/>
          <table:table-cell table:number-columns-repeated="8"/>
          <table:covered-table-cell table:style-name="ce39"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/>
          <table:table-cell table:style-name="ce46"/>
          <table:table-cell table:style-name="ce45"/>
          <table:table-cell table:style-name="ce49" office:value-type="float" office:value="4234" calcext:value-type="float" table:number-columns-spanned="1" table:number-rows-spanned="2">
            <text:p>423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0" calcext:value-type="float" table:number-columns-spanned="1" table:number-rows-spanned="3">
            <text:p>20</text:p>
          </table:table-cell>
          <table:covered-table-cell/>
          <table:table-cell table:number-columns-repeated="8"/>
          <table:covered-table-cell table:style-name="ce39"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/>
          <table:table-cell table:style-name="ce46"/>
          <table:table-cell table:style-name="ce45"/>
          <table:table-cell table:style-name="ce49" office:value-type="float" office:value="4235" calcext:value-type="float" table:number-columns-spanned="1" table:number-rows-spanned="2">
            <text:p>423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1" calcext:value-type="float" table:number-columns-spanned="1" table:number-rows-spanned="3">
            <text:p>21</text:p>
          </table:table-cell>
          <table:covered-table-cell/>
          <table:table-cell table:number-columns-repeated="8"/>
          <table:covered-table-cell table:style-name="ce39"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/>
          <table:table-cell table:style-name="ce46"/>
          <table:table-cell table:style-name="ce45"/>
          <table:table-cell table:style-name="ce49" office:value-type="float" office:value="4236" calcext:value-type="float" table:number-columns-spanned="1" table:number-rows-spanned="2">
            <text:p>423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2" calcext:value-type="float" table:number-columns-spanned="1" table:number-rows-spanned="3">
            <text:p>22</text:p>
          </table:table-cell>
          <table:covered-table-cell/>
          <table:table-cell table:number-columns-repeated="8"/>
          <table:covered-table-cell table:style-name="ce39"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/>
          <table:table-cell table:style-name="ce46"/>
          <table:table-cell table:style-name="ce45"/>
          <table:table-cell table:style-name="ce49" office:value-type="float" office:value="4237" calcext:value-type="float" table:number-columns-spanned="1" table:number-rows-spanned="2">
            <text:p>423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3" calcext:value-type="float" table:number-columns-spanned="1" table:number-rows-spanned="3">
            <text:p>23</text:p>
          </table:table-cell>
          <table:covered-table-cell/>
          <table:table-cell table:number-columns-repeated="8"/>
          <table:covered-table-cell table:style-name="ce39"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/>
          <table:table-cell table:style-name="ce46"/>
          <table:table-cell table:style-name="ce45"/>
          <table:table-cell table:style-name="ce49" office:value-type="float" office:value="4238" calcext:value-type="float" table:number-columns-spanned="1" table:number-rows-spanned="2">
            <text:p>423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4" calcext:value-type="float" table:number-columns-spanned="1" table:number-rows-spanned="3">
            <text:p>24</text:p>
          </table:table-cell>
          <table:covered-table-cell/>
          <table:table-cell table:number-columns-repeated="8"/>
          <table:covered-table-cell table:style-name="ce39"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/>
          <table:table-cell table:style-name="ce46"/>
          <table:table-cell table:style-name="ce45"/>
          <table:table-cell table:style-name="ce49" office:value-type="float" office:value="4239" calcext:value-type="float" table:number-columns-spanned="1" table:number-rows-spanned="2">
            <text:p>423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5" calcext:value-type="float" table:number-columns-spanned="1" table:number-rows-spanned="3">
            <text:p>25</text:p>
          </table:table-cell>
          <table:covered-table-cell/>
          <table:table-cell table:number-columns-repeated="8"/>
          <table:covered-table-cell table:style-name="ce39"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/>
          <table:table-cell table:style-name="ce46"/>
          <table:table-cell table:style-name="ce45"/>
          <table:table-cell table:style-name="ce49" office:value-type="float" office:value="4240" calcext:value-type="float" table:number-columns-spanned="1" table:number-rows-spanned="2">
            <text:p>4240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6" calcext:value-type="float" table:number-columns-spanned="1" table:number-rows-spanned="3">
            <text:p>26</text:p>
          </table:table-cell>
          <table:covered-table-cell/>
          <table:table-cell table:number-columns-repeated="8"/>
          <table:covered-table-cell table:style-name="ce39"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/>
          <table:table-cell table:style-name="ce46"/>
          <table:table-cell table:style-name="ce45"/>
          <table:table-cell table:style-name="ce49" office:value-type="float" office:value="4241" calcext:value-type="float" table:number-columns-spanned="1" table:number-rows-spanned="2">
            <text:p>424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7" calcext:value-type="float" table:number-columns-spanned="1" table:number-rows-spanned="4">
            <text:p>27</text:p>
          </table:table-cell>
          <table:covered-table-cell/>
          <table:table-cell table:number-columns-repeated="8"/>
          <table:covered-table-cell table:style-name="ce39"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 table:style-name="ce39"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4"/>
          <table:table-cell table:style-name="ce46"/>
          <table:table-cell table:style-name="ce49" office:value-type="float" office:value="9" calcext:value-type="float" table:number-columns-spanned="1" table:number-rows-spanned="2">
            <text:p>9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6"/>
          <table:table-cell table:style-name="ce45"/>
          <table:table-cell table:style-name="ce49" office:value-type="float" office:value="4242" calcext:value-type="float" table:number-columns-spanned="1" table:number-rows-spanned="2">
            <text:p>4242</text:p>
          </table:table-cell>
          <table:table-cell table:style-name="ce4"/>
          <table:covered-table-cell/>
          <table:table-cell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Lk 2:42</text:p>
          </table:table-cell>
          <table:table-cell table:style-name="ce3"/>
          <table:table-cell table:number-columns-repeated="24"/>
          <table:table-cell table:style-name="ce6" office:value-type="float" office:value="28" calcext:value-type="float" table:number-columns-spanned="1" table:number-rows-spanned="3">
            <text:p>28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/>
          <table:covered-table-cell/>
          <table:table-cell table:number-columns-repeated="25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6"/>
          <table:table-cell table:style-name="ce45"/>
          <table:table-cell table:style-name="ce49" office:value-type="float" office:value="4243" calcext:value-type="float" table:number-columns-spanned="1" table:number-rows-spanned="2">
            <text:p>424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29" calcext:value-type="float" table:number-columns-spanned="1" table:number-rows-spanned="3">
            <text:p>29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6"/>
          <table:table-cell table:style-name="ce45"/>
          <table:table-cell table:style-name="ce49" office:value-type="float" office:value="4244" calcext:value-type="float" table:number-columns-spanned="1" table:number-rows-spanned="2">
            <text:p>424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30" calcext:value-type="float" table:number-columns-spanned="1" table:number-rows-spanned="3">
            <text:p>30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6"/>
          <table:table-cell table:style-name="ce45"/>
          <table:table-cell table:style-name="ce49" office:value-type="float" office:value="4245" calcext:value-type="float" table:number-columns-spanned="1" table:number-rows-spanned="2">
            <text:p>424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31" calcext:value-type="float" table:number-columns-spanned="1" table:number-rows-spanned="3">
            <text:p>31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 table:number-columns-repeated="4"/>
          <table:table-cell table:style-name="ce46"/>
          <table:table-cell table:style-name="ce49" office:value-type="float" office:value="13" calcext:value-type="float" table:number-columns-spanned="1" table:number-rows-spanned="2">
            <text:p>13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8"/>
          <table:covered-table-cell/>
          <table:table-cell/>
          <table:table-cell table:style-name="ce46"/>
          <table:table-cell table:style-name="ce45"/>
          <table:table-cell table:style-name="ce49" office:value-type="float" office:value="4246" calcext:value-type="float" table:number-columns-spanned="1" table:number-rows-spanned="2">
            <text:p>4246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7"/>
          <table:table-cell table:style-name="ce6" office:value-type="float" office:value="32" calcext:value-type="float" table:number-columns-spanned="1" table:number-rows-spanned="4">
            <text:p>32</text:p>
          </table:table-cell>
          <table:covered-table-cell/>
          <table:table-cell table:number-columns-repeated="8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table-cell table:style-name="ce6" office:value-type="float" office:value="1" calcext:value-type="float" table:number-columns-spanned="1" table:number-rows-spanned="3">
            <text:p>1</text:p>
          </table:table-cell>
          <table:table-cell table:style-name="ce39" office:value-type="string" calcext:value-type="string" table:number-columns-spanned="1" table:number-rows-spanned="50">
            <text:p>Tiberius</text:p>
          </table:table-cell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46"/>
          <table:table-cell table:style-name="ce49" office:value-type="float" office:value="14" calcext:value-type="float" table:number-columns-spanned="1" table:number-rows-spanned="2">
            <text:p>14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4247" calcext:value-type="float" table:number-columns-spanned="1" table:number-rows-spanned="2">
            <text:p>4247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7"/>
          <table:table-cell table:style-name="ce6" office:value-type="float" office:value="33" calcext:value-type="float" table:number-columns-spanned="1" table:number-rows-spanned="3">
            <text:p>33</text:p>
          </table:table-cell>
          <table:covered-table-cell/>
          <table:table-cell table:number-columns-repeated="4"/>
          <table:table-cell table:style-name="ce6" office:value-type="float" office:value="2" calcext:value-type="float" table:number-columns-spanned="1" table:number-rows-spanned="3">
            <text:p>2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4248" calcext:value-type="float" table:number-columns-spanned="1" table:number-rows-spanned="2">
            <text:p>424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34" calcext:value-type="float" table:number-columns-spanned="1" table:number-rows-spanned="3">
            <text:p>34</text:p>
          </table:table-cell>
          <table:covered-table-cell/>
          <table:table-cell table:number-columns-repeated="4"/>
          <table:table-cell table:style-name="ce6" office:value-type="float" office:value="3" calcext:value-type="float" table:number-columns-spanned="1" table:number-rows-spanned="3">
            <text:p>3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4249" calcext:value-type="float" table:number-columns-spanned="1" table:number-rows-spanned="2">
            <text:p>4249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35" calcext:value-type="float" table:number-columns-spanned="1" table:number-rows-spanned="3">
            <text:p>35</text:p>
          </table:table-cell>
          <table:covered-table-cell/>
          <table:table-cell table:number-columns-repeated="4"/>
          <table:table-cell table:style-name="ce6" office:value-type="float" office:value="4" calcext:value-type="float" table:number-columns-spanned="1" table:number-rows-spanned="3">
            <text:p>4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4250" calcext:value-type="float" table:number-columns-spanned="1" table:number-rows-spanned="2">
            <text:p>4250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36" calcext:value-type="float" table:number-columns-spanned="1" table:number-rows-spanned="3">
            <text:p>36</text:p>
          </table:table-cell>
          <table:covered-table-cell/>
          <table:table-cell table:number-columns-repeated="4"/>
          <table:table-cell table:style-name="ce6" office:value-type="float" office:value="5" calcext:value-type="float" table:number-columns-spanned="1" table:number-rows-spanned="3">
            <text:p>5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4251" calcext:value-type="float" table:number-columns-spanned="1" table:number-rows-spanned="2">
            <text:p>4251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37" calcext:value-type="float" table:number-columns-spanned="1" table:number-rows-spanned="3">
            <text:p>37</text:p>
          </table:table-cell>
          <table:covered-table-cell/>
          <table:table-cell table:number-columns-repeated="4"/>
          <table:table-cell table:style-name="ce6" office:value-type="float" office:value="6" calcext:value-type="float" table:number-columns-spanned="1" table:number-rows-spanned="3">
            <text:p>6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4252" calcext:value-type="float" table:number-columns-spanned="1" table:number-rows-spanned="2">
            <text:p>4252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38" calcext:value-type="float" table:number-columns-spanned="1" table:number-rows-spanned="3">
            <text:p>38</text:p>
          </table:table-cell>
          <table:covered-table-cell/>
          <table:table-cell table:number-columns-repeated="4"/>
          <table:table-cell table:style-name="ce6" office:value-type="float" office:value="7" calcext:value-type="float" table:number-columns-spanned="1" table:number-rows-spanned="3">
            <text:p>7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4253" calcext:value-type="float" table:number-columns-spanned="1" table:number-rows-spanned="2">
            <text:p>4253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39" calcext:value-type="float" table:number-columns-spanned="1" table:number-rows-spanned="3">
            <text:p>39</text:p>
          </table:table-cell>
          <table:covered-table-cell/>
          <table:table-cell table:number-columns-repeated="4"/>
          <table:table-cell table:style-name="ce6" office:value-type="float" office:value="8" calcext:value-type="float" table:number-columns-spanned="1" table:number-rows-spanned="3">
            <text:p>8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4254" calcext:value-type="float" table:number-columns-spanned="1" table:number-rows-spanned="2">
            <text:p>4254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40" calcext:value-type="float" table:number-columns-spanned="1" table:number-rows-spanned="3">
            <text:p>40</text:p>
          </table:table-cell>
          <table:covered-table-cell/>
          <table:table-cell table:number-columns-repeated="4"/>
          <table:table-cell table:style-name="ce6" office:value-type="float" office:value="9" calcext:value-type="float" table:number-columns-spanned="1" table:number-rows-spanned="3">
            <text:p>9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4255" calcext:value-type="float" table:number-columns-spanned="1" table:number-rows-spanned="2">
            <text:p>4255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41" calcext:value-type="float" table:number-columns-spanned="1" table:number-rows-spanned="3">
            <text:p>41</text:p>
          </table:table-cell>
          <table:covered-table-cell/>
          <table:table-cell table:number-columns-repeated="4"/>
          <table:table-cell table:style-name="ce6" office:value-type="float" office:value="10" calcext:value-type="float" table:number-columns-spanned="1" table:number-rows-spanned="3">
            <text:p>10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4256" calcext:value-type="float" table:number-columns-spanned="1" table:number-rows-spanned="2">
            <text:p>4256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42" calcext:value-type="float" table:number-columns-spanned="1" table:number-rows-spanned="3">
            <text:p>42</text:p>
          </table:table-cell>
          <table:covered-table-cell/>
          <table:table-cell table:number-columns-repeated="4"/>
          <table:table-cell table:style-name="ce6" office:value-type="float" office:value="11" calcext:value-type="float" table:number-columns-spanned="1" table:number-rows-spanned="3">
            <text:p>11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4257" calcext:value-type="float" table:number-columns-spanned="1" table:number-rows-spanned="2">
            <text:p>4257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43" calcext:value-type="float" table:number-columns-spanned="1" table:number-rows-spanned="3">
            <text:p>43</text:p>
          </table:table-cell>
          <table:covered-table-cell/>
          <table:table-cell table:number-columns-repeated="4"/>
          <table:table-cell table:style-name="ce6" office:value-type="float" office:value="12" calcext:value-type="float" table:number-columns-spanned="1" table:number-rows-spanned="3">
            <text:p>12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4258" calcext:value-type="float" table:number-columns-spanned="1" table:number-rows-spanned="2">
            <text:p>4258</text:p>
          </table:table-cell>
          <table:table-cell table:number-columns-repeated="3"/>
        </table:table-row>
        <table:table-row table:style-name="ro2">
          <table:table-cell table:number-columns-repeated="27"/>
          <table:table-cell table:style-name="ce6" office:value-type="float" office:value="44" calcext:value-type="float" table:number-columns-spanned="1" table:number-rows-spanned="3">
            <text:p>44</text:p>
          </table:table-cell>
          <table:covered-table-cell/>
          <table:table-cell table:number-columns-repeated="4"/>
          <table:table-cell table:style-name="ce6" office:value-type="float" office:value="13" calcext:value-type="float" table:number-columns-spanned="1" table:number-rows-spanned="3">
            <text:p>13</text:p>
          </table:table-cell>
          <table:covered-table-cell/>
          <table:table-cell table:number-columns-repeated="2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46"/>
          <table:table-cell table:style-name="ce49" office:value-type="float" office:value="26" calcext:value-type="float" table:number-columns-spanned="1" table:number-rows-spanned="2">
            <text:p>26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4259" calcext:value-type="float" table:number-columns-spanned="1" table:number-rows-spanned="2">
            <text:p>4259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7"/>
          <table:table-cell table:style-name="ce6" office:value-type="float" office:value="45" calcext:value-type="float" table:number-columns-spanned="1" table:number-rows-spanned="4">
            <text:p>45</text:p>
          </table:table-cell>
          <table:covered-table-cell/>
          <table:table-cell table:number-columns-repeated="4"/>
          <table:table-cell table:style-name="ce6" office:value-type="float" office:value="14" calcext:value-type="float" table:number-columns-spanned="1" table:number-rows-spanned="4">
            <text:p>14</text:p>
          </table:table-cell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46"/>
          <table:table-cell table:style-name="ce49" office:value-type="float" office:value="27" calcext:value-type="float" table:number-columns-spanned="1" table:number-rows-spanned="2">
            <text:p>27</text:p>
          </table:table-cell>
          <table:table-cell/>
        </table:table-row>
        <table:table-row table:style-name="ro2">
          <table:table-cell table:number-columns-repeated="27"/>
          <table:covered-table-cell table:number-columns-repeated="2"/>
          <table:table-cell table:number-columns-repeated="4"/>
          <table:covered-table-cell table:number-columns-repeated="2"/>
          <table:table-cell table:number-columns-repeated="2"/>
          <table:covered-table-cell/>
          <table:table-cell/>
          <table:table-cell table:style-name="ce46"/>
          <table:table-cell table:style-name="ce45"/>
          <table:table-cell table:style-name="ce49" office:value-type="float" office:value="4260" calcext:value-type="float" table:number-columns-spanned="1" table:number-rows-spanned="2">
            <text:p>4260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27"/>
          <table:table-cell table:style-name="ce6" office:value-type="float" office:value="46" calcext:value-type="float" table:number-columns-spanned="1" table:number-rows-spanned="8">
            <text:p>46</text:p>
          </table:table-cell>
          <table:covered-table-cell/>
          <table:table-cell table:number-columns-repeated="4"/>
          <table:table-cell table:style-name="ce6" office:value-type="float" office:value="15" calcext:value-type="float" table:number-columns-spanned="1" table:number-rows-spanned="8">
            <text:p>15</text:p>
          </table:table-cell>
          <table:covered-table-cell/>
          <table:table-cell table:number-columns-repeated="2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27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Lk 3:1</text:p>
          </table:table-cell>
          <table:table-cell table:style-name="ce3"/>
          <table:table-cell table:number-columns-repeated="24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number-columns-repeated="25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 table:number-columns-repeated="27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table-cell table:style-name="ce2" office:value-type="string" calcext:value-type="string" table:number-columns-spanned="1" table:number-rows-spanned="2">
            <text:p>Joh 2:20</text:p>
          </table:table-cell>
          <table:table-cell table:style-name="ce3"/>
          <table:table-cell table:number-columns-repeated="24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7"/>
        </table:table-row>
        <table:table-row table:style-name="ro2">
          <table:table-cell/>
          <table:covered-table-cell/>
          <table:table-cell table:number-columns-repeated="25"/>
          <table:covered-table-cell/>
          <table:table-cell table:number-columns-repeated="5"/>
          <table:covered-table-cell table:number-columns-repeated="2"/>
          <table:table-cell table:number-columns-repeated="2"/>
          <table:covered-table-cell/>
          <table:table-cell table:number-columns-repeated="4"/>
          <table:table-cell table:style-name="ce46"/>
          <table:table-cell table:style-name="ce49" office:value-type="float" office:value="28" calcext:value-type="float" table:number-columns-spanned="1" table:number-rows-spanned="2">
            <text:p>28</text:p>
          </table:table-cell>
          <table:table-cell/>
        </table:table-row>
        <table:table-row table:style-name="ro2">
          <table:table-cell table:number-columns-repeated="27"/>
          <table:covered-table-cell/>
          <table:table-cell table:number-columns-repeated="5"/>
          <table:covered-table-cell/>
          <table:table-cell table:number-columns-repeated="3"/>
          <table:covered-table-cell/>
          <table:table-cell/>
          <table:table-cell table:style-name="ce46"/>
          <table:table-cell table:style-name="ce45"/>
          <table:table-cell table:style-name="ce49" office:value-type="float" office:value="4261" calcext:value-type="float" table:number-columns-spanned="1" table:number-rows-spanned="2">
            <text:p>4261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4"/>
          <table:table-cell table:style-name="ce46"/>
          <table:table-cell table:style-name="ce49" office:value-type="float" office:value="29" calcext:value-type="float" table:number-columns-spanned="1" table:number-rows-spanned="2">
            <text:p>29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46"/>
          <table:table-cell table:style-name="ce45"/>
          <table:table-cell table:style-name="ce49" office:value-type="float" office:value="4262" calcext:value-type="float" table:number-columns-spanned="1" table:number-rows-spanned="2">
            <text:p>4262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7"/>
        </table:table-row>
        <table:table-row table:style-name="ro2">
          <table:table-cell table:number-columns-repeated="37"/>
          <table:covered-table-cell/>
          <table:table-cell table:number-columns-repeated="4"/>
          <table:table-cell table:style-name="ce46"/>
          <table:table-cell table:style-name="ce49" office:value-type="float" office:value="30" calcext:value-type="float" table:number-columns-spanned="1" table:number-rows-spanned="2">
            <text:p>30</text:p>
          </table:table-cell>
          <table:table-cell/>
        </table:table-row>
        <table:table-row table:style-name="ro2">
          <table:table-cell table:number-columns-repeated="37"/>
          <table:covered-table-cell/>
          <table:table-cell/>
          <table:table-cell table:style-name="ce46"/>
          <table:table-cell table:style-name="ce45"/>
          <table:table-cell table:style-name="ce49" office:value-type="float" office:value="4263" calcext:value-type="float" table:number-columns-spanned="1" table:number-rows-spanned="2">
            <text:p>4263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37"/>
          <table:covered-table-cell/>
          <table:table-cell table:number-columns-repeated="2"/>
          <table:table-cell table:style-name="ce45"/>
          <table:table-cell table:number-columns-repeated="4"/>
        </table:table-row>
        <table:table-row table:style-name="ro2">
          <table:table-cell table:number-columns-repeated="42"/>
          <table:table-cell table:style-name="ce46"/>
          <table:table-cell table:style-name="ce49" office:value-type="float" office:value="37" calcext:value-type="float" table:number-columns-spanned="1" table:number-rows-spanned="2">
            <text:p>37</text:p>
          </table:table-cell>
          <table:table-cell/>
        </table:table-row>
        <table:table-row table:style-name="ro2">
          <table:table-cell table:number-columns-repeated="39"/>
          <table:table-cell table:style-name="ce46"/>
          <table:table-cell table:style-name="ce45"/>
          <table:table-cell table:style-name="ce49" office:value-type="float" office:value="4270" calcext:value-type="float" table:number-columns-spanned="1" table:number-rows-spanned="2">
            <text:p>4270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9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44"/>
          <table:table-cell table:style-name="ce8" office:value-type="string" calcext:value-type="string">
            <text:p>Paulus’ Bekehrung</text:p>
          </table:table-cell>
        </table:table-row>
        <table:table-row table:style-name="ro2">
          <table:table-cell table:number-columns-repeated="42"/>
          <table:table-cell table:style-name="ce46"/>
          <table:table-cell table:style-name="ce49" office:value-type="float" office:value="70" calcext:value-type="float" table:number-columns-spanned="1" table:number-rows-spanned="2">
            <text:p>70</text:p>
          </table:table-cell>
          <table:table-cell/>
        </table:table-row>
        <table:table-row table:style-name="ro2">
          <table:table-cell table:number-columns-repeated="39"/>
          <table:table-cell table:style-name="ce46"/>
          <table:table-cell table:style-name="ce45"/>
          <table:table-cell table:style-name="ce49" office:value-type="float" office:value="4303" calcext:value-type="float" table:number-columns-spanned="1" table:number-rows-spanned="2">
            <text:p>4303</text:p>
          </table:table-cell>
          <table:table-cell table:style-name="ce4"/>
          <table:covered-table-cell/>
          <table:table-cell/>
        </table:table-row>
        <table:table-row table:style-name="ro2">
          <table:table-cell table:number-columns-repeated="39"/>
          <table:table-cell table:style-name="ce4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5"/>
          <table:table-cell table:style-name="ce49" table:number-columns-spanned="1" table:number-rows-spanned="2"/>
          <table:table-cell table:style-name="ce49"/>
          <table:table-cell table:number-columns-repeated="2"/>
        </table:table-row>
        <table:table-row table:style-name="ro2">
          <table:table-cell table:number-columns-repeated="40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5"/>
          <table:table-cell table:style-name="ce49" table:number-columns-spanned="1" table:number-rows-spanned="2"/>
          <table:table-cell table:style-name="ce49"/>
          <table:table-cell table:number-columns-repeated="2"/>
        </table:table-row>
        <table:table-row table:style-name="ro2">
          <table:table-cell table:number-columns-repeated="40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5"/>
          <table:table-cell table:style-name="ce49" table:number-columns-spanned="1" table:number-rows-spanned="2"/>
          <table:table-cell table:style-name="ce49"/>
          <table:table-cell table:number-columns-repeated="2"/>
        </table:table-row>
        <table:table-row table:style-name="ro2">
          <table:table-cell table:number-columns-repeated="40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5"/>
          <table:table-cell table:style-name="ce49" table:number-columns-spanned="1" table:number-rows-spanned="2"/>
          <table:table-cell table:style-name="ce49"/>
          <table:table-cell table:number-columns-repeated="2"/>
        </table:table-row>
        <table:table-row table:style-name="ro2">
          <table:table-cell table:number-columns-repeated="40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5"/>
          <table:table-cell table:style-name="ce49" table:number-columns-spanned="1" table:number-rows-spanned="2"/>
          <table:table-cell table:style-name="ce49"/>
          <table:table-cell table:number-columns-repeated="2"/>
        </table:table-row>
        <table:table-row table:style-name="ro2">
          <table:table-cell table:number-columns-repeated="40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5"/>
          <table:table-cell table:style-name="ce49" table:number-columns-spanned="1" table:number-rows-spanned="2"/>
          <table:table-cell table:style-name="ce49"/>
          <table:table-cell table:number-columns-repeated="2"/>
        </table:table-row>
        <table:table-row table:style-name="ro2">
          <table:table-cell table:number-columns-repeated="40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5"/>
          <table:table-cell table:style-name="ce49" table:number-columns-spanned="1" table:number-rows-spanned="2"/>
          <table:table-cell table:style-name="ce49"/>
          <table:table-cell table:number-columns-repeated="2"/>
        </table:table-row>
        <table:table-row table:style-name="ro2">
          <table:table-cell table:number-columns-repeated="40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5"/>
          <table:table-cell table:style-name="ce49" table:number-columns-spanned="1" table:number-rows-spanned="2"/>
          <table:table-cell table:style-name="ce49"/>
          <table:table-cell table:number-columns-repeated="2"/>
        </table:table-row>
        <table:table-row table:style-name="ro2">
          <table:table-cell table:number-columns-repeated="40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5"/>
          <table:table-cell table:style-name="ce49" table:number-columns-spanned="1" table:number-rows-spanned="2"/>
          <table:table-cell table:style-name="ce49"/>
          <table:table-cell table:number-columns-repeated="2"/>
        </table:table-row>
        <table:table-row table:style-name="ro2">
          <table:table-cell table:number-columns-repeated="40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5"/>
          <table:table-cell table:style-name="ce49" table:number-columns-spanned="1" table:number-rows-spanned="2"/>
          <table:table-cell table:style-name="ce49"/>
          <table:table-cell table:number-columns-repeated="2"/>
        </table:table-row>
        <table:table-row table:style-name="ro2">
          <table:table-cell table:number-columns-repeated="40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5"/>
          <table:table-cell table:style-name="ce49" table:number-columns-spanned="1" table:number-rows-spanned="2"/>
          <table:table-cell table:style-name="ce49"/>
          <table:table-cell table:number-columns-repeated="2"/>
        </table:table-row>
        <table:table-row table:style-name="ro2">
          <table:table-cell table:number-columns-repeated="40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5"/>
          <table:table-cell table:style-name="ce49" table:number-columns-spanned="1" table:number-rows-spanned="2"/>
          <table:table-cell table:style-name="ce49"/>
          <table:table-cell table:number-columns-repeated="2"/>
        </table:table-row>
        <table:table-row table:style-name="ro2">
          <table:table-cell table:number-columns-repeated="40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5"/>
          <table:table-cell table:style-name="ce49" table:number-columns-spanned="1" table:number-rows-spanned="2"/>
          <table:table-cell table:style-name="ce49"/>
          <table:table-cell table:number-columns-repeated="2"/>
        </table:table-row>
        <table:table-row table:style-name="ro2">
          <table:table-cell table:number-columns-repeated="40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5"/>
          <table:table-cell table:style-name="ce49" table:number-columns-spanned="1" table:number-rows-spanned="2"/>
          <table:table-cell table:style-name="ce49"/>
          <table:table-cell table:number-columns-repeated="2"/>
        </table:table-row>
        <table:table-row table:style-name="ro2">
          <table:table-cell table:number-columns-repeated="40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5"/>
          <table:table-cell table:style-name="ce49" table:number-columns-spanned="1" table:number-rows-spanned="2"/>
          <table:table-cell table:style-name="ce49"/>
          <table:table-cell table:number-columns-repeated="2"/>
        </table:table-row>
        <table:table-row table:style-name="ro2">
          <table:table-cell table:number-columns-repeated="40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5"/>
          <table:table-cell table:style-name="ce49" table:number-columns-spanned="1" table:number-rows-spanned="2"/>
          <table:table-cell table:style-name="ce49"/>
          <table:table-cell table:number-columns-repeated="2"/>
        </table:table-row>
        <table:table-row table:style-name="ro2">
          <table:table-cell table:number-columns-repeated="40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5"/>
          <table:table-cell table:style-name="ce49" table:number-columns-spanned="1" table:number-rows-spanned="2"/>
          <table:table-cell table:style-name="ce49"/>
          <table:table-cell table:number-columns-repeated="2"/>
        </table:table-row>
        <table:table-row table:style-name="ro2">
          <table:table-cell table:number-columns-repeated="40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5"/>
          <table:table-cell table:style-name="ce49" table:number-columns-spanned="1" table:number-rows-spanned="2"/>
          <table:table-cell table:style-name="ce49"/>
          <table:table-cell table:number-columns-repeated="2"/>
        </table:table-row>
        <table:table-row table:style-name="ro2">
          <table:table-cell table:number-columns-repeated="40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5"/>
          <table:table-cell table:style-name="ce49" table:number-columns-spanned="1" table:number-rows-spanned="2"/>
          <table:table-cell table:style-name="ce49"/>
          <table:table-cell table:number-columns-repeated="2"/>
        </table:table-row>
        <table:table-row table:style-name="ro2">
          <table:table-cell table:number-columns-repeated="40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5"/>
          <table:table-cell table:style-name="ce49" table:number-columns-spanned="1" table:number-rows-spanned="2"/>
          <table:table-cell table:style-name="ce49"/>
          <table:table-cell table:number-columns-repeated="2"/>
        </table:table-row>
        <table:table-row table:style-name="ro2">
          <table:table-cell table:number-columns-repeated="40"/>
          <table:table-cell table:style-name="ce45"/>
          <table:covered-table-cell/>
          <table:table-cell table:number-columns-repeated="3"/>
        </table:table-row>
        <table:table-row table:style-name="ro2">
          <table:table-cell table:number-columns-repeated="45"/>
        </table:table-row>
        <table:table-row table:style-name="ro2">
          <table:table-cell table:number-columns-repeated="40"/>
          <table:table-cell table:style-name="ce45"/>
          <table:table-cell table:style-name="ce49" table:number-columns-spanned="1" table:number-rows-spanned="2"/>
          <table:table-cell table:style-name="ce49"/>
          <table:table-cell table:number-columns-repeated="2"/>
        </table:table-row>
        <table:table-row table:style-name="ro2">
          <table:table-cell table:number-columns-repeated="40"/>
          <table:table-cell table:style-name="ce45"/>
          <table:covered-table-cell/>
          <table:table-cell table:number-columns-repeated="3"/>
        </table:table-row>
        <table:table-row table:style-name="ro2" table:number-rows-repeated="3988">
          <table:table-cell table:number-columns-repeated="45"/>
        </table:table-row>
        <table:table-row table:style-name="ro2">
          <table:table-cell table:number-columns-repeated="4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841.89pt" fo:page-height="595.3pt" style:num-format="1" style:print-orientation="landscape" fo:margin-top="14.4pt" fo:margin-bottom="14.4pt" fo:margin-left="14.4pt" fo:margin-right="14.4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6">00/00/0000</text:date>, <text:time style:data-style-name="N2" text:time-value="20:34:20.12696615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31T08:11:42.442548100</meta:creation-date>
    <meta:generator>LibreOffice/5.1.3.2$Linux_X86_64 LibreOffice_project/10m0$Build-2</meta:generator>
    <dc:date>2016-11-16T20:43:11.634671667</dc:date>
    <meta:editing-duration>P1DT7H47M28S</meta:editing-duration>
    <meta:editing-cycles>243</meta:editing-cycles>
    <meta:document-statistic meta:table-count="1" meta:cell-count="1227" meta:object-count="0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

sub Main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AlignmentRotation"
args3(0).Value = 27000

dispatcher.executeDispatch(document, ".uno:AlignmentRotation", "", 0, args3())

rem ----------------------------------------------------------------------
dim args4(7) as new com.sun.star.beans.PropertyValue
args4(0).Name = "BorderOuter.LeftBorder"
args4(0).Value = Array(0,0,26,0,0,26)
args4(1).Name = "BorderOuter.LeftDistance"
args4(1).Value = 0
args4(2).Name = "BorderOuter.RightBorder"
args4(2).Value = Array(0,0,26,0,0,26)
args4(3).Name = "BorderOuter.RightDistance"
args4(3).Value = 0
args4(4).Name = "BorderOuter.TopBorder"
args4(4).Value = Array(0,0,26,0,0,26)
args4(5).Name = "BorderOuter.TopDistance"
args4(5).Value = 0
args4(6).Name = "BorderOuter.BottomBorder"
args4(6).Value = Array(0,0,26,0,0,26)
args4(7).Name = "BorderOuter.BottomDistance"
args4(7).Value = 0

dispatcher.executeDispatch(document, ".uno:BorderOuter", "", 0, args4())


end sub



sub VerticalBorder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8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7) as new com.sun.star.beans.PropertyValue
args5(0).Name = "BorderOuter.LeftBorder"
args5(0).Value = Array(0,0,26,0,0,26)
args5(1).Name = "BorderOuter.LeftDistance"
args5(1).Value = 0
args5(2).Name = "BorderOuter.RightBorder"
args5(2).Value = Array(0,0,26,0,0,26)
args5(3).Name = "BorderOuter.RightDistance"
args5(3).Value = 0

args5(4).Name = "BorderOuter.TopBorder"
REM args5(4).Value = Array(0,0,26,0,0,26)
args5(4).Value = Array(0,0,0,0,0,0)

args5(5).Name = "BorderOuter.TopDistance"
args5(5).Value = 0
args5(6).Name = "BorderOuter.BottomBorder"
args5(6).Value = Array(0,0,26,0,0,26)
args5(7).Name = "BorderOuter.BottomDistance"
args5(7).Value = 0

dispatcher.executeDispatch(document, ".uno:BorderOuter", "", 0, args5())


end sub


sub Merge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MergeCells", "", 0, Array())

rem ----------------------------------------------------------------------
dim args2(2) as new com.sun.star.beans.PropertyValue
args2(0).Name = "FontHeight.Height"
args2(0).Value = 5
args2(1).Name = "FontHeight.Prop"
args2(1).Value = 100
args2(2).Name = "FontHeight.Diff"
args2(2).Value = 0

dispatcher.executeDispatch(document, ".uno:FontHeight", "", 0, args2())

rem ----------------------------------------------------------------------
dim args3(0) as new com.sun.star.beans.PropertyValue
args3(0).Name = "VerticalJustification"
args3(0).Value = 1

dispatcher.executeDispatch(document, ".uno:VerticalJustification", "", 0, args3())

rem ----------------------------------------------------------------------
dim args4(0) as new com.sun.star.beans.PropertyValue
args4(0).Name = "AlignmentRotation"
args4(0).Value = 27000

dispatcher.executeDispatch(document, ".uno:AlignmentRotation", "", 0, args4())

rem ----------------------------------------------------------------------
dim args5(0) as new com.sun.star.beans.PropertyValue
args5(0).Name = "WrapText"
args5(0).Value = true

dispatcher.executeDispatch(document, ".uno:WrapText", "", 0, args5())


end sub



sub Kommentar
   sheet = thiscomponent.getcurrentcontroller.activesheet
   cell = ThisComponent.getCurrentSelection() 
   sheet.Annotations.insertNew(cell.getCellAddress(), "TODO")
   cell.Annotation.isVisible = True
   
   	
   oNote = cell.Annotation
   oShape = oNote.AnnotationShape
   rem	oShape.FillColor = colorcode
   'oShape.Font="Arial"
   oShape.CharHeight = 7


end sub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